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91pt"/>
    </style:style>
    <style:style style:name="co3" style:family="table-column">
      <style:table-column-properties fo:break-before="auto" style:column-width="62.5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3.2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35.21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23.95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22"/>
    <style:style style:name="ce2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2">
      <style:text-properties fo:font-weight="bold" style:font-weight-asian="bold" style:font-weight-complex="bold"/>
    </style:style>
    <style:style style:name="ce7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12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2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123"/>
    <style:style style:name="ce12" style:family="table-cell" style:parent-style-name="Default" style:data-style-name="N122">
      <style:table-cell-properties fo:wrap-option="wrap"/>
    </style:style>
    <style:style style:name="ce13" style:family="table-cell" style:parent-style-name="Default" style:data-style-name="N124"/>
    <style:style style:name="ce14" style:family="table-cell" style:parent-style-name="Default" style:data-style-name="N2"/>
    <style:style style:name="ce15" style:family="table-cell" style:parent-style-name="Default" style:data-style-name="N2"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 style:data-style-name="N3">
      <style:table-cell-properties fo:wrap-option="wrap"/>
    </style:style>
    <style:style style:name="ce19" style:family="table-cell" style:parent-style-name="Default" style:data-style-name="N11">
      <style:table-cell-properties fo:wrap-option="wrap"/>
    </style:style>
    <style:style style:name="ce20" style:family="table-cell" style:parent-style-name="Default" style:data-style-name="N11"/>
  </office:automatic-styles>
  <office:body>
    <office:spreadsheet>
      <table:calculation-settings table:automatic-find-labels="false"/>
      <table:table table:name="comparison" table:style-name="ta1">
        <office:forms form:automatic-focus="false" form:apply-design-mode="false"/>
        <table:table-column table:style-name="co1" table:number-columns-repeated="6" table:default-cell-style-name="ce1"/>
        <table:table-column table:style-name="co1" table:default-cell-style-name="ce11"/>
        <table:table-column table:style-name="co2" table:default-cell-style-name="ce1"/>
        <table:table-column table:style-name="co3" table:default-cell-style-name="ce14"/>
        <table:table-column table:style-name="co1" table:number-columns-repeated="1015" table:default-cell-style-name="ce1"/>
        <table:table-row table:style-name="ro1">
          <table:table-cell/>
          <table:table-cell table:style-name="ce3" office:value-type="string" calcext:value-type="string">
            <text:p>8 is </text:p>
          </table:table-cell>
          <table:table-cell table:style-name="ce7" office:value-type="string" calcext:value-type="string">
            <text:p>Management consulting</text:p>
          </table:table-cell>
          <table:table-cell table:number-columns-repeated="2" table:style-name="ce5" office:value-type="string" calcext:value-type="string">
            <text:p>Management consulting</text:p>
          </table:table-cell>
          <table:table-cell table:style-name="ce5"/>
          <table:table-cell table:style-name="ce9" office:value-type="string" calcext:value-type="string">
            <text:p>Precision engineering</text:p>
          </table:table-cell>
          <table:table-cell table:style-name="ce12" office:value-type="string" calcext:value-type="string">
            <text:p>Current condition at Mapper</text:p>
          </table:table-cell>
          <table:table-cell table:number-columns-repeated="3"/>
          <table:table-cell table:style-name="ce6" office:value-type="string" calcext:value-type="string">
            <text:p>Transferrable Skills</text:p>
          </table:table-cell>
          <table:table-cell table:number-columns-repeated="8"/>
          <table:table-cell table:style-name="ce6" office:value-type="string" calcext:value-type="string">
            <text:p>Skills</text:p>
          </table:table-cell>
          <table:table-cell table:number-columns-repeated="1003"/>
        </table:table-row>
        <table:table-row table:style-name="ro2">
          <table:table-cell/>
          <table:table-cell table:style-name="ce4" office:value-type="string" calcext:value-type="string">
            <text:p>“/5”</text:p>
          </table:table-cell>
          <table:table-cell table:style-name="ce5" office:value-type="float" office:value="3" calcext:value-type="float">
            <text:p>3.0</text:p>
          </table:table-cell>
          <table:table-cell table:style-name="ce5" table:formula="of:=2" office:value-type="float" office:value="2" calcext:value-type="float">
            <text:p>2.0</text:p>
          </table:table-cell>
          <table:table-cell table:style-name="ce5" office:value-type="float" office:value="3.5" calcext:value-type="float">
            <text:p>3.5</text:p>
          </table:table-cell>
          <table:table-cell table:style-name="ce5" office:value-type="float" office:value="1" calcext:value-type="float">
            <text:p>1.0</text:p>
          </table:table-cell>
          <table:table-cell table:style-name="ce9" office:value-type="float" office:value="3" calcext:value-type="float">
            <text:p>3.000</text:p>
          </table:table-cell>
          <table:table-cell table:style-name="ce13" office:value-type="float" office:value="0.03" calcext:value-type="float">
            <text:p>0.0300</text:p>
          </table:table-cell>
          <table:table-cell/>
          <table:table-cell table:formula="of:=SUM([.C2:.H2])*10*10" office:value-type="float" office:value="1253" calcext:value-type="float">
            <text:p>1253.0</text:p>
          </table:table-cell>
          <table:table-cell/>
          <table:table-cell table:number-columns-repeated="6"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formula="of:=SUM([.L2:.R2])" office:value-type="float" office:value="6.5" calcext:value-type="float">
            <text:p>6.5</text:p>
          </table:table-cell>
          <table:table-cell/>
          <table:table-cell table:number-columns-repeated="3" office:value-type="float" office:value="1" calcext:value-type="float">
            <text:p>1.0</text:p>
          </table:table-cell>
          <table:table-cell table:number-columns-repeated="1001"/>
        </table:table-row>
        <table:table-row table:style-name="ro3">
          <table:table-cell/>
          <table:table-cell table:style-name="ce3" office:value-type="string" calcext:value-type="string">
            <text:p>Options //10</text:p>
          </table:table-cell>
          <table:table-cell table:style-name="ce8" office:value-type="string" calcext:value-type="string">
            <text:p>Skills</text:p>
          </table:table-cell>
          <table:table-cell table:style-name="ce8" office:value-type="string" calcext:value-type="string">
            <text:p>Connections </text:p>
          </table:table-cell>
          <table:table-cell table:style-name="ce8" office:value-type="string" calcext:value-type="string">
            <text:p>Credentials</text:p>
          </table:table-cell>
          <table:table-cell table:style-name="ce8" office:value-type="string" calcext:value-type="string">
            <text:p>Runway</text:p>
          </table:table-cell>
          <table:table-cell table:style-name="ce10" office:value-type="string" calcext:value-type="string">
            <text:p>Personal fit</text:p>
          </table:table-cell>
          <table:table-cell table:style-name="ce6" office:value-type="string" calcext:value-type="string">
            <text:p>Supporting conditions/Job satisfaction</text:p>
          </table:table-cell>
          <table:table-cell table:style-name="ce15" office:value-type="string" calcext:value-type="string">
            <text:p>Impact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string" calcext:value-type="string">
            <text:p>Personal prod</text:p>
          </table:table-cell>
          <table:table-cell office:value-type="string" calcext:value-type="string">
            <text:p>Critical thinking</text:p>
          </table:table-cell>
          <table:table-cell office:value-type="string" calcext:value-type="string">
            <text:p>learn quickly</text:p>
          </table:table-cell>
          <table:table-cell office:value-type="string" calcext:value-type="string">
            <text:p>Decision-making</text:p>
          </table:table-cell>
          <table:table-cell office:value-type="string" calcext:value-type="string">
            <text:p>Social skills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team workingish</text:p>
          </table:table-cell>
          <table:table-cell table:style-name="ce16" office:value-type="string" calcext:value-type="string">
            <text:p>Transferable skills</text:p>
          </table:table-cell>
          <table:table-cell table:style-name="ce16"/>
          <table:table-cell table:style-name="ce6" office:value-type="string" calcext:value-type="string">
            <text:p>Trans skills</text:p>
          </table:table-cell>
          <table:table-cell table:style-name="ce6" office:value-type="string" calcext:value-type="string">
            <text:p>Knowledge</text:p>
          </table:table-cell>
          <table:table-cell table:style-name="ce6" office:value-type="string" calcext:value-type="string">
            <text:p>Personality trait</text:p>
          </table:table-cell>
          <table:table-cell office:value-type="string" calcext:value-type="string">
            <text:p>AVG</text:p>
          </table:table-cell>
          <table:table-cell table:number-columns-repeated="1000"/>
        </table:table-row>
        <table:table-row table:style-name="ro4">
          <table:table-cell table:style-name="ce2" office:value-type="string" calcext:value-type="string" table:number-columns-spanned="1" table:number-rows-spanned="3">
            <text:p>design</text:p>
          </table:table-cell>
          <table:table-cell table:style-name="ce5" office:value-type="string" calcext:value-type="string">
            <text:p>design engineering in netherlands earning to give</text:p>
          </table:table-cell>
          <table:table-cell table:style-name="ce4" table:formula="of:=[.X4]" office:value-type="float" office:value="5.02564102564103" calcext:value-type="float">
            <text:p>5.0</text:p>
          </table:table-cell>
          <table:table-cell table:style-name="ce4" office:value-type="float" office:value="3" calcext:value-type="float">
            <text:p>3.0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5" calcext:value-type="float">
            <text:p>5.0</text:p>
          </table:table-cell>
          <table:table-cell table:style-name="ce9" office:value-type="float" office:value="10" calcext:value-type="float">
            <text:p>10.000</text:p>
          </table:table-cell>
          <table:table-cell office:value-type="float" office:value="8" calcext:value-type="float">
            <text:p>8.0</text:p>
          </table:table-cell>
          <table:table-cell table:formula="of:=300/100000*10" office:value-type="float" office:value="0.03" calcext:value-type="float">
            <text:p>0.03</text:p>
          </table:table-cell>
          <table:table-cell table:formula="of:=([.C4]*[.C$2]+[.D4]*[.D$2]+[.E4]*[.E$2]+[.F4]*[.F$2]+[.G4]*[.G$2]+[.H4]*[.H$2])*[.I4]" office:value-type="float" office:value="2.10950769230769" calcext:value-type="float">
            <text:p>2.1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7" calcext:value-type="float">
            <text:p>7.0</text:p>
          </table:table-cell>
          <table:table-cell office:value-type="float" office:value="5" calcext:value-type="float">
            <text:p>5.0</text:p>
          </table:table-cell>
          <table:table-cell table:number-columns-repeated="2" office:value-type="float" office:value="4" calcext:value-type="float">
            <text:p>4.0</text:p>
          </table:table-cell>
          <table:table-cell office:value-type="float" office:value="6" calcext:value-type="float">
            <text:p>6.0</text:p>
          </table:table-cell>
          <table:table-cell table:formula="of:=[.L4]*[.L$2]+[.M4]*[.M$2]+[.N4]*[.N$2]+[.O4]*[.O$2]+[.P4]*[.P$2]+[.Q4]*[.Q$2]+[.R4]*[.R$2]" office:value-type="float" office:value="33" calcext:value-type="float">
            <text:p>33.0</text:p>
          </table:table-cell>
          <table:table-cell/>
          <table:table-cell table:formula="of:=[.S4]/[.S$2]" office:value-type="float" office:value="5.07692307692308" calcext:value-type="float">
            <text:p>5.1</text:p>
          </table:table-cell>
          <table:table-cell table:number-columns-repeated="2" office:value-type="float" office:value="5" calcext:value-type="float">
            <text:p>5.0</text:p>
          </table:table-cell>
          <table:table-cell table:formula="of:=([.U4]*[.U$2]+[.V4]*[.V$2]+[.W4]*[.W$2])/SUM([.U$2:.W$2])" office:value-type="float" office:value="5.02564102564103" calcext:value-type="float">
            <text:p>5.0</text:p>
          </table:table-cell>
          <table:table-cell table:number-columns-repeated="1000"/>
        </table:table-row>
        <table:table-row table:style-name="ro5">
          <table:covered-table-cell/>
          <table:table-cell table:style-name="ce5" office:value-type="string" calcext:value-type="string">
            <text:p>Design engineering with start up impact</text:p>
          </table:table-cell>
          <table:table-cell table:style-name="ce4" table:formula="of:=[.X5]" office:value-type="float" office:value="5.02564102564103" calcext:value-type="float">
            <text:p>5.0</text:p>
          </table:table-cell>
          <table:table-cell table:style-name="ce4" table:number-columns-repeated="3"/>
          <table:table-cell table:style-name="ce9" office:value-type="float" office:value="0.003" calcext:value-type="float">
            <text:p>0.003</text:p>
          </table:table-cell>
          <table:table-cell office:value-type="float" office:value="8" calcext:value-type="float">
            <text:p>8.0</text:p>
          </table:table-cell>
          <table:table-cell table:formula="of:=21000/100000*10" office:value-type="float" office:value="2.1" calcext:value-type="float">
            <text:p>2.10</text:p>
          </table:table-cell>
          <table:table-cell table:formula="of:=([.C5]*[.C$2]+[.D5]*[.D$2]+[.E5]*[.E$2]+[.F5]*[.F$2]+[.G5]*[.G$2]+[.H5]*[.H$2])*[.I5]" office:value-type="float" office:value="32.1844384615385" calcext:value-type="float">
            <text:p>32.2</text:p>
          </table:table-cell>
          <table:table-cell table:number-columns-repeated="8"/>
          <table:table-cell table:formula="of:=[.S4]" office:value-type="float" office:value="33" calcext:value-type="float">
            <text:p>33.0</text:p>
          </table:table-cell>
          <table:table-cell/>
          <table:table-cell table:formula="of:=[.S5]/[.S$2]" office:value-type="float" office:value="5.07692307692308" calcext:value-type="float">
            <text:p>5.1</text:p>
          </table:table-cell>
          <table:table-cell table:formula="of:=[.V4]" office:value-type="float" office:value="5" calcext:value-type="float">
            <text:p>5.0</text:p>
          </table:table-cell>
          <table:table-cell table:formula="of:=[.W4]" office:value-type="float" office:value="5" calcext:value-type="float">
            <text:p>5.0</text:p>
          </table:table-cell>
          <table:table-cell table:formula="of:=([.U5]*[.U$2]+[.V5]*[.V$2]+[.W5]*[.W$2])/SUM([.U$2:.W$2])" office:value-type="float" office:value="5.02564102564103" calcext:value-type="float">
            <text:p>5.0</text:p>
          </table:table-cell>
          <table:table-cell table:number-columns-repeated="1000"/>
        </table:table-row>
        <table:table-row table:style-name="ro4">
          <table:covered-table-cell/>
          <table:table-cell table:style-name="ce5" office:value-type="string" calcext:value-type="string">
            <text:p>design engineering with moving to ngo in operations</text:p>
          </table:table-cell>
          <table:table-cell table:style-name="ce4" table:formula="of:=[.X6]" office:value-type="float" office:value="5.02564102564103" calcext:value-type="float">
            <text:p>5.0</text:p>
          </table:table-cell>
          <table:table-cell table:style-name="ce4" table:number-columns-repeated="3"/>
          <table:table-cell table:style-name="ce9" office:value-type="float" office:value="6.4" calcext:value-type="float">
            <text:p>6.400</text:p>
          </table:table-cell>
          <table:table-cell/>
          <table:table-cell table:formula="of:=970/100000*10" office:value-type="float" office:value="0.097" calcext:value-type="float">
            <text:p>0.10</text:p>
          </table:table-cell>
          <table:table-cell table:formula="of:=([.C6]*[.C$2]+[.D6]*[.D$2]+[.E6]*[.E$2]+[.F6]*[.F$2]+[.G6]*[.G$2]+[.H6]*[.H$2])*[.I6]" office:value-type="float" office:value="3.32486153846154" calcext:value-type="float">
            <text:p>3.3</text:p>
          </table:table-cell>
          <table:table-cell table:number-columns-repeated="8"/>
          <table:table-cell table:formula="of:=[.S4]" office:value-type="float" office:value="33" calcext:value-type="float">
            <text:p>33.0</text:p>
          </table:table-cell>
          <table:table-cell/>
          <table:table-cell table:formula="of:=[.S6]/[.S$2]" office:value-type="float" office:value="5.07692307692308" calcext:value-type="float">
            <text:p>5.1</text:p>
          </table:table-cell>
          <table:table-cell table:formula="of:=[.V4]" office:value-type="float" office:value="5" calcext:value-type="float">
            <text:p>5.0</text:p>
          </table:table-cell>
          <table:table-cell table:formula="of:=[.W5]" office:value-type="float" office:value="5" calcext:value-type="float">
            <text:p>5.0</text:p>
          </table:table-cell>
          <table:table-cell table:formula="of:=([.U6]*[.U$2]+[.V6]*[.V$2]+[.W6]*[.W$2])/SUM([.U$2:.W$2])" office:value-type="float" office:value="5.02564102564103" calcext:value-type="float">
            <text:p>5.0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DS earning to give</text:p>
          </table:table-cell>
          <table:table-cell table:style-name="ce4" table:formula="of:=[.X7]" office:value-type="float" office:value="6.66666666666667" calcext:value-type="float">
            <text:p>6.7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7" calcext:value-type="float">
            <text:p>7.0</text:p>
          </table:table-cell>
          <table:table-cell table:style-name="ce4" office:value-type="float" office:value="5" calcext:value-type="float">
            <text:p>5.0</text:p>
          </table:table-cell>
          <table:table-cell table:style-name="ce9" office:value-type="float" office:value="10" calcext:value-type="float">
            <text:p>10.000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office:value-type="float" office:value="6" calcext:value-type="float">
            <text:p>6.0</text:p>
          </table:table-cell>
          <table:table-cell office:value-type="float" office:value="8" calcext:value-type="float">
            <text:p>8.0</text:p>
          </table:table-cell>
          <table:table-cell office:value-type="float" office:value="7" calcext:value-type="float">
            <text:p>7.0</text:p>
          </table:table-cell>
          <table:table-cell office:value-type="float" office:value="6" calcext:value-type="float">
            <text:p>6.0</text:p>
          </table:table-cell>
          <table:table-cell office:value-type="float" office:value="4" calcext:value-type="float">
            <text:p>4.0</text:p>
          </table:table-cell>
          <table:table-cell office:value-type="float" office:value="4.5" calcext:value-type="float">
            <text:p>4.5</text:p>
          </table:table-cell>
          <table:table-cell office:value-type="float" office:value="7" calcext:value-type="float">
            <text:p>7.0</text:p>
          </table:table-cell>
          <table:table-cell table:formula="of:=[.L7]*[.L$2]+[.M7]*[.M$2]+[.N7]*[.N$2]+[.O7]*[.O$2]+[.P7]*[.P$2]+[.Q7]*[.Q$2]+[.R7]*[.R$2]" office:value-type="float" office:value="39" calcext:value-type="float">
            <text:p>39.0</text:p>
          </table:table-cell>
          <table:table-cell/>
          <table:table-cell table:formula="of:=[.S7]/[.S$2]" office:value-type="float" office:value="6" calcext:value-type="float">
            <text:p>6.0</text:p>
          </table:table-cell>
          <table:table-cell office:value-type="float" office:value="8" calcext:value-type="float">
            <text:p>8.0</text:p>
          </table:table-cell>
          <table:table-cell office:value-type="float" office:value="6" calcext:value-type="float">
            <text:p>6.0</text:p>
          </table:table-cell>
          <table:table-cell table:formula="of:=([.U7]*[.U$2]+[.V7]*[.V$2]+[.W7]*[.W$2])/SUM([.U$2:.W$2])" office:value-type="float" office:value="6.66666666666667" calcext:value-type="float">
            <text:p>6.7</text:p>
          </table:table-cell>
          <table:table-cell table:number-columns-repeated="1000"/>
        </table:table-row>
        <table:table-row table:style-name="ro3">
          <table:table-cell/>
          <table:table-cell table:style-name="ce5" office:value-type="string" calcext:value-type="string">
            <text:p>DS in Startups</text:p>
          </table:table-cell>
          <table:table-cell table:style-name="ce4" table:number-columns-repeated="4"/>
          <table:table-cell table:style-name="ce9"/>
          <table:table-cell table:number-columns-repeated="1017"/>
        </table:table-row>
        <table:table-row table:style-name="ro3">
          <table:table-cell/>
          <table:table-cell table:style-name="ce5" office:value-type="string" calcext:value-type="string">
            <text:p>DS in NGO</text:p>
          </table:table-cell>
          <table:table-cell table:style-name="ce4" table:number-columns-repeated="4"/>
          <table:table-cell table:style-name="ce9"/>
          <table:table-cell table:number-columns-repeated="1017"/>
        </table:table-row>
        <table:table-row table:style-name="ro3">
          <table:table-cell/>
          <table:table-cell table:style-name="ce5" office:value-type="string" calcext:value-type="string">
            <text:p>programming</text:p>
          </table:table-cell>
          <table:table-cell table:style-name="ce4" table:number-columns-repeated="2"/>
          <table:table-cell table:style-name="Default"/>
          <table:table-cell table:style-name="ce4"/>
          <table:table-cell table:style-name="ce9"/>
          <table:table-cell table:number-columns-repeated="4"/>
          <table:table-cell office:value-type="float" office:value="6" calcext:value-type="float">
            <text:p>6.0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.0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.0</text:p>
          </table:table-cell>
          <table:table-cell office:value-type="float" office:value="6.5" calcext:value-type="float">
            <text:p>6.5</text:p>
          </table:table-cell>
          <table:table-cell table:formula="of:=[.L10]*[.L$2]+[.M10]*[.M$2]+[.N10]*[.N$2]+[.O10]*[.O$2]+[.P10]*[.P$2]+[.Q10]*[.Q$2]+[.R10]*[.R$2]" office:value-type="float" office:value="36.25" calcext:value-type="float">
            <text:p>36.3</text:p>
          </table:table-cell>
          <table:table-cell/>
          <table:table-cell table:formula="of:=[.S10]/[.S$2]" office:value-type="float" office:value="5.57692307692308" calcext:value-type="float">
            <text:p>5.6</text:p>
          </table:table-cell>
          <table:table-cell office:value-type="float" office:value="7.5" calcext:value-type="float">
            <text:p>7.5</text:p>
          </table:table-cell>
          <table:table-cell office:value-type="float" office:value="6" calcext:value-type="float">
            <text:p>6.0</text:p>
          </table:table-cell>
          <table:table-cell table:formula="of:=([.U10]*[.U$2]+[.V10]*[.V$2]+[.W10]*[.W$2])/SUM([.U$2:.W$2])" office:value-type="float" office:value="6.35897435897436" calcext:value-type="float">
            <text:p>6.4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Machine learning PhD</text:p>
          </table:table-cell>
          <table:table-cell table:style-name="ce4" table:number-columns-repeated="4"/>
          <table:table-cell table:style-name="ce9"/>
          <table:table-cell table:number-columns-repeated="11"/>
          <table:table-cell table:formula="of:=[.L11]*[.L$2]+[.M11]*[.M$2]+[.N11]*[.N$2]+[.O11]*[.O$2]+[.P11]*[.P$2]+[.Q11]*[.Q$2]+[.R11]*[.R$2]" office:value-type="float" office:value="0" calcext:value-type="float">
            <text:p>0.0</text:p>
          </table:table-cell>
          <table:table-cell/>
          <table:table-cell table:formula="of:=[.S11]/[.S$2]" office:value-type="float" office:value="0" calcext:value-type="float">
            <text:p>0.0</text:p>
          </table:table-cell>
          <table:table-cell table:number-columns-repeated="2"/>
          <table:table-cell table:formula="of:=([.U11]*[.U$2]+[.V11]*[.V$2]+[.W11]*[.W$2])/SUM([.U$2:.W$2])" office:value-type="float" office:value="0" calcext:value-type="float">
            <text:p>0.0</text:p>
          </table:table-cell>
          <table:table-cell table:number-columns-repeated="1000"/>
        </table:table-row>
        <table:table-row table:style-name="ro3">
          <table:table-cell/>
          <table:table-cell office:value-type="string" calcext:value-type="string">
            <text:p>Economics PhD</text:p>
          </table:table-cell>
          <table:table-cell table:number-columns-repeated="16"/>
          <table:table-cell table:formula="of:=[.L12]*[.L$2]+[.M12]*[.M$2]+[.N12]*[.N$2]+[.O12]*[.O$2]+[.P12]*[.P$2]+[.Q12]*[.Q$2]+[.R12]*[.R$2]" office:value-type="float" office:value="0" calcext:value-type="float">
            <text:p>0.0</text:p>
          </table:table-cell>
          <table:table-cell/>
          <table:table-cell table:formula="of:=[.S12]/[.S$2]" office:value-type="float" office:value="0" calcext:value-type="float">
            <text:p>0.0</text:p>
          </table:table-cell>
          <table:table-cell table:number-columns-repeated="2"/>
          <table:table-cell table:formula="of:=([.U12]*[.U$2]+[.V12]*[.V$2]+[.W12]*[.W$2])/SUM([.U10:.W10])" office:value-type="float" office:value="0" calcext:value-type="float">
            <text:p>0.0</text:p>
          </table:table-cell>
          <table:table-cell table:number-columns-repeated="1000"/>
        </table:table-row>
        <table:table-row table:style-name="ro3">
          <table:table-cell/>
          <table:table-cell office:value-type="string" calcext:value-type="string">
            <text:p>Working in an NGO like 80k hours</text:p>
          </table:table-cell>
          <table:table-cell table:number-columns-repeated="16"/>
          <table:table-cell table:formula="of:=[.L13]*[.L$2]+[.M13]*[.M$2]+[.N13]*[.N$2]+[.O13]*[.O$2]+[.P13]*[.P$2]+[.Q13]*[.Q$2]+[.R13]*[.R$2]" office:value-type="float" office:value="0" calcext:value-type="float">
            <text:p>0.0</text:p>
          </table:table-cell>
          <table:table-cell/>
          <table:table-cell table:formula="of:=[.S13]/[.S$2]" office:value-type="float" office:value="0" calcext:value-type="float">
            <text:p>0.0</text:p>
          </table:table-cell>
          <table:table-cell table:number-columns-repeated="1003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/>
          <table:table-cell table:style-name="ce6" office:value-type="string" calcext:value-type="string">
            <text:p>80k stuff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ongressional staffer</text:p>
          </table:table-cell>
          <table:table-cell table:number-columns-repeated="1022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 compunding" table:style-name="ta1">
        <office:forms form:automatic-focus="false" form:apply-design-mode="false"/>
        <table:table-column table:style-name="co1" table:default-cell-style-name="ce17"/>
        <table:table-column table:style-name="co1" table:number-columns-repeated="2" table:default-cell-style-name="ce18"/>
        <table:table-column table:style-name="co1" table:default-cell-style-name="ce17"/>
        <table:table-column table:style-name="co1" table:default-cell-style-name="ce12"/>
        <table:table-column table:style-name="co1" table:number-columns-repeated="1019" table:default-cell-style-name="ce17"/>
        <table:table-row table:style-name="ro6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15% of earning</text:p>
          </table:table-cell>
          <table:table-cell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6000" calcext:value-type="float">
            <text:p>46,000</text:p>
          </table:table-cell>
          <table:table-cell table:formula="of:=[.$H$9]*[.B2]" office:value-type="float" office:value="9200" calcext:value-type="float">
            <text:p>9,200</text:p>
          </table:table-cell>
          <table:table-cell office:value-type="float" office:value="4000" calcext:value-type="float">
            <text:p>4000</text:p>
          </table:table-cell>
          <table:table-cell table:formula="of:=[.C2]/[.D2]" office:value-type="float" office:value="2.3" calcext:value-type="float">
            <text:p>2.3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[.B2]*(1+[.$H$4])^(1)" office:value-type="float" office:value="47840" calcext:value-type="float">
            <text:p>47,840</text:p>
          </table:table-cell>
          <table:table-cell table:formula="of:=[.$H$9]*[.B3]" office:value-type="float" office:value="9568" calcext:value-type="float">
            <text:p>9,568</text:p>
          </table:table-cell>
          <table:table-cell table:style-name="ce18"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2.34509803921569" calcext:value-type="float">
            <text:p>2.3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[.B3]*(1+[.$H$4])^(1)" office:value-type="float" office:value="49753.6" calcext:value-type="float">
            <text:p>49,754</text:p>
          </table:table-cell>
          <table:table-cell table:formula="of:=[.$H$9]*[.B4]" office:value-type="float" office:value="9950.72" calcext:value-type="float">
            <text:p>9,951</text:p>
          </table:table-cell>
          <table:table-cell table:style-name="ce18"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2.39108035371011" calcext:value-type="float">
            <text:p>2.4</text:p>
          </table:table-cell>
          <table:table-cell/>
          <table:table-cell office:value-type="string" calcext:value-type="string">
            <text:p>interest</text:p>
          </table:table-cell>
          <table:table-cell table:style-name="ce19" office:value-type="percentage" office:value="0.04" calcext:value-type="percentage">
            <text:p>4.00%</text:p>
          </table:table-cell>
          <table:table-cell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[.B4]*(1+[.$H$4])^(1)" office:value-type="float" office:value="51743.744" calcext:value-type="float">
            <text:p>51,744</text:p>
          </table:table-cell>
          <table:table-cell table:formula="of:=[.$H$9]*[.B5]" office:value-type="float" office:value="10348.7488" calcext:value-type="float">
            <text:p>10,349</text:p>
          </table:table-cell>
          <table:table-cell table:style-name="ce18"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2.43796428221423" calcext:value-type="float">
            <text:p>2.4</text:p>
          </table:table-cell>
          <table:table-cell/>
          <table:table-cell office:value-type="string" calcext:value-type="string">
            <text:p>inflation</text:p>
          </table:table-cell>
          <table:table-cell table:style-name="ce19" office:value-type="percentage" office:value="0.02" calcext:value-type="percentage">
            <text:p>2.00%</text:p>
          </table:table-cell>
          <table:table-cell table:number-columns-repeated="1016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[.B5]*(1+[.$H$4])^(1)" office:value-type="float" office:value="53813.49376" calcext:value-type="float">
            <text:p>53,813</text:p>
          </table:table-cell>
          <table:table-cell table:formula="of:=[.$H$9]*[.B6]" office:value-type="float" office:value="10762.698752" calcext:value-type="float">
            <text:p>10,763</text:p>
          </table:table-cell>
          <table:table-cell table:style-name="ce18"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2.48576750343412" calcext:value-type="float">
            <text:p>2.5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*(1+[.$H$7])^(1)" office:value-type="float" office:value="60540.18048" calcext:value-type="float">
            <text:p>60,540</text:p>
          </table:table-cell>
          <table:table-cell table:formula="of:=[.$H$9]*[.B7]" office:value-type="float" office:value="12108.036096" calcext:value-type="float">
            <text:p>12,108</text:p>
          </table:table-cell>
          <table:table-cell table:style-name="ce18"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2.74165533466998" calcext:value-type="float">
            <text:p>2.7</text:p>
          </table:table-cell>
          <table:table-cell/>
          <table:table-cell office:value-type="string" calcext:value-type="string">
            <text:p>every5 year interest</text:p>
          </table:table-cell>
          <table:table-cell table:style-name="ce19" office:value-type="percentage" office:value="0.125" calcext:value-type="percentage">
            <text:p>12.50%</text:p>
          </table:table-cell>
          <table:table-cell table:number-columns-repeated="1016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[.B7]*(1+[.$H$4])^(1)" office:value-type="float" office:value="62961.7876992" calcext:value-type="float">
            <text:p>62,962</text:p>
          </table:table-cell>
          <table:table-cell table:formula="of:=[.$H$9]*[.B8]" office:value-type="float" office:value="12592.35753984" calcext:value-type="float">
            <text:p>12,592</text:p>
          </table:table-cell>
          <table:table-cell table:style-name="ce18"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2.79541328240861" calcext:value-type="float">
            <text:p>2.8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8]*(1+[.$H$4])^(1)" office:value-type="float" office:value="65480.259207168" calcext:value-type="float">
            <text:p>65,480</text:p>
          </table:table-cell>
          <table:table-cell table:formula="of:=[.$H$9]*[.B9]" office:value-type="float" office:value="13096.0518414336" calcext:value-type="float">
            <text:p>13,096</text:p>
          </table:table-cell>
          <table:table-cell table:style-name="ce18"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2.85022530755388" calcext:value-type="float">
            <text:p>2.9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19" office:value-type="percentage" office:value="0.2" calcext:value-type="percentage">
            <text:p>20.00%</text:p>
          </table:table-cell>
          <table:table-cell table:number-columns-repeated="1016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[.B9]*(1+[.$H$4])^(1)" office:value-type="float" office:value="68099.4695754547" calcext:value-type="float">
            <text:p>68,099</text:p>
          </table:table-cell>
          <table:table-cell table:formula="of:=[.$H$9]*[.B10]" office:value-type="float" office:value="13619.8939150909" calcext:value-type="float">
            <text:p>13,620</text:p>
          </table:table-cell>
          <table:table-cell table:style-name="ce18"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2.90611207829023" calcext:value-type="float">
            <text:p>2.9</text:p>
          </table:table-cell>
          <table:table-cell table:formula="of:=SUM([.E2:.E9])" office:value-type="float" office:value="20.3472041032066" calcext:value-type="float">
            <text:p>20.3472041032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[.B10]*(1+[.$H$4])^(1)" office:value-type="float" office:value="70823.4483584729" calcext:value-type="float">
            <text:p>70,823</text:p>
          </table:table-cell>
          <table:table-cell table:formula="of:=[.$H$9]*[.B11]" office:value-type="float" office:value="14164.6896716946" calcext:value-type="float">
            <text:p>14,165</text:p>
          </table:table-cell>
          <table:table-cell table:style-name="ce18"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2.96309466806062" calcext:value-type="float">
            <text:p>3.0</text:p>
          </table:table-cell>
          <table:table-cell table:number-columns-repeated="1019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[.B11]*(1+[.$H$7])^(1)" office:value-type="float" office:value="79676.379403282" calcext:value-type="float">
            <text:p>79,676</text:p>
          </table:table-cell>
          <table:table-cell table:formula="of:=[.$H$9]*[.B12]" office:value-type="float" office:value="15935.2758806564" calcext:value-type="float">
            <text:p>15,935</text:p>
          </table:table-cell>
          <table:table-cell table:style-name="ce18"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3.26811911918451" calcext:value-type="float">
            <text:p>3.3</text:p>
          </table:table-cell>
          <table:table-cell table:number-columns-repeated="1019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[.B12]*(1+[.$H$4])^(1)" office:value-type="float" office:value="82863.4345794133" calcext:value-type="float">
            <text:p>82,863</text:p>
          </table:table-cell>
          <table:table-cell table:formula="of:=[.$H$9]*[.B13]" office:value-type="float" office:value="16572.6869158827" calcext:value-type="float">
            <text:p>16,573</text:p>
          </table:table-cell>
          <table:table-cell table:style-name="ce18"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3.33219988622734" calcext:value-type="float">
            <text:p>3.3</text:p>
          </table:table-cell>
          <table:table-cell table:number-columns-repeated="1019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[.B13]*(1+[.$H$4])^(1)" office:value-type="float" office:value="86177.9719625898" calcext:value-type="float">
            <text:p>86,178</text:p>
          </table:table-cell>
          <table:table-cell table:formula="of:=[.$H$9]*[.B14]" office:value-type="float" office:value="17235.594392518" calcext:value-type="float">
            <text:p>17,236</text:p>
          </table:table-cell>
          <table:table-cell table:style-name="ce18"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3.39753713889847" calcext:value-type="float">
            <text:p>3.4</text:p>
          </table:table-cell>
          <table:table-cell table:number-columns-repeated="1019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[.B14]*(1+[.$H$4])^(1)" office:value-type="float" office:value="89625.0908410934" calcext:value-type="float">
            <text:p>89,625</text:p>
          </table:table-cell>
          <table:table-cell table:formula="of:=[.$H$9]*[.B15]" office:value-type="float" office:value="17925.0181682187" calcext:value-type="float">
            <text:p>17,925</text:p>
          </table:table-cell>
          <table:table-cell table:style-name="ce18"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3.46415551417099" calcext:value-type="float">
            <text:p>3.5</text:p>
          </table:table-cell>
          <table:table-cell table:number-columns-repeated="1019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[.B15]*(1+[.$H$4])^(1)" office:value-type="float" office:value="93210.0944747372" calcext:value-type="float">
            <text:p>93,210</text:p>
          </table:table-cell>
          <table:table-cell table:formula="of:=[.$H$9]*[.B16]" office:value-type="float" office:value="18642.0188949474" calcext:value-type="float">
            <text:p>18,642</text:p>
          </table:table-cell>
          <table:table-cell table:style-name="ce18"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3.53208013209591" calcext:value-type="float">
            <text:p>3.5</text:p>
          </table:table-cell>
          <table:table-cell table:number-columns-repeated="1019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[.B16]*(1+[.$H$7])^(1)" office:value-type="float" office:value="104861.356284079" calcext:value-type="float">
            <text:p>104,861</text:p>
          </table:table-cell>
          <table:table-cell table:formula="of:=[.$H$9]*[.B17]" office:value-type="float" office:value="20972.2712568159" calcext:value-type="float">
            <text:p>20,972</text:p>
          </table:table-cell>
          <table:table-cell table:style-name="ce18"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3.89567661628225" calcext:value-type="float">
            <text:p>3.9</text:p>
          </table:table-cell>
          <table:table-cell table:number-columns-repeated="1019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[.B17]*(1+[.$H$4])^(1)" office:value-type="float" office:value="109055.810535442" calcext:value-type="float">
            <text:p>109,056</text:p>
          </table:table-cell>
          <table:table-cell table:formula="of:=[.$H$9]*[.B18]" office:value-type="float" office:value="21811.1621070885" calcext:value-type="float">
            <text:p>21,811</text:p>
          </table:table-cell>
          <table:table-cell table:style-name="ce18"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3.97206243228779" calcext:value-type="float">
            <text:p>4.0</text:p>
          </table:table-cell>
          <table:table-cell table:number-columns-repeated="1019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[.B18]*(1+[.$H$4])^(1)" office:value-type="float" office:value="113418.04295686" calcext:value-type="float">
            <text:p>113,418</text:p>
          </table:table-cell>
          <table:table-cell table:formula="of:=[.$H$9]*[.B19]" office:value-type="float" office:value="22683.608591372" calcext:value-type="float">
            <text:p>22,684</text:p>
          </table:table-cell>
          <table:table-cell table:style-name="ce18"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4.04994600939147" calcext:value-type="float">
            <text:p>4.0</text:p>
          </table:table-cell>
          <table:table-cell table:number-columns-repeated="1019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[.B19]*(1+[.$H$4])^(1)" office:value-type="float" office:value="117954.764675135" calcext:value-type="float">
            <text:p>117,955</text:p>
          </table:table-cell>
          <table:table-cell table:formula="of:=[.$H$9]*[.B20]" office:value-type="float" office:value="23590.9529350269" calcext:value-type="float">
            <text:p>23,591</text:p>
          </table:table-cell>
          <table:table-cell table:style-name="ce18"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4.12935671545797" calcext:value-type="float">
            <text:p>4.1</text:p>
          </table:table-cell>
          <table:table-cell table:number-columns-repeated="1019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[.B20]*(1+[.$H$4])^(1)" office:value-type="float" office:value="122672.95526214" calcext:value-type="float">
            <text:p>122,673</text:p>
          </table:table-cell>
          <table:table-cell table:formula="of:=[.$H$9]*[.B21]" office:value-type="float" office:value="24534.591052428" calcext:value-type="float">
            <text:p>24,535</text:p>
          </table:table-cell>
          <table:table-cell table:style-name="ce18"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4.21032449419244" calcext:value-type="float">
            <text:p>4.2</text:p>
          </table:table-cell>
          <table:table-cell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[.B21]*(1+[.$H$7])^(1)" office:value-type="float" office:value="138007.074669907" calcext:value-type="float">
            <text:p>138,007</text:p>
          </table:table-cell>
          <table:table-cell table:formula="of:=[.$H$9]*[.B22]" office:value-type="float" office:value="27601.4149339815" calcext:value-type="float">
            <text:p>27,601</text:p>
          </table:table-cell>
          <table:table-cell table:style-name="ce18"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4.64374025094754" calcext:value-type="float">
            <text:p>4.6</text:p>
          </table:table-cell>
          <table:table-cell table:number-columns-repeated="1019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[.B22]*(1+[.$H$4])^(1)" office:value-type="float" office:value="143527.357656704" calcext:value-type="float">
            <text:p>143,527</text:p>
          </table:table-cell>
          <table:table-cell table:formula="of:=[.$H$9]*[.B23]" office:value-type="float" office:value="28705.4715313408" calcext:value-type="float">
            <text:p>28,705</text:p>
          </table:table-cell>
          <table:table-cell table:style-name="ce18"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4.73479398135828" calcext:value-type="float">
            <text:p>4.7</text:p>
          </table:table-cell>
          <table:table-cell table:number-columns-repeated="1019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[.B23]*(1+[.$H$4])^(1)" office:value-type="float" office:value="149268.451962972" calcext:value-type="float">
            <text:p>149,268</text:p>
          </table:table-cell>
          <table:table-cell table:formula="of:=[.$H$9]*[.B24]" office:value-type="float" office:value="29853.6903925944" calcext:value-type="float">
            <text:p>29,854</text:p>
          </table:table-cell>
          <table:table-cell table:style-name="ce18"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4.82763307903197" calcext:value-type="float">
            <text:p>4.8</text:p>
          </table:table-cell>
          <table:table-cell table:number-columns-repeated="1019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[.B24]*(1+[.$H$4])^(1)" office:value-type="float" office:value="155239.190041491" calcext:value-type="float">
            <text:p>155,239</text:p>
          </table:table-cell>
          <table:table-cell table:formula="of:=[.$H$9]*[.B25]" office:value-type="float" office:value="31047.8380082982" calcext:value-type="float">
            <text:p>31,048</text:p>
          </table:table-cell>
          <table:table-cell table:style-name="ce18"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4.92229255116985" calcext:value-type="float">
            <text:p>4.9</text:p>
          </table:table-cell>
          <table:table-cell table:number-columns-repeated="1019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[.B25]*(1+[.$H$4])^(1)" office:value-type="float" office:value="161448.75764315" calcext:value-type="float">
            <text:p>161,449</text:p>
          </table:table-cell>
          <table:table-cell table:formula="of:=[.$H$9]*[.B26]" office:value-type="float" office:value="32289.7515286301" calcext:value-type="float">
            <text:p>32,290</text:p>
          </table:table-cell>
          <table:table-cell table:style-name="ce18"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5.01880809138887" calcext:value-type="float">
            <text:p>5.0</text:p>
          </table:table-cell>
          <table:table-cell table:number-columns-repeated="1019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[.B26]*(1+[.$H$7])^(1)" office:value-type="float" office:value="181629.852348544" calcext:value-type="float">
            <text:p>181,630</text:p>
          </table:table-cell>
          <table:table-cell table:formula="of:=[.$H$9]*[.B27]" office:value-type="float" office:value="36325.9704697089" calcext:value-type="float">
            <text:p>36,326</text:p>
          </table:table-cell>
          <table:table-cell table:style-name="ce18"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5.53545010079655" calcext:value-type="float">
            <text:p>5.5</text:p>
          </table:table-cell>
          <table:table-cell table:number-columns-repeated="1019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[.B27]*(1+[.$H$4])^(1)" office:value-type="float" office:value="188895.046442486" calcext:value-type="float">
            <text:p>188,895</text:p>
          </table:table-cell>
          <table:table-cell table:formula="of:=[.$H$9]*[.B28]" office:value-type="float" office:value="37779.0092884972" calcext:value-type="float">
            <text:p>37,779</text:p>
          </table:table-cell>
          <table:table-cell table:style-name="ce18"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5.64398833806707" calcext:value-type="float">
            <text:p>5.6</text:p>
          </table:table-cell>
          <table:table-cell table:number-columns-repeated="1019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[.B28]*(1+[.$H$4])^(1)" office:value-type="float" office:value="196450.848300185" calcext:value-type="float">
            <text:p>196,451</text:p>
          </table:table-cell>
          <table:table-cell table:formula="of:=[.$H$9]*[.B29]" office:value-type="float" office:value="39290.1696600371" calcext:value-type="float">
            <text:p>39,290</text:p>
          </table:table-cell>
          <table:table-cell table:style-name="ce18"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5.75465477606838" calcext:value-type="float">
            <text:p>5.8</text:p>
          </table:table-cell>
          <table:table-cell table:number-columns-repeated="1019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[.B29]*(1+[.$H$4])^(1)" office:value-type="float" office:value="204308.882232193" calcext:value-type="float">
            <text:p>204,309</text:p>
          </table:table-cell>
          <table:table-cell table:formula="of:=[.$H$9]*[.B30]" office:value-type="float" office:value="40861.7764464386" calcext:value-type="float">
            <text:p>40,862</text:p>
          </table:table-cell>
          <table:table-cell table:style-name="ce18"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5.86749114422659" calcext:value-type="float">
            <text:p>5.9</text:p>
          </table:table-cell>
          <table:table-cell table:number-columns-repeated="1019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[.B30]*(1+[.$H$4])^(1)" office:value-type="float" office:value="212481.237521481" calcext:value-type="float">
            <text:p>212,481</text:p>
          </table:table-cell>
          <table:table-cell table:formula="of:=[.$H$9]*[.B31]" office:value-type="float" office:value="42496.2475042961" calcext:value-type="float">
            <text:p>42,496</text:p>
          </table:table-cell>
          <table:table-cell table:style-name="ce18"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5.98253999019181" calcext:value-type="float">
            <text:p>6.0</text:p>
          </table:table-cell>
          <table:table-cell table:formula="of:=SUM([.E2:.E30])" office:value-type="float" office:value="110.416721220802" calcext:value-type="float">
            <text:p>110.4167212208</text:p>
          </table:table-cell>
          <table:table-cell table:number-columns-repeated="1018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[.B31]*(1+[.$H$7])^(1)" office:value-type="float" office:value="239041.392211666" calcext:value-type="float">
            <text:p>239,041</text:p>
          </table:table-cell>
          <table:table-cell table:formula="of:=[.$H$9]*[.B32]" office:value-type="float" office:value="47808.2784423331" calcext:value-type="float">
            <text:p>47,808</text:p>
          </table:table-cell>
          <table:table-cell table:style-name="ce18"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6.5983896950645" calcext:value-type="float">
            <text:p>6.6</text:p>
          </table:table-cell>
          <table:table-cell table:number-columns-repeated="1019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[.B32]*(1+[.$H$4])^(1)" office:value-type="float" office:value="248603.047900132" calcext:value-type="float">
            <text:p>248,603</text:p>
          </table:table-cell>
          <table:table-cell table:formula="of:=[.$H$9]*[.B33]" office:value-type="float" office:value="49720.6095800265" calcext:value-type="float">
            <text:p>49,721</text:p>
          </table:table-cell>
          <table:table-cell table:style-name="ce18"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6.7277698851638" calcext:value-type="float">
            <text:p>6.7</text:p>
          </table:table-cell>
          <table:table-cell table:number-columns-repeated="1019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[.B33]*(1+[.$H$4])^(1)" office:value-type="float" office:value="258547.169816138" calcext:value-type="float">
            <text:p>258,547</text:p>
          </table:table-cell>
          <table:table-cell table:formula="of:=[.$H$9]*[.B34]" office:value-type="float" office:value="51709.4339632275" calcext:value-type="float">
            <text:p>51,709</text:p>
          </table:table-cell>
          <table:table-cell table:style-name="ce18"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6.85968694173564" calcext:value-type="float">
            <text:p>6.9</text:p>
          </table:table-cell>
          <table:table-cell table:number-columns-repeated="1019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[.B34]*(1+[.$H$4])^(1)" office:value-type="float" office:value="268889.056608783" calcext:value-type="float">
            <text:p>268,889</text:p>
          </table:table-cell>
          <table:table-cell table:formula="of:=[.$H$9]*[.B35]" office:value-type="float" office:value="53777.8113217566" calcext:value-type="float">
            <text:p>53,778</text:p>
          </table:table-cell>
          <table:table-cell table:style-name="ce18"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6.99419060725987" calcext:value-type="float">
            <text:p>7.0</text:p>
          </table:table-cell>
          <table:table-cell table:number-columns-repeated="1019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[.B35]*(1+[.$H$4])^(1)" office:value-type="float" office:value="279644.618873134" calcext:value-type="float">
            <text:p>279,645</text:p>
          </table:table-cell>
          <table:table-cell table:formula="of:=[.$H$9]*[.B36]" office:value-type="float" office:value="55928.9237746269" calcext:value-type="float">
            <text:p>55,929</text:p>
          </table:table-cell>
          <table:table-cell table:style-name="ce18"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7.13133159955908" calcext:value-type="float">
            <text:p>7.1</text:p>
          </table:table-cell>
          <table:table-cell table:number-columns-repeated="1019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[.B36]*(1+[.$H$4])^(1)" office:value-type="float" office:value="290830.40362806" calcext:value-type="float">
            <text:p>290,830</text:p>
          </table:table-cell>
          <table:table-cell table:formula="of:=[.$H$9]*[.B37]" office:value-type="float" office:value="58166.080725612" calcext:value-type="float">
            <text:p>58,166</text:p>
          </table:table-cell>
          <table:table-cell table:style-name="ce18"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7.27116163092299" calcext:value-type="float">
            <text:p>7.3</text:p>
          </table:table-cell>
          <table:table-cell table:number-columns-repeated="1019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[.B37]*(1+[.$H$7])^(1)" office:value-type="float" office:value="327184.204081567" calcext:value-type="float">
            <text:p>327,184</text:p>
          </table:table-cell>
          <table:table-cell table:formula="of:=[.$H$9]*[.B38]" office:value-type="float" office:value="65436.8408163135" calcext:value-type="float">
            <text:p>65,437</text:p>
          </table:table-cell>
          <table:table-cell table:style-name="ce18"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8.019663563518" calcext:value-type="float">
            <text:p>8.0</text:p>
          </table:table-cell>
          <table:table-cell table:number-columns-repeated="1019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[.B38]*(1+[.$H$4])^(1)" office:value-type="float" office:value="340271.57224483" calcext:value-type="float">
            <text:p>340,272</text:p>
          </table:table-cell>
          <table:table-cell table:formula="of:=[.$H$9]*[.B39]" office:value-type="float" office:value="68054.314448966" calcext:value-type="float">
            <text:p>68,054</text:p>
          </table:table-cell>
          <table:table-cell table:style-name="ce18"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8.17691186868502" calcext:value-type="float">
            <text:p>8.2</text:p>
          </table:table-cell>
          <table:table-cell table:number-columns-repeated="1019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[.B39]*(1+[.$H$4])^(1)" office:value-type="float" office:value="353882.435134623" calcext:value-type="float">
            <text:p>353,882</text:p>
          </table:table-cell>
          <table:table-cell table:formula="of:=[.$H$9]*[.B40]" office:value-type="float" office:value="70776.4870269247" calcext:value-type="float">
            <text:p>70,776</text:p>
          </table:table-cell>
          <table:table-cell table:style-name="ce18"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8.33724347395336" calcext:value-type="float">
            <text:p>8.3</text:p>
          </table:table-cell>
          <table:table-cell table:number-columns-repeated="1019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[.B40]*(1+[.$H$4])^(1)" office:value-type="float" office:value="368037.732540008" calcext:value-type="float">
            <text:p>368,038</text:p>
          </table:table-cell>
          <table:table-cell table:formula="of:=[.$H$9]*[.B41]" office:value-type="float" office:value="73607.5465080016" calcext:value-type="float">
            <text:p>73,608</text:p>
          </table:table-cell>
          <table:table-cell table:style-name="ce18" table:formula="of:=[.D40]*(1+[.$H$5])^(1)" office:value-type="float" office:value="8658.97907299943" calcext:value-type="float">
            <text:p>8,659</text:p>
          </table:table-cell>
          <table:table-cell table:formula="of:=[.C41]/[.D41]" office:value-type="float" office:value="8.50071883618774" calcext:value-type="float">
            <text:p>8.5</text:p>
          </table:table-cell>
          <table:table-cell table:number-columns-repeated="1019"/>
        </table:table-row>
        <table:table-row table:style-name="ro3">
          <table:table-cell/>
          <table:table-cell table:formula="of:=AVERAGE([.B2:.B41])" office:value-type="float" office:value="157069.005397828" calcext:value-type="float">
            <text:p>157,069</text:p>
          </table:table-cell>
          <table:table-cell table:number-columns-repeated="2"/>
          <table:table-cell table:formula="of:=SUM([.E2:.E41])" office:value-type="float" office:value="191.016329313043" calcext:value-type="float">
            <text:p>191.0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artup compounding" table:style-name="ta1">
        <office:forms form:automatic-focus="false" form:apply-design-mode="false"/>
        <table:table-column table:style-name="co1" table:default-cell-style-name="ce17"/>
        <table:table-column table:style-name="co1" table:number-columns-repeated="3" table:default-cell-style-name="ce18"/>
        <table:table-column table:style-name="co1" table:default-cell-style-name="ce12"/>
        <table:table-column table:style-name="co1" table:number-columns-repeated="3" table:default-cell-style-name="ce17"/>
        <table:table-row table:style-name="ro7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X% of earning</text:p>
          </table:table-cell>
          <table:table-cell table:style-name="ce17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500000" calcext:value-type="float">
            <text:p>2,500,000</text:p>
          </table:table-cell>
          <table:table-cell table:formula="of:=[.$H$9]*[.B2]" office:value-type="float" office:value="1500000" calcext:value-type="float">
            <text:p>1,500,000</text:p>
          </table:table-cell>
          <table:table-cell table:style-name="ce17" office:value-type="float" office:value="4000" calcext:value-type="float">
            <text:p>4000</text:p>
          </table:table-cell>
          <table:table-cell table:formula="of:=[.C2]/[.D2]" office:value-type="float" office:value="375" calcext:value-type="float">
            <text:p>375.0</text:p>
          </table:table-cell>
          <table:table-cell table:number-columns-repeated="3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[.B2]*(1+[.$H$4])^(1)" office:value-type="float" office:value="2625000" calcext:value-type="float">
            <text:p>2,625,000</text:p>
          </table:table-cell>
          <table:table-cell table:formula="of:=[.$H$9]*[.B3]" office:value-type="float" office:value="1575000" calcext:value-type="float">
            <text:p>1,575,000</text:p>
          </table:table-cell>
          <table:table-cell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386.029411764706" calcext:value-type="float">
            <text:p>386.0</text:p>
          </table:table-cell>
          <table:table-cell table:number-columns-repeated="3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[.B3]*(1+[.$H$4])^(1)" office:value-type="float" office:value="2756250" calcext:value-type="float">
            <text:p>2,756,250</text:p>
          </table:table-cell>
          <table:table-cell table:formula="of:=[.$H$9]*[.B4]" office:value-type="float" office:value="1653750" calcext:value-type="float">
            <text:p>1,653,750</text:p>
          </table:table-cell>
          <table:table-cell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397.38321799308" calcext:value-type="float">
            <text:p>397.4</text:p>
          </table:table-cell>
          <table:table-cell/>
          <table:table-cell office:value-type="string" calcext:value-type="string">
            <text:p>interest</text:p>
          </table:table-cell>
          <table:table-cell table:style-name="ce19" office:value-type="percentage" office:value="0.05" calcext:value-type="percentage">
            <text:p>5.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[.B4]*(1+[.$H$4])^(1)" office:value-type="float" office:value="2894062.5" calcext:value-type="float">
            <text:p>2,894,063</text:p>
          </table:table-cell>
          <table:table-cell table:formula="of:=[.$H$9]*[.B5]" office:value-type="float" office:value="1736437.5" calcext:value-type="float">
            <text:p>1,736,438</text:p>
          </table:table-cell>
          <table:table-cell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409.070959698758" calcext:value-type="float">
            <text:p>409.1</text:p>
          </table:table-cell>
          <table:table-cell/>
          <table:table-cell office:value-type="string" calcext:value-type="string">
            <text:p>inflation</text:p>
          </table:table-cell>
          <table:table-cell table:style-name="ce19" office:value-type="percentage" office:value="0.02" calcext:value-type="percentage">
            <text:p>2.00%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[.B5]*(1+[.$H$4])^(1)" office:value-type="float" office:value="3038765.625" calcext:value-type="float">
            <text:p>3,038,766</text:p>
          </table:table-cell>
          <table:table-cell table:formula="of:=[.$H$9]*[.B6]" office:value-type="float" office:value="1823259.375" calcext:value-type="float">
            <text:p>1,823,259</text:p>
          </table:table-cell>
          <table:table-cell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421.102458513428" calcext:value-type="float">
            <text:p>421.1</text:p>
          </table:table-cell>
          <table:table-cell table:number-columns-repeated="3"/>
        </table:table-row>
        <table:table-row table:style-name="ro8">
          <table:table-cell office:value-type="float" office:value="6" calcext:value-type="float">
            <text:p>6</text:p>
          </table:table-cell>
          <table:table-cell table:formula="of:=[.B6]*(1+[.$H$7])^(1)" office:value-type="float" office:value="3418611.328125" calcext:value-type="float">
            <text:p>3,418,611</text:p>
          </table:table-cell>
          <table:table-cell table:formula="of:=[.$H$9]*[.B7]" office:value-type="float" office:value="2051166.796875" calcext:value-type="float">
            <text:p>2,051,167</text:p>
          </table:table-cell>
          <table:table-cell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464.451241007457" calcext:value-type="float">
            <text:p>464.5</text:p>
          </table:table-cell>
          <table:table-cell/>
          <table:table-cell office:value-type="string" calcext:value-type="string">
            <text:p>every5 year interest</text:p>
          </table:table-cell>
          <table:table-cell table:style-name="ce19" office:value-type="percentage" office:value="0.125" calcext:value-type="percentage">
            <text:p>12.50%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[.B7]*(1+[.$H$4])^(1)" office:value-type="float" office:value="3589541.89453125" calcext:value-type="float">
            <text:p>3,589,542</text:p>
          </table:table-cell>
          <table:table-cell table:formula="of:=[.$H$9]*[.B8]" office:value-type="float" office:value="2153725.13671875" calcext:value-type="float">
            <text:p>2,153,725</text:p>
          </table:table-cell>
          <table:table-cell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478.111571625324" calcext:value-type="float">
            <text:p>478.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8]*(1+[.$H$4])^(1)" office:value-type="float" office:value="3769018.98925781" calcext:value-type="float">
            <text:p>3,769,019</text:p>
          </table:table-cell>
          <table:table-cell table:formula="of:=[.$H$9]*[.B9]" office:value-type="float" office:value="2261411.39355469" calcext:value-type="float">
            <text:p>2,261,411</text:p>
          </table:table-cell>
          <table:table-cell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492.173676673127" calcext:value-type="float">
            <text:p>492.2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19" office:value-type="percentage" office:value="0.6" calcext:value-type="percentage">
            <text:p>60.00%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[.B9]*(1+[.$H$4])^(1)" office:value-type="float" office:value="3957469.9387207" calcext:value-type="float">
            <text:p>3,957,470</text:p>
          </table:table-cell>
          <table:table-cell table:formula="of:=[.$H$9]*[.B10]" office:value-type="float" office:value="2374481.96323242" calcext:value-type="float">
            <text:p>2,374,482</text:p>
          </table:table-cell>
          <table:table-cell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506.649373045866" calcext:value-type="float">
            <text:p>506.6</text:p>
          </table:table-cell>
          <table:table-cell table:number-columns-repeated="3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[.B10]*(1+[.$H$4])^(1)" office:value-type="float" office:value="4155343.43565674" calcext:value-type="float">
            <text:p>4,155,343</text:p>
          </table:table-cell>
          <table:table-cell table:formula="of:=[.$H$9]*[.B11]" office:value-type="float" office:value="2493206.06139404" calcext:value-type="float">
            <text:p>2,493,206</text:p>
          </table:table-cell>
          <table:table-cell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521.550825194274" calcext:value-type="float">
            <text:p>521.6</text:p>
          </table:table-cell>
          <table:table-cell table:number-columns-repeated="3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[.B11]*(1+[.$H$7])^(1)" office:value-type="float" office:value="4674761.36511383" calcext:value-type="float">
            <text:p>4,674,761</text:p>
          </table:table-cell>
          <table:table-cell table:formula="of:=[.$H$9]*[.B12]" office:value-type="float" office:value="2804856.8190683" calcext:value-type="float">
            <text:p>2,804,857</text:p>
          </table:table-cell>
          <table:table-cell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575.239880728979" calcext:value-type="float">
            <text:p>575.2</text:p>
          </table:table-cell>
          <table:table-cell table:number-columns-repeated="3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[.B12]*(1+[.$H$4])^(1)" office:value-type="float" office:value="4908499.43336952" calcext:value-type="float">
            <text:p>4,908,499</text:p>
          </table:table-cell>
          <table:table-cell table:formula="of:=[.$H$9]*[.B13]" office:value-type="float" office:value="2945099.66002171" calcext:value-type="float">
            <text:p>2,945,100</text:p>
          </table:table-cell>
          <table:table-cell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592.158700750419" calcext:value-type="float">
            <text:p>592.2</text:p>
          </table:table-cell>
          <table:table-cell table:number-columns-repeated="3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[.B13]*(1+[.$H$4])^(1)" office:value-type="float" office:value="5153924.405038" calcext:value-type="float">
            <text:p>5,153,924</text:p>
          </table:table-cell>
          <table:table-cell table:formula="of:=[.$H$9]*[.B14]" office:value-type="float" office:value="3092354.6430228" calcext:value-type="float">
            <text:p>3,092,355</text:p>
          </table:table-cell>
          <table:table-cell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609.575133125432" calcext:value-type="float">
            <text:p>609.6</text:p>
          </table:table-cell>
          <table:table-cell table:number-columns-repeated="3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[.B14]*(1+[.$H$4])^(1)" office:value-type="float" office:value="5411620.6252899" calcext:value-type="float">
            <text:p>5,411,621</text:p>
          </table:table-cell>
          <table:table-cell table:formula="of:=[.$H$9]*[.B15]" office:value-type="float" office:value="3246972.37517394" calcext:value-type="float">
            <text:p>3,246,972</text:p>
          </table:table-cell>
          <table:table-cell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627.503813511474" calcext:value-type="float">
            <text:p>627.5</text:p>
          </table:table-cell>
          <table:table-cell table:number-columns-repeated="3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[.B15]*(1+[.$H$4])^(1)" office:value-type="float" office:value="5682201.65655439" calcext:value-type="float">
            <text:p>5,682,202</text:p>
          </table:table-cell>
          <table:table-cell table:formula="of:=[.$H$9]*[.B16]" office:value-type="float" office:value="3409320.99393264" calcext:value-type="float">
            <text:p>3,409,321</text:p>
          </table:table-cell>
          <table:table-cell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645.959808026517" calcext:value-type="float">
            <text:p>646.0</text:p>
          </table:table-cell>
          <table:table-cell table:number-columns-repeated="3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[.B16]*(1+[.$H$7])^(1)" office:value-type="float" office:value="6392476.86362369" calcext:value-type="float">
            <text:p>6,392,477</text:p>
          </table:table-cell>
          <table:table-cell table:formula="of:=[.$H$9]*[.B17]" office:value-type="float" office:value="3835486.11817422" calcext:value-type="float">
            <text:p>3,835,486</text:p>
          </table:table-cell>
          <table:table-cell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712.455670617482" calcext:value-type="float">
            <text:p>712.5</text:p>
          </table:table-cell>
          <table:table-cell table:number-columns-repeated="3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[.B17]*(1+[.$H$4])^(1)" office:value-type="float" office:value="6712100.70680488" calcext:value-type="float">
            <text:p>6,712,101</text:p>
          </table:table-cell>
          <table:table-cell table:formula="of:=[.$H$9]*[.B18]" office:value-type="float" office:value="4027260.42408293" calcext:value-type="float">
            <text:p>4,027,260</text:p>
          </table:table-cell>
          <table:table-cell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733.410249165055" calcext:value-type="float">
            <text:p>733.4</text:p>
          </table:table-cell>
          <table:table-cell table:number-columns-repeated="3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[.B18]*(1+[.$H$4])^(1)" office:value-type="float" office:value="7047705.74214512" calcext:value-type="float">
            <text:p>7,047,706</text:p>
          </table:table-cell>
          <table:table-cell table:formula="of:=[.$H$9]*[.B19]" office:value-type="float" office:value="4228623.44528707" calcext:value-type="float">
            <text:p>4,228,623</text:p>
          </table:table-cell>
          <table:table-cell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754.98113884638" calcext:value-type="float">
            <text:p>755.0</text:p>
          </table:table-cell>
          <table:table-cell table:number-columns-repeated="3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[.B19]*(1+[.$H$4])^(1)" office:value-type="float" office:value="7400091.02925238" calcext:value-type="float">
            <text:p>7,400,091</text:p>
          </table:table-cell>
          <table:table-cell table:formula="of:=[.$H$9]*[.B20]" office:value-type="float" office:value="4440054.61755143" calcext:value-type="float">
            <text:p>4,440,055</text:p>
          </table:table-cell>
          <table:table-cell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777.186466459509" calcext:value-type="float">
            <text:p>777.2</text:p>
          </table:table-cell>
          <table:table-cell table:number-columns-repeated="3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[.B20]*(1+[.$H$4])^(1)" office:value-type="float" office:value="7770095.580715" calcext:value-type="float">
            <text:p>7,770,096</text:p>
          </table:table-cell>
          <table:table-cell table:formula="of:=[.$H$9]*[.B21]" office:value-type="float" office:value="4662057.348429" calcext:value-type="float">
            <text:p>4,662,057</text:p>
          </table:table-cell>
          <table:table-cell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800.044891943612" calcext:value-type="float">
            <text:p>800.0</text:p>
          </table:table-cell>
          <table:table-cell table:number-columns-repeated="3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[.B21]*(1+[.$H$7])^(1)" office:value-type="float" office:value="8741357.52830437" calcext:value-type="float">
            <text:p>8,741,358</text:p>
          </table:table-cell>
          <table:table-cell table:formula="of:=[.$H$9]*[.B22]" office:value-type="float" office:value="5244814.51698263" calcext:value-type="float">
            <text:p>5,244,815</text:p>
          </table:table-cell>
          <table:table-cell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882.402454349572" calcext:value-type="float">
            <text:p>882.4</text:p>
          </table:table-cell>
          <table:table-cell table:number-columns-repeated="3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[.B22]*(1+[.$H$4])^(1)" office:value-type="float" office:value="9178425.40471959" calcext:value-type="float">
            <text:p>9,178,425</text:p>
          </table:table-cell>
          <table:table-cell table:formula="of:=[.$H$9]*[.B23]" office:value-type="float" office:value="5507055.24283176" calcext:value-type="float">
            <text:p>5,507,055</text:p>
          </table:table-cell>
          <table:table-cell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908.355467712795" calcext:value-type="float">
            <text:p>908.4</text:p>
          </table:table-cell>
          <table:table-cell table:number-columns-repeated="3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[.B23]*(1+[.$H$4])^(1)" office:value-type="float" office:value="9637346.67495557" calcext:value-type="float">
            <text:p>9,637,347</text:p>
          </table:table-cell>
          <table:table-cell table:formula="of:=[.$H$9]*[.B24]" office:value-type="float" office:value="5782408.00497334" calcext:value-type="float">
            <text:p>5,782,408</text:p>
          </table:table-cell>
          <table:table-cell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935.071804998466" calcext:value-type="float">
            <text:p>935.1</text:p>
          </table:table-cell>
          <table:table-cell table:number-columns-repeated="3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[.B24]*(1+[.$H$4])^(1)" office:value-type="float" office:value="10119214.0087034" calcext:value-type="float">
            <text:p>10,119,214</text:p>
          </table:table-cell>
          <table:table-cell table:formula="of:=[.$H$9]*[.B25]" office:value-type="float" office:value="6071528.40522201" calcext:value-type="float">
            <text:p>6,071,528</text:p>
          </table:table-cell>
          <table:table-cell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962.573916910185" calcext:value-type="float">
            <text:p>962.6</text:p>
          </table:table-cell>
          <table:table-cell table:number-columns-repeated="3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[.B25]*(1+[.$H$4])^(1)" office:value-type="float" office:value="10625174.7091385" calcext:value-type="float">
            <text:p>10,625,175</text:p>
          </table:table-cell>
          <table:table-cell table:formula="of:=[.$H$9]*[.B26]" office:value-type="float" office:value="6375104.82548311" calcext:value-type="float">
            <text:p>6,375,105</text:p>
          </table:table-cell>
          <table:table-cell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990.884914466367" calcext:value-type="float">
            <text:p>990.9</text:p>
          </table:table-cell>
          <table:table-cell table:number-columns-repeated="3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[.B26]*(1+[.$H$7])^(1)" office:value-type="float" office:value="11953321.5477808" calcext:value-type="float">
            <text:p>11,953,322</text:p>
          </table:table-cell>
          <table:table-cell table:formula="of:=[.$H$9]*[.B27]" office:value-type="float" office:value="7171992.9286685" calcext:value-type="float">
            <text:p>7,171,993</text:p>
          </table:table-cell>
          <table:table-cell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1092.88777330849" calcext:value-type="float">
            <text:p>1092.9</text:p>
          </table:table-cell>
          <table:table-cell table:number-columns-repeated="3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[.B27]*(1+[.$H$4])^(1)" office:value-type="float" office:value="12550987.6251699" calcext:value-type="float">
            <text:p>12,550,988</text:p>
          </table:table-cell>
          <table:table-cell table:formula="of:=[.$H$9]*[.B28]" office:value-type="float" office:value="7530592.57510193" calcext:value-type="float">
            <text:p>7,530,593</text:p>
          </table:table-cell>
          <table:table-cell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1125.03153134698" calcext:value-type="float">
            <text:p>1125.0</text:p>
          </table:table-cell>
          <table:table-cell table:number-columns-repeated="3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[.B28]*(1+[.$H$4])^(1)" office:value-type="float" office:value="13178537.0064284" calcext:value-type="float">
            <text:p>13,178,537</text:p>
          </table:table-cell>
          <table:table-cell table:formula="of:=[.$H$9]*[.B29]" office:value-type="float" office:value="7907122.20385702" calcext:value-type="float">
            <text:p>7,907,122</text:p>
          </table:table-cell>
          <table:table-cell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1158.12069403365" calcext:value-type="float">
            <text:p>1158.1</text:p>
          </table:table-cell>
          <table:table-cell table:number-columns-repeated="3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[.B29]*(1+[.$H$4])^(1)" office:value-type="float" office:value="13837463.8567498" calcext:value-type="float">
            <text:p>13,837,464</text:p>
          </table:table-cell>
          <table:table-cell table:formula="of:=[.$H$9]*[.B30]" office:value-type="float" office:value="8302478.31404988" calcext:value-type="float">
            <text:p>8,302,478</text:p>
          </table:table-cell>
          <table:table-cell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1192.18306738759" calcext:value-type="float">
            <text:p>1192.2</text:p>
          </table:table-cell>
          <table:table-cell table:number-columns-repeated="3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[.B30]*(1+[.$H$4])^(1)" office:value-type="float" office:value="14529337.0495873" calcext:value-type="float">
            <text:p>14,529,337</text:p>
          </table:table-cell>
          <table:table-cell table:formula="of:=[.$H$9]*[.B31]" office:value-type="float" office:value="8717602.22975237" calcext:value-type="float">
            <text:p>8,717,602</text:p>
          </table:table-cell>
          <table:table-cell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1227.24727525193" calcext:value-type="float">
            <text:p>1227.2</text:p>
          </table:table-cell>
          <table:table-cell table:formula="of:=SUM([.E2:.E31])" office:value-type="float" office:value="21754.7973884569" calcext:value-type="float">
            <text:p>21754.7973884569</text:p>
          </table:table-cell>
          <table:table-cell table:number-columns-repeated="2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[.B31]*(1+[.$H$7])^(1)" office:value-type="float" office:value="16345504.1807857" calcext:value-type="float">
            <text:p>16,345,504</text:p>
          </table:table-cell>
          <table:table-cell table:formula="of:=[.$H$9]*[.B32]" office:value-type="float" office:value="9807302.50847142" calcext:value-type="float">
            <text:p>9,807,303</text:p>
          </table:table-cell>
          <table:table-cell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1353.58155358668" calcext:value-type="float">
            <text:p>1353.6</text:p>
          </table:table-cell>
          <table:table-cell table:number-columns-repeated="3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[.B32]*(1+[.$H$4])^(1)" office:value-type="float" office:value="17162779.389825" calcext:value-type="float">
            <text:p>17,162,779</text:p>
          </table:table-cell>
          <table:table-cell table:formula="of:=[.$H$9]*[.B33]" office:value-type="float" office:value="10297667.633895" calcext:value-type="float">
            <text:p>10,297,668</text:p>
          </table:table-cell>
          <table:table-cell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1393.392775751" calcext:value-type="float">
            <text:p>1393.4</text:p>
          </table:table-cell>
          <table:table-cell table:number-columns-repeated="3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[.B33]*(1+[.$H$4])^(1)" office:value-type="float" office:value="18020918.3593162" calcext:value-type="float">
            <text:p>18,020,918</text:p>
          </table:table-cell>
          <table:table-cell table:formula="of:=[.$H$9]*[.B34]" office:value-type="float" office:value="10812551.0155897" calcext:value-type="float">
            <text:p>10,812,551</text:p>
          </table:table-cell>
          <table:table-cell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1434.37491621426" calcext:value-type="float">
            <text:p>1434.4</text:p>
          </table:table-cell>
          <table:table-cell table:number-columns-repeated="3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[.B34]*(1+[.$H$4])^(1)" office:value-type="float" office:value="18921964.277282" calcext:value-type="float">
            <text:p>18,921,964</text:p>
          </table:table-cell>
          <table:table-cell table:formula="of:=[.$H$9]*[.B35]" office:value-type="float" office:value="11353178.5663692" calcext:value-type="float">
            <text:p>11,353,179</text:p>
          </table:table-cell>
          <table:table-cell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1476.56241374998" calcext:value-type="float">
            <text:p>1476.6</text:p>
          </table:table-cell>
          <table:table-cell table:number-columns-repeated="3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[.B35]*(1+[.$H$4])^(1)" office:value-type="float" office:value="19868062.4911461" calcext:value-type="float">
            <text:p>19,868,062</text:p>
          </table:table-cell>
          <table:table-cell table:formula="of:=[.$H$9]*[.B36]" office:value-type="float" office:value="11920837.4946877" calcext:value-type="float">
            <text:p>11,920,837</text:p>
          </table:table-cell>
          <table:table-cell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1519.99072003674" calcext:value-type="float">
            <text:p>1520.0</text:p>
          </table:table-cell>
          <table:table-cell table:number-columns-repeated="3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[.B36]*(1+[.$H$4])^(1)" office:value-type="float" office:value="20861465.6157034" calcext:value-type="float">
            <text:p>20,861,466</text:p>
          </table:table-cell>
          <table:table-cell table:formula="of:=[.$H$9]*[.B37]" office:value-type="float" office:value="12516879.3694221" calcext:value-type="float">
            <text:p>12,516,879</text:p>
          </table:table-cell>
          <table:table-cell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1564.69632944958" calcext:value-type="float">
            <text:p>1564.7</text:p>
          </table:table-cell>
          <table:table-cell table:number-columns-repeated="3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[.B37]*(1+[.$H$7])^(1)" office:value-type="float" office:value="23469148.8176664" calcext:value-type="float">
            <text:p>23,469,149</text:p>
          </table:table-cell>
          <table:table-cell table:formula="of:=[.$H$9]*[.B38]" office:value-type="float" office:value="14081489.2905998" calcext:value-type="float">
            <text:p>14,081,489</text:p>
          </table:table-cell>
          <table:table-cell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1725.76801042234" calcext:value-type="float">
            <text:p>1725.8</text:p>
          </table:table-cell>
          <table:table-cell table:number-columns-repeated="3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[.B38]*(1+[.$H$4])^(1)" office:value-type="float" office:value="24642606.2585497" calcext:value-type="float">
            <text:p>24,642,606</text:p>
          </table:table-cell>
          <table:table-cell table:formula="of:=[.$H$9]*[.B39]" office:value-type="float" office:value="14785563.7551298" calcext:value-type="float">
            <text:p>14,785,564</text:p>
          </table:table-cell>
          <table:table-cell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1776.52589308182" calcext:value-type="float">
            <text:p>1776.5</text:p>
          </table:table-cell>
          <table:table-cell table:number-columns-repeated="3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[.B39]*(1+[.$H$4])^(1)" office:value-type="float" office:value="25874736.5714772" calcext:value-type="float">
            <text:p>25,874,737</text:p>
          </table:table-cell>
          <table:table-cell table:formula="of:=[.$H$9]*[.B40]" office:value-type="float" office:value="15524841.9428863" calcext:value-type="float">
            <text:p>15,524,842</text:p>
          </table:table-cell>
          <table:table-cell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1828.77665464305" calcext:value-type="float">
            <text:p>1828.8</text:p>
          </table:table-cell>
          <table:table-cell table:number-columns-repeated="3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[.B40]*(1+[.$H$4])^(1)" office:value-type="float" office:value="27168473.400051" calcext:value-type="float">
            <text:p>27,168,473</text:p>
          </table:table-cell>
          <table:table-cell table:formula="of:=[.$H$9]*[.B41]" office:value-type="float" office:value="16301084.0400306" calcext:value-type="float">
            <text:p>16,301,084</text:p>
          </table:table-cell>
          <table:table-cell table:formula="of:=[.D40]*(1+[.$H$5])^(1)" office:value-type="float" office:value="8658.97907299943" calcext:value-type="float">
            <text:p>8,659</text:p>
          </table:table-cell>
          <table:table-cell table:formula="of:=[.C41]/[.D41]" office:value-type="float" office:value="1882.56420330902" calcext:value-type="float">
            <text:p>1882.6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17"/>
          <table:table-cell table:formula="of:=SUM([.E2:.E41])" office:value-type="float" office:value="37711.0308587013" calcext:value-type="float">
            <text:p>37711.0</text:p>
          </table:table-cell>
          <table:table-cell table:number-columns-repeated="3"/>
        </table:table-row>
      </table:table>
      <table:table table:name="Working at 80k (basic employee)" table:style-name="ta1">
        <office:forms form:automatic-focus="false" form:apply-design-mode="false"/>
        <table:table-column table:style-name="co1" table:number-columns-repeated="1024" table:default-cell-style-name="ce17"/>
        <table:table-row table:style-name="ro3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Number of plans changed in 1 year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per year</text:p>
          </table:table-cell>
          <table:table-cell/>
          <table:table-cell office:value-type="string" calcext:value-type="string">
            <text:p>number of years of 80k hours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Number of lives saved by one plan changed </text:p>
          </table:table-cell>
          <table:table-cell table:formula="of:=148*1.5" office:value-type="float" office:value="222" calcext:value-type="float">
            <text:p>222</text:p>
          </table:table-cell>
          <table:table-cell office:value-type="string" calcext:value-type="string">
            <text:p>assuming everyone took the 10% pledge and are atleast like me</text:p>
          </table:table-cell>
          <table:table-cell/>
          <table:table-cell office:value-type="string" calcext:value-type="string">
            <text:p>Number of plans changed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1 year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Total lives saved</text:p>
          </table:table-cell>
          <table:table-cell table:formula="of:=[.B4]*[.B3]" office:value-type="float" office:value="101454" calcext:value-type="float">
            <text:p>101454</text:p>
          </table:table-cell>
          <table:table-cell office:value-type="string" calcext:value-type="string">
            <text:p>lives per year</text:p>
          </table:table-cell>
          <table:table-cell/>
          <table:table-cell office:value-type="string" calcext:value-type="string">
            <text:p>Number of lives saved by one perso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 lower limi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% attributed to 80k</text:p>
          </table:table-cell>
          <table:table-cell table:style-name="ce19" office:value-type="percentage" office:value="0.2" calcext:value-type="percentage">
            <text:p>20.00%</text:p>
          </table:table-cell>
          <table:table-cell table:number-columns-repeated="2"/>
          <table:table-cell office:value-type="string" calcext:value-type="string">
            <text:p>Cost of one life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$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total lives saved by 80k and donors</text:p>
          </table:table-cell>
          <table:table-cell table:formula="of:=[.B6]*[.B5]" office:value-type="float" office:value="20290.8" calcext:value-type="float">
            <text:p>20290.8</text:p>
          </table:table-cell>
          <table:table-cell table:number-columns-repeated="2"/>
          <table:table-cell office:value-type="string" calcext:value-type="string">
            <text:p>percentage of success devoted to 80k</text:p>
          </table:table-cell>
          <table:table-cell table:style-name="ce19" office:value-type="percentage" office:value="0.2" calcext:value-type="percentage">
            <text:p>20.00%</text:p>
          </table:table-cell>
          <table:table-cell table:style-name="ce19" office:value-type="percentage" office:value="0.3" calcext:value-type="percentage">
            <text:p>30.00%</text:p>
          </table:table-cell>
          <table:table-cell table:number-columns-repeated="6"/>
          <table:table-cell office:value-type="string" calcext:value-type="string">
            <text:p>Contribution of each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% lives saved by 80k</text:p>
          </table:table-cell>
          <table:table-cell table:style-name="ce19" office:value-type="percentage" office:value="0.4" calcext:value-type="percentage">
            <text:p>40.00%</text:p>
          </table:table-cell>
          <table:table-cell office:value-type="string" calcext:value-type="string">
            <text:p>based on givewell estimate here</text:p>
          </table:table-cell>
          <table:table-cell/>
          <table:table-cell office:value-type="string" calcext:value-type="string">
            <text:p>percentage of success devoted to <text:s/>staffs</text:p>
          </table:table-cell>
          <table:table-cell table:style-name="ce19" table:number-columns-repeated="2"/>
          <table:table-cell/>
          <table:table-cell office:value-type="string" calcext:value-type="string">
            <text:p>Co-founder</text:p>
          </table:table-cell>
          <table:table-cell office:value-type="float" office:value="2" calcext:value-type="float">
            <text:p>2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19" table:formula="of:=[.J8]*[.K8]" office:value-type="percentage" office:value="2" calcext:value-type="percentage">
            <text:p>200.00%</text:p>
          </table:table-cell>
          <table:table-cell office:value-type="string" calcext:value-type="string">
            <text:p>x</text:p>
          </table:table-cell>
          <table:table-cell table:style-name="ce19" table:formula="of:= [.K8]*[.$N$15]" office:value-type="percentage" office:value="0.117647058823529" calcext:value-type="percentage">
            <text:p>11.76%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lives saved by 80k</text:p>
          </table:table-cell>
          <table:table-cell table:formula="of:=[.B8]*[.B7]" office:value-type="float" office:value="8116.32" calcext:value-type="float">
            <text:p>8116.32</text:p>
          </table:table-cell>
          <table:table-cell office:value-type="string" calcext:value-type="string">
            <text:p>per year</text:p>
          </table:table-cell>
          <table:table-cell/>
          <table:table-cell office:value-type="string" calcext:value-type="string">
            <text:p>number of employees 80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core team </text:p>
          </table:table-cell>
          <table:table-cell office:value-type="float" office:value="6" calcext:value-type="float">
            <text:p>6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19" table:formula="of:=[.J9]*[.K9]" office:value-type="percentage" office:value="6" calcext:value-type="percentage">
            <text:p>600.00%</text:p>
          </table:table-cell>
          <table:table-cell office:value-type="string" calcext:value-type="string">
            <text:p>x</text:p>
          </table:table-cell>
          <table:table-cell table:style-name="ce19" table:formula="of:= [.K9]*[.$N$15]" office:value-type="percentage" office:value="0.117647058823529" calcext:value-type="percentage">
            <text:p>11.76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% attributed to me</text:p>
          </table:table-cell>
          <table:table-cell table:style-name="ce19" table:formula="of:=[.N10]" office:value-type="percentage" office:value="0.0117647058823529" calcext:value-type="percentage">
            <text:p>1.18%</text:p>
          </table:table-cell>
          <table:table-cell table:number-columns-repeated="6"/>
          <table:table-cell office:value-type="string" calcext:value-type="string">
            <text:p>me</text:p>
          </table:table-cell>
          <table:table-cell office:value-type="float" office:value="1" calcext:value-type="float">
            <text:p>1</text:p>
          </table:table-cell>
          <table:table-cell table:style-name="ce19" office:value-type="percentage" office:value="0.1" calcext:value-type="percentage">
            <text:p>10.00%</text:p>
          </table:table-cell>
          <table:table-cell table:style-name="ce19" table:formula="of:=[.J10]*[.K10]" office:value-type="percentage" office:value="0.1" calcext:value-type="percentage">
            <text:p>10.00%</text:p>
          </table:table-cell>
          <table:table-cell office:value-type="string" calcext:value-type="string">
            <text:p>x</text:p>
          </table:table-cell>
          <table:table-cell table:style-name="ce19" table:formula="of:= [.K10]*[.$N$15]" office:value-type="percentage" office:value="0.0117647058823529" calcext:value-type="percentage">
            <text:p>1.18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 lives saved by me</text:p>
          </table:table-cell>
          <table:table-cell table:formula="of:=[.B10]*[.B9]" office:value-type="float" office:value="95.4861176470588" calcext:value-type="float">
            <text:p>95.4861176471</text:p>
          </table:table-cell>
          <table:table-cell office:value-type="string" calcext:value-type="string">
            <text:p>per year</text:p>
          </table:table-cell>
          <table:table-cell table:number-columns-repeated="5"/>
          <table:table-cell table:style-name="Default" office:value-type="string" calcext:value-type="string">
            <text:p>management</text:p>
          </table:table-cell>
          <table:table-cell office:value-type="float" office:value="4" calcext:value-type="float">
            <text:p>4</text:p>
          </table:table-cell>
          <table:table-cell table:style-name="ce19" office:value-type="percentage" office:value="0.1" calcext:value-type="percentage">
            <text:p>10.00%</text:p>
          </table:table-cell>
          <table:table-cell table:style-name="ce19" table:formula="of:=[.J11]*[.K11]" office:value-type="percentage" office:value="0.4" calcext:value-type="percentage">
            <text:p>40.00%</text:p>
          </table:table-cell>
          <table:table-cell office:value-type="string" calcext:value-type="string">
            <text:p>x</text:p>
          </table:table-cell>
          <table:table-cell table:style-name="ce19" table:formula="of:= [.K11]*[.$N$15]" office:value-type="percentage" office:value="0.0117647058823529" calcext:value-type="percentage">
            <text:p>1.18%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%contributed by me as my job is replacible</text:p>
          </table:table-cell>
          <table:table-cell table:style-name="ce19" office:value-type="percentage" office:value="0.1" calcext:value-type="percentage">
            <text:p>10.00%</text:p>
          </table:table-cell>
          <table:table-cell table:number-columns-repeated="3"/>
          <table:table-cell office:value-type="string" calcext:value-type="string">
            <text:p>without discount</text:p>
          </table:table-cell>
          <table:table-cell office:value-type="string" calcext:value-type="string">
            <text:p>with discount</text:p>
          </table:table-cell>
          <table:table-cell table:number-columns-repeated="5"/>
          <table:table-cell table:style-name="Default"/>
          <table:table-cell table:style-name="ce20" table:formula="of:=SUM([.N8:.N11])" office:value-type="percentage" office:value="0.258823529411765" calcext:value-type="percentage">
            <text:p>25.88%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total lives saved</text:p>
          </table:table-cell>
          <table:table-cell table:style-name="Default" table:formula="of:=[.B12]*[.B11]" office:value-type="float" office:value="9.54861176470588" calcext:value-type="float">
            <text:p>9.5486117647</text:p>
          </table:table-cell>
          <table:table-cell office:value-type="string" calcext:value-type="string">
            <text:p>per year</text:p>
          </table:table-cell>
          <table:table-cell/>
          <table:table-cell office:value-type="string" calcext:value-type="string">
            <text:p>Total number of lives saved </text:p>
          </table:table-cell>
          <table:table-cell table:formula="of:=[.F4]*[.F5]" office:value-type="float" office:value="137100" calcext:value-type="float">
            <text:p>137100</text:p>
          </table:table-cell>
          <table:table-cell table:formula="of:=[.F4]*[.F5]" office:value-type="float" office:value="137100" calcext:value-type="float">
            <text:p>13710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Money equivalent of donation</text:p>
          </table:table-cell>
          <table:table-cell table:style-name="ce18" table:formula="of:=[.B13]*4000" office:value-type="float" office:value="38194.4470588235" calcext:value-type="float">
            <text:p>38,194</text:p>
          </table:table-cell>
          <table:table-cell office:value-type="string" calcext:value-type="string">
            <text:p>$</text:p>
          </table:table-cell>
          <table:table-cell/>
          <table:table-cell office:value-type="string" calcext:value-type="string">
            <text:p>per year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mpounding it over 40 years</text:p>
          </table:table-cell>
          <table:table-cell table:style-name="ce12" table:formula="of:=['Working at 80k compounding'.E42]" office:value-type="float" office:value="1557.4850677968" calcext:value-type="float">
            <text:p>1557.5</text:p>
          </table:table-cell>
          <table:table-cell office:value-type="string" calcext:value-type="string">
            <text:p>lives saved in total</text:p>
          </table:table-cell>
          <table:table-cell/>
          <table:table-cell office:value-type="string" calcext:value-type="string">
            <text:p>per year per person</text:p>
          </table:table-cell>
          <table:table-cell table:number-columns-repeated="7"/>
          <table:table-cell table:style-name="Default" office:value-type="string" calcext:value-type="string">
            <text:p>x=</text:p>
          </table:table-cell>
          <table:table-cell table:formula="of:=1/SUM([.L8:.L11])" office:value-type="float" office:value="0.117647058823529" calcext:value-type="float">
            <text:p>0.1176470588</text:p>
          </table:table-cell>
          <table:table-cell table:number-columns-repeated="1010"/>
        </table:table-row>
        <table:table-row table:style-name="ro8">
          <table:table-cell/>
          <table:table-cell table:style-name="Default" table:number-columns-repeated="2"/>
          <table:table-cell/>
          <table:table-cell office:value-type="string" calcext:value-type="string">
            <text:p>In 40 years per person</text:p>
          </table:table-cell>
          <table:table-cell table:number-columns-repeated="1019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orking at 80k compounding" table:style-name="ta1">
        <office:forms form:automatic-focus="false" form:apply-design-mode="false"/>
        <table:table-column table:style-name="co1" table:default-cell-style-name="ce17"/>
        <table:table-column table:style-name="co1" table:number-columns-repeated="3" table:default-cell-style-name="ce18"/>
        <table:table-column table:style-name="co1" table:default-cell-style-name="ce12"/>
        <table:table-column table:style-name="co1" table:number-columns-repeated="3" table:default-cell-style-name="ce17"/>
        <table:table-row table:style-name="ro7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% of earning</text:p>
          </table:table-cell>
          <table:table-cell table:style-name="ce17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5000" calcext:value-type="float">
            <text:p>95,000</text:p>
          </table:table-cell>
          <table:table-cell table:formula="of:=[.$H$9]*[.B2]" office:value-type="float" office:value="95000" calcext:value-type="float">
            <text:p>95,000</text:p>
          </table:table-cell>
          <table:table-cell table:style-name="ce17" office:value-type="float" office:value="4000" calcext:value-type="float">
            <text:p>4000</text:p>
          </table:table-cell>
          <table:table-cell table:formula="of:=[.C2]/[.D2]" office:value-type="float" office:value="23.75" calcext:value-type="float">
            <text:p>23.8</text:p>
          </table:table-cell>
          <table:table-cell table:formula="of:=SUM([.E2])" office:value-type="float" office:value="23.75" calcext:value-type="float">
            <text:p>23.75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[.B2]*(1+[.$H$4])^(1)" office:value-type="float" office:value="96900" calcext:value-type="float">
            <text:p>96,900</text:p>
          </table:table-cell>
          <table:table-cell table:formula="of:=[.$H$9]*[.B3]" office:value-type="float" office:value="96900" calcext:value-type="float">
            <text:p>96,900</text:p>
          </table:table-cell>
          <table:table-cell table:formula="of:=[.D2]*(1+[.$H$5])^(1)" office:value-type="float" office:value="4040" calcext:value-type="float">
            <text:p>4,040</text:p>
          </table:table-cell>
          <table:table-cell table:formula="of:=[.C3]/[.D3]" office:value-type="float" office:value="23.9851485148515" calcext:value-type="float">
            <text:p>24.0</text:p>
          </table:table-cell>
          <table:table-cell table:formula="of:=SUM([.E$2:.E3])" office:value-type="float" office:value="47.7351485148515" calcext:value-type="float">
            <text:p>47.7351485149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[.B3]*(1+[.$H$4])^(1)" office:value-type="float" office:value="98838" calcext:value-type="float">
            <text:p>98,838</text:p>
          </table:table-cell>
          <table:table-cell table:formula="of:=[.$H$9]*[.B4]" office:value-type="float" office:value="98838" calcext:value-type="float">
            <text:p>98,838</text:p>
          </table:table-cell>
          <table:table-cell table:formula="of:=[.D3]*(1+[.$H$5])^(1)" office:value-type="float" office:value="4080.4" calcext:value-type="float">
            <text:p>4,080</text:p>
          </table:table-cell>
          <table:table-cell table:formula="of:=[.C4]/[.D4]" office:value-type="float" office:value="24.2226252328203" calcext:value-type="float">
            <text:p>24.2</text:p>
          </table:table-cell>
          <table:table-cell table:formula="of:=SUM([.E$2:.E4])" office:value-type="float" office:value="71.9577737476718" calcext:value-type="float">
            <text:p>71.9577737477</text:p>
          </table:table-cell>
          <table:table-cell office:value-type="string" calcext:value-type="string">
            <text:p>interest</text:p>
          </table:table-cell>
          <table:table-cell table:style-name="ce19" office:value-type="percentage" office:value="0.02" calcext:value-type="percentage">
            <text:p>2.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[.B4]*(1+[.$H$4])^(1)" office:value-type="float" office:value="100814.76" calcext:value-type="float">
            <text:p>100,815</text:p>
          </table:table-cell>
          <table:table-cell table:formula="of:=[.$H$9]*[.B5]" office:value-type="float" office:value="100814.76" calcext:value-type="float">
            <text:p>100,815</text:p>
          </table:table-cell>
          <table:table-cell table:formula="of:=[.D4]*(1+[.$H$5])^(1)" office:value-type="float" office:value="4121.204" calcext:value-type="float">
            <text:p>4,121</text:p>
          </table:table-cell>
          <table:table-cell table:formula="of:=[.C5]/[.D5]" office:value-type="float" office:value="24.4624532054225" calcext:value-type="float">
            <text:p>24.5</text:p>
          </table:table-cell>
          <table:table-cell table:formula="of:=SUM([.E$2:.E5])" office:value-type="float" office:value="96.4202269530943" calcext:value-type="float">
            <text:p>96.4202269531</text:p>
          </table:table-cell>
          <table:table-cell office:value-type="string" calcext:value-type="string">
            <text:p>inflation</text:p>
          </table:table-cell>
          <table:table-cell table:style-name="ce19" office:value-type="percentage" office:value="0.01" calcext:value-type="percentage">
            <text:p>1.00%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[.B5]*(1+[.$H$4])^(1)" office:value-type="float" office:value="102831.0552" calcext:value-type="float">
            <text:p>102,831</text:p>
          </table:table-cell>
          <table:table-cell table:formula="of:=[.$H$9]*[.B6]" office:value-type="float" office:value="102831.0552" calcext:value-type="float">
            <text:p>102,831</text:p>
          </table:table-cell>
          <table:table-cell table:formula="of:=[.D5]*(1+[.$H$5])^(1)" office:value-type="float" office:value="4162.41604" calcext:value-type="float">
            <text:p>4,162</text:p>
          </table:table-cell>
          <table:table-cell table:formula="of:=[.C6]/[.D6]" office:value-type="float" office:value="24.7046557124069" calcext:value-type="float">
            <text:p>24.7</text:p>
          </table:table-cell>
          <table:table-cell table:formula="of:=SUM([.E$2:.E6])" office:value-type="float" office:value="121.124882665501" calcext:value-type="float">
            <text:p>121.124882665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*(1+[.$H$7])^(1)" office:value-type="float" office:value="113114.16072" calcext:value-type="float">
            <text:p>113,114</text:p>
          </table:table-cell>
          <table:table-cell table:formula="of:=[.$H$9]*[.B7]" office:value-type="float" office:value="113114.16072" calcext:value-type="float">
            <text:p>113,114</text:p>
          </table:table-cell>
          <table:table-cell table:formula="of:=[.D6]*(1+[.$H$5])^(1)" office:value-type="float" office:value="4204.0402004" calcext:value-type="float">
            <text:p>4,204</text:p>
          </table:table-cell>
          <table:table-cell table:formula="of:=[.C7]/[.D7]" office:value-type="float" office:value="26.9060606768788" calcext:value-type="float">
            <text:p>26.9</text:p>
          </table:table-cell>
          <table:table-cell table:formula="of:=SUM([.E$2:.E7])" office:value-type="float" office:value="148.03094334238" calcext:value-type="float">
            <text:p>148.0309433424</text:p>
          </table:table-cell>
          <table:table-cell office:value-type="string" calcext:value-type="string">
            <text:p>every5 year interest</text:p>
          </table:table-cell>
          <table:table-cell table:style-name="ce19" office:value-type="percentage" office:value="0.1" calcext:value-type="percentage">
            <text:p>10.00%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[.B7]*(1+[.$H$4])^(1)" office:value-type="float" office:value="115376.4439344" calcext:value-type="float">
            <text:p>115,376</text:p>
          </table:table-cell>
          <table:table-cell table:formula="of:=[.$H$9]*[.B8]" office:value-type="float" office:value="115376.4439344" calcext:value-type="float">
            <text:p>115,376</text:p>
          </table:table-cell>
          <table:table-cell table:formula="of:=[.D7]*(1+[.$H$5])^(1)" office:value-type="float" office:value="4246.080602404" calcext:value-type="float">
            <text:p>4,246</text:p>
          </table:table-cell>
          <table:table-cell table:formula="of:=[.C8]/[.D8]" office:value-type="float" office:value="27.1724573172439" calcext:value-type="float">
            <text:p>27.2</text:p>
          </table:table-cell>
          <table:table-cell table:formula="of:=SUM([.E$2:.E8])" office:value-type="float" office:value="175.203400659624" calcext:value-type="float">
            <text:p>175.203400659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8]*(1+[.$H$4])^(1)" office:value-type="float" office:value="117683.972813088" calcext:value-type="float">
            <text:p>117,684</text:p>
          </table:table-cell>
          <table:table-cell table:formula="of:=[.$H$9]*[.B9]" office:value-type="float" office:value="117683.972813088" calcext:value-type="float">
            <text:p>117,684</text:p>
          </table:table-cell>
          <table:table-cell table:formula="of:=[.D8]*(1+[.$H$5])^(1)" office:value-type="float" office:value="4288.54140842804" calcext:value-type="float">
            <text:p>4,289</text:p>
          </table:table-cell>
          <table:table-cell table:formula="of:=[.C9]/[.D9]" office:value-type="float" office:value="27.4414915481077" calcext:value-type="float">
            <text:p>27.4</text:p>
          </table:table-cell>
          <table:table-cell table:formula="of:=SUM([.E$2:.E9])" office:value-type="float" office:value="202.644892207732" calcext:value-type="float">
            <text:p>202.6448922077</text:p>
          </table:table-cell>
          <table:table-cell office:value-type="string" calcext:value-type="string">
            <text:p>percentage of income</text:p>
          </table:table-cell>
          <table:table-cell table:style-name="ce19" office:value-type="percentage" office:value="1" calcext:value-type="percentage">
            <text:p>100.00%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[.B9]*(1+[.$H$4])^(1)" office:value-type="float" office:value="120037.65226935" calcext:value-type="float">
            <text:p>120,038</text:p>
          </table:table-cell>
          <table:table-cell table:formula="of:=[.$H$9]*[.B10]" office:value-type="float" office:value="120037.65226935" calcext:value-type="float">
            <text:p>120,038</text:p>
          </table:table-cell>
          <table:table-cell table:formula="of:=[.D9]*(1+[.$H$5])^(1)" office:value-type="float" office:value="4331.42682251232" calcext:value-type="float">
            <text:p>4,331</text:p>
          </table:table-cell>
          <table:table-cell table:formula="of:=[.C10]/[.D10]" office:value-type="float" office:value="27.7131894842276" calcext:value-type="float">
            <text:p>27.7</text:p>
          </table:table-cell>
          <table:table-cell table:formula="of:=SUM([.E$2:.E10])" office:value-type="float" office:value="230.358081691959" calcext:value-type="float">
            <text:p>230.358081692</text:p>
          </table:table-cell>
          <table:table-cell table:number-columns-repeated="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[.B10]*(1+[.$H$4])^(1)" office:value-type="float" office:value="122438.405314737" calcext:value-type="float">
            <text:p>122,438</text:p>
          </table:table-cell>
          <table:table-cell table:formula="of:=[.$H$9]*[.B11]" office:value-type="float" office:value="122438.405314737" calcext:value-type="float">
            <text:p>122,438</text:p>
          </table:table-cell>
          <table:table-cell table:formula="of:=[.D10]*(1+[.$H$5])^(1)" office:value-type="float" office:value="4374.74109073744" calcext:value-type="float">
            <text:p>4,375</text:p>
          </table:table-cell>
          <table:table-cell table:formula="of:=[.C11]/[.D11]" office:value-type="float" office:value="27.9875774989229" calcext:value-type="float">
            <text:p>28.0</text:p>
          </table:table-cell>
          <table:table-cell table:formula="of:=SUM([.E$2:.E11])" office:value-type="float" office:value="258.345659190882" calcext:value-type="float">
            <text:p>258.3456591909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[.B11]*(1+[.$H$7])^(1)" office:value-type="float" office:value="134682.24584621" calcext:value-type="float">
            <text:p>134,682</text:p>
          </table:table-cell>
          <table:table-cell table:formula="of:=[.$H$9]*[.B12]" office:value-type="float" office:value="134682.24584621" calcext:value-type="float">
            <text:p>134,682</text:p>
          </table:table-cell>
          <table:table-cell table:formula="of:=[.D11]*(1+[.$H$5])^(1)" office:value-type="float" office:value="4418.48850164482" calcext:value-type="float">
            <text:p>4,418</text:p>
          </table:table-cell>
          <table:table-cell table:formula="of:=[.C12]/[.D12]" office:value-type="float" office:value="30.4815200483319" calcext:value-type="float">
            <text:p>30.5</text:p>
          </table:table-cell>
          <table:table-cell table:formula="of:=SUM([.E$2:.E12])" office:value-type="float" office:value="288.827179239214" calcext:value-type="float">
            <text:p>288.8271792392</text:p>
          </table:table-cell>
          <table:table-cell table:number-columns-repeated="2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[.B12]*(1+[.$H$4])^(1)" office:value-type="float" office:value="137375.890763135" calcext:value-type="float">
            <text:p>137,376</text:p>
          </table:table-cell>
          <table:table-cell table:formula="of:=[.$H$9]*[.B13]" office:value-type="float" office:value="137375.890763135" calcext:value-type="float">
            <text:p>137,376</text:p>
          </table:table-cell>
          <table:table-cell table:formula="of:=[.D12]*(1+[.$H$5])^(1)" office:value-type="float" office:value="4462.67338666127" calcext:value-type="float">
            <text:p>4,463</text:p>
          </table:table-cell>
          <table:table-cell table:formula="of:=[.C13]/[.D13]" office:value-type="float" office:value="30.7833172765332" calcext:value-type="float">
            <text:p>30.8</text:p>
          </table:table-cell>
          <table:table-cell table:formula="of:=SUM([.E$2:.E13])" office:value-type="float" office:value="319.610496515747" calcext:value-type="float">
            <text:p>319.6104965157</text:p>
          </table:table-cell>
          <table:table-cell table:number-columns-repeated="2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[.B13]*(1+[.$H$4])^(1)" office:value-type="float" office:value="140123.408578397" calcext:value-type="float">
            <text:p>140,123</text:p>
          </table:table-cell>
          <table:table-cell table:formula="of:=[.$H$9]*[.B14]" office:value-type="float" office:value="140123.408578397" calcext:value-type="float">
            <text:p>140,123</text:p>
          </table:table-cell>
          <table:table-cell table:formula="of:=[.D13]*(1+[.$H$5])^(1)" office:value-type="float" office:value="4507.30012052788" calcext:value-type="float">
            <text:p>4,507</text:p>
          </table:table-cell>
          <table:table-cell table:formula="of:=[.C14]/[.D14]" office:value-type="float" office:value="31.0881025961028" calcext:value-type="float">
            <text:p>31.1</text:p>
          </table:table-cell>
          <table:table-cell table:formula="of:=SUM([.E$2:.E14])" office:value-type="float" office:value="350.69859911185" calcext:value-type="float">
            <text:p>350.6985991119</text:p>
          </table:table-cell>
          <table:table-cell table:number-columns-repeated="2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[.B14]*(1+[.$H$4])^(1)" office:value-type="float" office:value="142925.876749965" calcext:value-type="float">
            <text:p>142,926</text:p>
          </table:table-cell>
          <table:table-cell table:formula="of:=[.$H$9]*[.B15]" office:value-type="float" office:value="142925.876749965" calcext:value-type="float">
            <text:p>142,926</text:p>
          </table:table-cell>
          <table:table-cell table:formula="of:=[.D14]*(1+[.$H$5])^(1)" office:value-type="float" office:value="4552.37312173316" calcext:value-type="float">
            <text:p>4,552</text:p>
          </table:table-cell>
          <table:table-cell table:formula="of:=[.C15]/[.D15]" office:value-type="float" office:value="31.3959055921038" calcext:value-type="float">
            <text:p>31.4</text:p>
          </table:table-cell>
          <table:table-cell table:formula="of:=SUM([.E$2:.E15])" office:value-type="float" office:value="382.094504703954" calcext:value-type="float">
            <text:p>382.094504704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[.B15]*(1+[.$H$4])^(1)" office:value-type="float" office:value="145784.394284965" calcext:value-type="float">
            <text:p>145,784</text:p>
          </table:table-cell>
          <table:table-cell table:formula="of:=[.$H$9]*[.B16]" office:value-type="float" office:value="145784.394284965" calcext:value-type="float">
            <text:p>145,784</text:p>
          </table:table-cell>
          <table:table-cell table:formula="of:=[.D15]*(1+[.$H$5])^(1)" office:value-type="float" office:value="4597.89685295049" calcext:value-type="float">
            <text:p>4,598</text:p>
          </table:table-cell>
          <table:table-cell table:formula="of:=[.C16]/[.D16]" office:value-type="float" office:value="31.7067561425207" calcext:value-type="float">
            <text:p>31.7</text:p>
          </table:table-cell>
          <table:table-cell table:formula="of:=SUM([.E$2:.E16])" office:value-type="float" office:value="413.801260846475" calcext:value-type="float">
            <text:p>413.8012608465</text:p>
          </table:table-cell>
          <table:table-cell table:number-columns-repeated="2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[.B16]*(1+[.$H$7])^(1)" office:value-type="float" office:value="160362.833713461" calcext:value-type="float">
            <text:p>160,363</text:p>
          </table:table-cell>
          <table:table-cell table:formula="of:=[.$H$9]*[.B17]" office:value-type="float" office:value="160362.833713461" calcext:value-type="float">
            <text:p>160,363</text:p>
          </table:table-cell>
          <table:table-cell table:formula="of:=[.D16]*(1+[.$H$5])^(1)" office:value-type="float" office:value="4643.87582147999" calcext:value-type="float">
            <text:p>4,644</text:p>
          </table:table-cell>
          <table:table-cell table:formula="of:=[.C17]/[.D17]" office:value-type="float" office:value="34.5321106502701" calcext:value-type="float">
            <text:p>34.5</text:p>
          </table:table-cell>
          <table:table-cell table:formula="of:=SUM([.E$2:.E17])" office:value-type="float" office:value="448.333371496745" calcext:value-type="float">
            <text:p>448.3333714967</text:p>
          </table:table-cell>
          <table:table-cell table:number-columns-repeated="2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[.B17]*(1+[.$H$4])^(1)" office:value-type="float" office:value="163570.09038773" calcext:value-type="float">
            <text:p>163,570</text:p>
          </table:table-cell>
          <table:table-cell table:formula="of:=[.$H$9]*[.B18]" office:value-type="float" office:value="163570.09038773" calcext:value-type="float">
            <text:p>163,570</text:p>
          </table:table-cell>
          <table:table-cell table:formula="of:=[.D17]*(1+[.$H$5])^(1)" office:value-type="float" office:value="4690.31457969479" calcext:value-type="float">
            <text:p>4,690</text:p>
          </table:table-cell>
          <table:table-cell table:formula="of:=[.C18]/[.D18]" office:value-type="float" office:value="34.8740127359163" calcext:value-type="float">
            <text:p>34.9</text:p>
          </table:table-cell>
          <table:table-cell table:formula="of:=SUM([.E$2:.E18])" office:value-type="float" office:value="483.207384232661" calcext:value-type="float">
            <text:p>483.2073842327</text:p>
          </table:table-cell>
          <table:table-cell table:number-columns-repeated="2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[.B18]*(1+[.$H$4])^(1)" office:value-type="float" office:value="166841.492195485" calcext:value-type="float">
            <text:p>166,841</text:p>
          </table:table-cell>
          <table:table-cell table:formula="of:=[.$H$9]*[.B19]" office:value-type="float" office:value="166841.492195485" calcext:value-type="float">
            <text:p>166,841</text:p>
          </table:table-cell>
          <table:table-cell table:formula="of:=[.D18]*(1+[.$H$5])^(1)" office:value-type="float" office:value="4737.21772549174" calcext:value-type="float">
            <text:p>4,737</text:p>
          </table:table-cell>
          <table:table-cell table:formula="of:=[.C19]/[.D19]" office:value-type="float" office:value="35.2192999907274" calcext:value-type="float">
            <text:p>35.2</text:p>
          </table:table-cell>
          <table:table-cell table:formula="of:=SUM([.E$2:.E19])" office:value-type="float" office:value="518.426684223388" calcext:value-type="float">
            <text:p>518.4266842234</text:p>
          </table:table-cell>
          <table:table-cell table:number-columns-repeated="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[.B19]*(1+[.$H$4])^(1)" office:value-type="float" office:value="170178.322039395" calcext:value-type="float">
            <text:p>170,178</text:p>
          </table:table-cell>
          <table:table-cell table:formula="of:=[.$H$9]*[.B20]" office:value-type="float" office:value="170178.322039395" calcext:value-type="float">
            <text:p>170,178</text:p>
          </table:table-cell>
          <table:table-cell table:formula="of:=[.D19]*(1+[.$H$5])^(1)" office:value-type="float" office:value="4784.58990274666" calcext:value-type="float">
            <text:p>4,785</text:p>
          </table:table-cell>
          <table:table-cell table:formula="of:=[.C20]/[.D20]" office:value-type="float" office:value="35.5680059312296" calcext:value-type="float">
            <text:p>35.6</text:p>
          </table:table-cell>
          <table:table-cell table:formula="of:=SUM([.E$2:.E20])" office:value-type="float" office:value="553.994690154618" calcext:value-type="float">
            <text:p>553.9946901546</text:p>
          </table:table-cell>
          <table:table-cell table:number-columns-repeated="2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[.B20]*(1+[.$H$4])^(1)" office:value-type="float" office:value="173581.888480183" calcext:value-type="float">
            <text:p>173,582</text:p>
          </table:table-cell>
          <table:table-cell table:formula="of:=[.$H$9]*[.B21]" office:value-type="float" office:value="173581.888480183" calcext:value-type="float">
            <text:p>173,582</text:p>
          </table:table-cell>
          <table:table-cell table:formula="of:=[.D20]*(1+[.$H$5])^(1)" office:value-type="float" office:value="4832.43580177413" calcext:value-type="float">
            <text:p>4,832</text:p>
          </table:table-cell>
          <table:table-cell table:formula="of:=[.C21]/[.D21]" office:value-type="float" office:value="35.9201644057963" calcext:value-type="float">
            <text:p>35.9</text:p>
          </table:table-cell>
          <table:table-cell table:formula="of:=SUM([.E$2:.E21])" office:value-type="float" office:value="589.914854560414" calcext:value-type="float">
            <text:p>589.9148545604</text:p>
          </table:table-cell>
          <table:table-cell table:number-columns-repeated="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[.B21]*(1+[.$H$7])^(1)" office:value-type="float" office:value="190940.077328201" calcext:value-type="float">
            <text:p>190,940</text:p>
          </table:table-cell>
          <table:table-cell table:formula="of:=[.$H$9]*[.B22]" office:value-type="float" office:value="190940.077328201" calcext:value-type="float">
            <text:p>190,940</text:p>
          </table:table-cell>
          <table:table-cell table:formula="of:=[.D21]*(1+[.$H$5])^(1)" office:value-type="float" office:value="4880.76015979187" calcext:value-type="float">
            <text:p>4,881</text:p>
          </table:table-cell>
          <table:table-cell table:formula="of:=[.C22]/[.D22]" office:value-type="float" office:value="39.1209711350257" calcext:value-type="float">
            <text:p>39.1</text:p>
          </table:table-cell>
          <table:table-cell table:formula="of:=SUM([.E$2:.E22])" office:value-type="float" office:value="629.03582569544" calcext:value-type="float">
            <text:p>629.0358256954</text:p>
          </table:table-cell>
          <table:table-cell table:number-columns-repeated="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[.B22]*(1+[.$H$4])^(1)" office:value-type="float" office:value="194758.878874765" calcext:value-type="float">
            <text:p>194,759</text:p>
          </table:table-cell>
          <table:table-cell table:formula="of:=[.$H$9]*[.B23]" office:value-type="float" office:value="194758.878874765" calcext:value-type="float">
            <text:p>194,759</text:p>
          </table:table-cell>
          <table:table-cell table:formula="of:=[.D22]*(1+[.$H$5])^(1)" office:value-type="float" office:value="4929.56776138979" calcext:value-type="float">
            <text:p>4,930</text:p>
          </table:table-cell>
          <table:table-cell table:formula="of:=[.C23]/[.D23]" office:value-type="float" office:value="39.5083074828972" calcext:value-type="float">
            <text:p>39.5</text:p>
          </table:table-cell>
          <table:table-cell table:formula="of:=SUM([.E$2:.E23])" office:value-type="float" office:value="668.544133178337" calcext:value-type="float">
            <text:p>668.5441331783</text:p>
          </table:table-cell>
          <table:table-cell table:number-columns-repeated="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[.B23]*(1+[.$H$4])^(1)" office:value-type="float" office:value="198654.05645226" calcext:value-type="float">
            <text:p>198,654</text:p>
          </table:table-cell>
          <table:table-cell table:formula="of:=[.$H$9]*[.B24]" office:value-type="float" office:value="198654.05645226" calcext:value-type="float">
            <text:p>198,654</text:p>
          </table:table-cell>
          <table:table-cell table:formula="of:=[.D23]*(1+[.$H$5])^(1)" office:value-type="float" office:value="4978.86343900368" calcext:value-type="float">
            <text:p>4,979</text:p>
          </table:table-cell>
          <table:table-cell table:formula="of:=[.C24]/[.D24]" office:value-type="float" office:value="39.899478844114" calcext:value-type="float">
            <text:p>39.9</text:p>
          </table:table-cell>
          <table:table-cell table:formula="of:=SUM([.E$2:.E24])" office:value-type="float" office:value="708.443612022451" calcext:value-type="float">
            <text:p>708.4436120225</text:p>
          </table:table-cell>
          <table:table-cell table:number-columns-repeated="2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[.B24]*(1+[.$H$4])^(1)" office:value-type="float" office:value="202627.137581305" calcext:value-type="float">
            <text:p>202,627</text:p>
          </table:table-cell>
          <table:table-cell table:formula="of:=[.$H$9]*[.B25]" office:value-type="float" office:value="202627.137581305" calcext:value-type="float">
            <text:p>202,627</text:p>
          </table:table-cell>
          <table:table-cell table:formula="of:=[.D24]*(1+[.$H$5])^(1)" office:value-type="float" office:value="5028.65207339372" calcext:value-type="float">
            <text:p>5,029</text:p>
          </table:table-cell>
          <table:table-cell table:formula="of:=[.C25]/[.D25]" office:value-type="float" office:value="40.2945231891052" calcext:value-type="float">
            <text:p>40.3</text:p>
          </table:table-cell>
          <table:table-cell table:formula="of:=SUM([.E$2:.E25])" office:value-type="float" office:value="748.738135211557" calcext:value-type="float">
            <text:p>748.7381352116</text:p>
          </table:table-cell>
          <table:table-cell table:number-columns-repeated="2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[.B25]*(1+[.$H$4])^(1)" office:value-type="float" office:value="206679.680332931" calcext:value-type="float">
            <text:p>206,680</text:p>
          </table:table-cell>
          <table:table-cell table:formula="of:=[.$H$9]*[.B26]" office:value-type="float" office:value="206679.680332931" calcext:value-type="float">
            <text:p>206,680</text:p>
          </table:table-cell>
          <table:table-cell table:formula="of:=[.D25]*(1+[.$H$5])^(1)" office:value-type="float" office:value="5078.93859412766" calcext:value-type="float">
            <text:p>5,079</text:p>
          </table:table-cell>
          <table:table-cell table:formula="of:=[.C26]/[.D26]" office:value-type="float" office:value="40.6934788642449" calcext:value-type="float">
            <text:p>40.7</text:p>
          </table:table-cell>
          <table:table-cell table:formula="of:=SUM([.E$2:.E26])" office:value-type="float" office:value="789.431614075801" calcext:value-type="float">
            <text:p>789.4316140758</text:p>
          </table:table-cell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[.B26]*(1+[.$H$7])^(1)" office:value-type="float" office:value="227347.648366225" calcext:value-type="float">
            <text:p>227,348</text:p>
          </table:table-cell>
          <table:table-cell table:formula="of:=[.$H$9]*[.B27]" office:value-type="float" office:value="227347.648366225" calcext:value-type="float">
            <text:p>227,348</text:p>
          </table:table-cell>
          <table:table-cell table:formula="of:=[.D26]*(1+[.$H$5])^(1)" office:value-type="float" office:value="5129.72798006893" calcext:value-type="float">
            <text:p>5,130</text:p>
          </table:table-cell>
          <table:table-cell table:formula="of:=[.C27]/[.D27]" office:value-type="float" office:value="44.3196304462073" calcext:value-type="float">
            <text:p>44.3</text:p>
          </table:table-cell>
          <table:table-cell table:formula="of:=SUM([.E$2:.E27])" office:value-type="float" office:value="833.751244522009" calcext:value-type="float">
            <text:p>833.751244522</text:p>
          </table:table-cell>
          <table:table-cell table:number-columns-repeated="2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[.B27]*(1+[.$H$4])^(1)" office:value-type="float" office:value="231894.601333549" calcext:value-type="float">
            <text:p>231,895</text:p>
          </table:table-cell>
          <table:table-cell table:formula="of:=[.$H$9]*[.B28]" office:value-type="float" office:value="231894.601333549" calcext:value-type="float">
            <text:p>231,895</text:p>
          </table:table-cell>
          <table:table-cell table:formula="of:=[.D27]*(1+[.$H$5])^(1)" office:value-type="float" office:value="5181.02525986962" calcext:value-type="float">
            <text:p>5,181</text:p>
          </table:table-cell>
          <table:table-cell table:formula="of:=[.C28]/[.D28]" office:value-type="float" office:value="44.758438668447" calcext:value-type="float">
            <text:p>44.8</text:p>
          </table:table-cell>
          <table:table-cell table:formula="of:=SUM([.E$2:.E28])" office:value-type="float" office:value="878.509683190456" calcext:value-type="float">
            <text:p>878.5096831905</text:p>
          </table:table-cell>
          <table:table-cell table:number-columns-repeated="2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[.B28]*(1+[.$H$4])^(1)" office:value-type="float" office:value="236532.49336022" calcext:value-type="float">
            <text:p>236,532</text:p>
          </table:table-cell>
          <table:table-cell table:formula="of:=[.$H$9]*[.B29]" office:value-type="float" office:value="236532.49336022" calcext:value-type="float">
            <text:p>236,532</text:p>
          </table:table-cell>
          <table:table-cell table:formula="of:=[.D28]*(1+[.$H$5])^(1)" office:value-type="float" office:value="5232.83551246832" calcext:value-type="float">
            <text:p>5,233</text:p>
          </table:table-cell>
          <table:table-cell table:formula="of:=[.C29]/[.D29]" office:value-type="float" office:value="45.2015915265504" calcext:value-type="float">
            <text:p>45.2</text:p>
          </table:table-cell>
          <table:table-cell table:formula="of:=SUM([.E$2:.E29])" office:value-type="float" office:value="923.711274717006" calcext:value-type="float">
            <text:p>923.711274717</text:p>
          </table:table-cell>
          <table:table-cell table:number-columns-repeated="2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[.B29]*(1+[.$H$4])^(1)" office:value-type="float" office:value="241263.143227424" calcext:value-type="float">
            <text:p>241,263</text:p>
          </table:table-cell>
          <table:table-cell table:formula="of:=[.$H$9]*[.B30]" office:value-type="float" office:value="241263.143227424" calcext:value-type="float">
            <text:p>241,263</text:p>
          </table:table-cell>
          <table:table-cell table:formula="of:=[.D29]*(1+[.$H$5])^(1)" office:value-type="float" office:value="5285.163867593" calcext:value-type="float">
            <text:p>5,285</text:p>
          </table:table-cell>
          <table:table-cell table:formula="of:=[.C30]/[.D30]" office:value-type="float" office:value="45.6491320367143" calcext:value-type="float">
            <text:p>45.6</text:p>
          </table:table-cell>
          <table:table-cell table:formula="of:=SUM([.E$2:.E30])" office:value-type="float" office:value="969.36040675372" calcext:value-type="float">
            <text:p>969.3604067537</text:p>
          </table:table-cell>
          <table:table-cell table:number-columns-repeated="2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[.B30]*(1+[.$H$4])^(1)" office:value-type="float" office:value="246088.406091973" calcext:value-type="float">
            <text:p>246,088</text:p>
          </table:table-cell>
          <table:table-cell table:formula="of:=[.$H$9]*[.B31]" office:value-type="float" office:value="246088.406091973" calcext:value-type="float">
            <text:p>246,088</text:p>
          </table:table-cell>
          <table:table-cell table:formula="of:=[.D30]*(1+[.$H$5])^(1)" office:value-type="float" office:value="5338.01550626893" calcext:value-type="float">
            <text:p>5,338</text:p>
          </table:table-cell>
          <table:table-cell table:formula="of:=[.C31]/[.D31]" office:value-type="float" office:value="46.1011036410382" calcext:value-type="float">
            <text:p>46.1</text:p>
          </table:table-cell>
          <table:table-cell table:formula="of:=SUM([.E$2:.E31])" office:value-type="float" office:value="1015.46151039476" calcext:value-type="float">
            <text:p>1015.4615103948</text:p>
          </table:table-cell>
          <table:table-cell table:number-columns-repeated="2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[.B31]*(1+[.$H$7])^(1)" office:value-type="float" office:value="270697.24670117" calcext:value-type="float">
            <text:p>270,697</text:p>
          </table:table-cell>
          <table:table-cell table:formula="of:=[.$H$9]*[.B32]" office:value-type="float" office:value="270697.24670117" calcext:value-type="float">
            <text:p>270,697</text:p>
          </table:table-cell>
          <table:table-cell table:formula="of:=[.D31]*(1+[.$H$5])^(1)" office:value-type="float" office:value="5391.39566133162" calcext:value-type="float">
            <text:p>5,391</text:p>
          </table:table-cell>
          <table:table-cell table:formula="of:=[.C32]/[.D32]" office:value-type="float" office:value="50.2091227773683" calcext:value-type="float">
            <text:p>50.2</text:p>
          </table:table-cell>
          <table:table-cell table:formula="of:=SUM([.E$2:.E32])" office:value-type="float" office:value="1065.67063317213" calcext:value-type="float">
            <text:p>1065.6706331721</text:p>
          </table:table-cell>
          <table:table-cell table:number-columns-repeated="2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[.B32]*(1+[.$H$4])^(1)" office:value-type="float" office:value="276111.191635194" calcext:value-type="float">
            <text:p>276,111</text:p>
          </table:table-cell>
          <table:table-cell table:formula="of:=[.$H$9]*[.B33]" office:value-type="float" office:value="276111.191635194" calcext:value-type="float">
            <text:p>276,111</text:p>
          </table:table-cell>
          <table:table-cell table:formula="of:=[.D32]*(1+[.$H$5])^(1)" office:value-type="float" office:value="5445.30961794494" calcext:value-type="float">
            <text:p>5,445</text:p>
          </table:table-cell>
          <table:table-cell table:formula="of:=[.C33]/[.D33]" office:value-type="float" office:value="50.706242804867" calcext:value-type="float">
            <text:p>50.7</text:p>
          </table:table-cell>
          <table:table-cell table:formula="of:=SUM([.E$2:.E33])" office:value-type="float" office:value="1116.37687597699" calcext:value-type="float">
            <text:p>1116.376875977</text:p>
          </table:table-cell>
          <table:table-cell table:number-columns-repeated="2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[.B33]*(1+[.$H$4])^(1)" office:value-type="float" office:value="281633.415467898" calcext:value-type="float">
            <text:p>281,633</text:p>
          </table:table-cell>
          <table:table-cell table:formula="of:=[.$H$9]*[.B34]" office:value-type="float" office:value="281633.415467898" calcext:value-type="float">
            <text:p>281,633</text:p>
          </table:table-cell>
          <table:table-cell table:formula="of:=[.D33]*(1+[.$H$5])^(1)" office:value-type="float" office:value="5499.76271412439" calcext:value-type="float">
            <text:p>5,500</text:p>
          </table:table-cell>
          <table:table-cell table:formula="of:=[.C34]/[.D34]" office:value-type="float" office:value="51.208284812836" calcext:value-type="float">
            <text:p>51.2</text:p>
          </table:table-cell>
          <table:table-cell table:formula="of:=SUM([.E$2:.E34])" office:value-type="float" office:value="1167.58516078983" calcext:value-type="float">
            <text:p>1167.5851607898</text:p>
          </table:table-cell>
          <table:table-cell table:number-columns-repeated="2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[.B34]*(1+[.$H$4])^(1)" office:value-type="float" office:value="287266.083777256" calcext:value-type="float">
            <text:p>287,266</text:p>
          </table:table-cell>
          <table:table-cell table:formula="of:=[.$H$9]*[.B35]" office:value-type="float" office:value="287266.083777256" calcext:value-type="float">
            <text:p>287,266</text:p>
          </table:table-cell>
          <table:table-cell table:formula="of:=[.D34]*(1+[.$H$5])^(1)" office:value-type="float" office:value="5554.76034126563" calcext:value-type="float">
            <text:p>5,555</text:p>
          </table:table-cell>
          <table:table-cell table:formula="of:=[.C35]/[.D35]" office:value-type="float" office:value="51.7152975337552" calcext:value-type="float">
            <text:p>51.7</text:p>
          </table:table-cell>
          <table:table-cell table:formula="of:=SUM([.E$2:.E35])" office:value-type="float" office:value="1219.30045832359" calcext:value-type="float">
            <text:p>1219.3004583236</text:p>
          </table:table-cell>
          <table:table-cell table:number-columns-repeated="2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[.B35]*(1+[.$H$4])^(1)" office:value-type="float" office:value="293011.405452801" calcext:value-type="float">
            <text:p>293,011</text:p>
          </table:table-cell>
          <table:table-cell table:formula="of:=[.$H$9]*[.B36]" office:value-type="float" office:value="293011.405452801" calcext:value-type="float">
            <text:p>293,011</text:p>
          </table:table-cell>
          <table:table-cell table:formula="of:=[.D35]*(1+[.$H$5])^(1)" office:value-type="float" office:value="5610.30794467829" calcext:value-type="float">
            <text:p>5,610</text:p>
          </table:table-cell>
          <table:table-cell table:formula="of:=[.C36]/[.D36]" office:value-type="float" office:value="52.2273301826042" calcext:value-type="float">
            <text:p>52.2</text:p>
          </table:table-cell>
          <table:table-cell table:formula="of:=SUM([.E$2:.E36])" office:value-type="float" office:value="1271.52778850619" calcext:value-type="float">
            <text:p>1271.5277885062</text:p>
          </table:table-cell>
          <table:table-cell table:number-columns-repeated="2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[.B36]*(1+[.$H$4])^(1)" office:value-type="float" office:value="298871.633561857" calcext:value-type="float">
            <text:p>298,872</text:p>
          </table:table-cell>
          <table:table-cell table:formula="of:=[.$H$9]*[.B37]" office:value-type="float" office:value="298871.633561857" calcext:value-type="float">
            <text:p>298,872</text:p>
          </table:table-cell>
          <table:table-cell table:formula="of:=[.D36]*(1+[.$H$5])^(1)" office:value-type="float" office:value="5666.41102412507" calcext:value-type="float">
            <text:p>5,666</text:p>
          </table:table-cell>
          <table:table-cell table:formula="of:=[.C37]/[.D37]" office:value-type="float" office:value="52.7444324616399" calcext:value-type="float">
            <text:p>52.7</text:p>
          </table:table-cell>
          <table:table-cell table:formula="of:=SUM([.E$2:.E37])" office:value-type="float" office:value="1324.27222096783" calcext:value-type="float">
            <text:p>1324.2722209678</text:p>
          </table:table-cell>
          <table:table-cell table:number-columns-repeated="2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[.B37]*(1+[.$H$7])^(1)" office:value-type="float" office:value="328758.796918042" calcext:value-type="float">
            <text:p>328,759</text:p>
          </table:table-cell>
          <table:table-cell table:formula="of:=[.$H$9]*[.B38]" office:value-type="float" office:value="328758.796918042" calcext:value-type="float">
            <text:p>328,759</text:p>
          </table:table-cell>
          <table:table-cell table:formula="of:=[.D37]*(1+[.$H$5])^(1)" office:value-type="float" office:value="5723.07513436632" calcext:value-type="float">
            <text:p>5,723</text:p>
          </table:table-cell>
          <table:table-cell table:formula="of:=[.C38]/[.D38]" office:value-type="float" office:value="57.4444313938652" calcext:value-type="float">
            <text:p>57.4</text:p>
          </table:table-cell>
          <table:table-cell table:formula="of:=SUM([.E$2:.E38])" office:value-type="float" office:value="1381.71665236169" calcext:value-type="float">
            <text:p>1381.7166523617</text:p>
          </table:table-cell>
          <table:table-cell table:number-columns-repeated="2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[.B38]*(1+[.$H$4])^(1)" office:value-type="float" office:value="335333.972856403" calcext:value-type="float">
            <text:p>335,334</text:p>
          </table:table-cell>
          <table:table-cell table:formula="of:=[.$H$9]*[.B39]" office:value-type="float" office:value="335333.972856403" calcext:value-type="float">
            <text:p>335,334</text:p>
          </table:table-cell>
          <table:table-cell table:formula="of:=[.D38]*(1+[.$H$5])^(1)" office:value-type="float" office:value="5780.30588570999" calcext:value-type="float">
            <text:p>5,780</text:p>
          </table:table-cell>
          <table:table-cell table:formula="of:=[.C39]/[.D39]" office:value-type="float" office:value="58.0131881403392" calcext:value-type="float">
            <text:p>58.0</text:p>
          </table:table-cell>
          <table:table-cell table:formula="of:=SUM([.E$2:.E39])" office:value-type="float" office:value="1439.72984050203" calcext:value-type="float">
            <text:p>1439.729840502</text:p>
          </table:table-cell>
          <table:table-cell table:number-columns-repeated="2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[.B39]*(1+[.$H$4])^(1)" office:value-type="float" office:value="342040.652313531" calcext:value-type="float">
            <text:p>342,041</text:p>
          </table:table-cell>
          <table:table-cell table:formula="of:=[.$H$9]*[.B40]" office:value-type="float" office:value="342040.652313531" calcext:value-type="float">
            <text:p>342,041</text:p>
          </table:table-cell>
          <table:table-cell table:formula="of:=[.D39]*(1+[.$H$5])^(1)" office:value-type="float" office:value="5838.10894456709" calcext:value-type="float">
            <text:p>5,838</text:p>
          </table:table-cell>
          <table:table-cell table:formula="of:=[.C40]/[.D40]" office:value-type="float" office:value="58.5875761417286" calcext:value-type="float">
            <text:p>58.6</text:p>
          </table:table-cell>
          <table:table-cell table:formula="of:=SUM([.E$2:.E40])" office:value-type="float" office:value="1498.31741664376" calcext:value-type="float">
            <text:p>1498.3174166438</text:p>
          </table:table-cell>
          <table:table-cell table:number-columns-repeated="2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[.B40]*(1+[.$H$4])^(1)" office:value-type="float" office:value="348881.465359802" calcext:value-type="float">
            <text:p>348,881</text:p>
          </table:table-cell>
          <table:table-cell table:formula="of:=[.$H$9]*[.B41]" office:value-type="float" office:value="348881.465359802" calcext:value-type="float">
            <text:p>348,881</text:p>
          </table:table-cell>
          <table:table-cell table:formula="of:=[.D40]*(1+[.$H$5])^(1)" office:value-type="float" office:value="5896.49003401276" calcext:value-type="float">
            <text:p>5,896</text:p>
          </table:table-cell>
          <table:table-cell table:formula="of:=[.C41]/[.D41]" office:value-type="float" office:value="59.1676511530329" calcext:value-type="float">
            <text:p>59.2</text:p>
          </table:table-cell>
          <table:table-cell table:formula="of:=SUM([.E$2:.E41])" office:value-type="float" office:value="1557.4850677968" calcext:value-type="float">
            <text:p>1557.4850677968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7"/>
          <table:table-cell table:formula="of:=SUM([.E2:.E41])" office:value-type="float" office:value="1557.4850677968" calcext:value-type="float">
            <text:p>1557.5</text:p>
          </table:table-cell>
          <table:table-cell table:number-columns-repeated="3"/>
        </table:table-row>
        <table:table-row table:style-name="ro3" table:number-rows-repeated="13">
          <table:table-cell table:number-columns-repeated="3"/>
          <table:table-cell table:style-name="ce17"/>
          <table:table-cell table:number-columns-repeated="4"/>
        </table:table-row>
        <table:table-row table:style-name="ro3">
          <table:table-cell table:number-columns-repeated="3"/>
          <table:table-cell table:style-name="ce17"/>
          <table:table-cell table:number-columns-repeated="4"/>
        </table:table-row>
      </table:table>
      <table:table table:name="Sheet6" table:style-name="ta1">
        <office:forms form:automatic-focus="false" form:apply-design-mode="false"/>
        <table:table-column table:style-name="co1" table:default-cell-style-name="ce17"/>
        <table:table-column table:style-name="co1" table:number-columns-repeated="2" table:default-cell-style-name="ce18"/>
        <table:table-column table:style-name="co1" table:default-cell-style-name="ce17"/>
        <table:table-column table:style-name="co1" table:default-cell-style-name="ce12"/>
        <table:table-column table:style-name="co1" table:number-columns-repeated="1019" table:default-cell-style-name="ce17"/>
        <table:table-row table:style-name="ro7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% of earning</text:p>
          </table:table-cell>
          <table:table-cell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30000" calcext:value-type="float">
            <text:p>130,000</text:p>
          </table:table-cell>
          <table:table-cell table:formula="of:=[.$H$9]*[.B2]" office:value-type="float" office:value="65000" calcext:value-type="float">
            <text:p>65,000</text:p>
          </table:table-cell>
          <table:table-cell office:value-type="float" office:value="4000" calcext:value-type="float">
            <text:p>4000</text:p>
          </table:table-cell>
          <table:table-cell table:formula="of:=[.C2]/[.D2]" office:value-type="float" office:value="16.25" calcext:value-type="float">
            <text:p>16.3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[.B2]*(1+[.$H$4])^(1)" office:value-type="float" office:value="136500" calcext:value-type="float">
            <text:p>136,500</text:p>
          </table:table-cell>
          <table:table-cell table:formula="of:=[.$H$9]*[.B3]" office:value-type="float" office:value="68250" calcext:value-type="float">
            <text:p>68,250</text:p>
          </table:table-cell>
          <table:table-cell table:style-name="ce18"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16.7279411764706" calcext:value-type="float">
            <text:p>16.7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[.B3]*(1+[.$H$4])^(1)" office:value-type="float" office:value="143325" calcext:value-type="float">
            <text:p>143,325</text:p>
          </table:table-cell>
          <table:table-cell table:formula="of:=[.$H$9]*[.B4]" office:value-type="float" office:value="71662.5" calcext:value-type="float">
            <text:p>71,663</text:p>
          </table:table-cell>
          <table:table-cell table:style-name="ce18"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17.2199394463668" calcext:value-type="float">
            <text:p>17.2</text:p>
          </table:table-cell>
          <table:table-cell/>
          <table:table-cell office:value-type="string" calcext:value-type="string">
            <text:p>interest</text:p>
          </table:table-cell>
          <table:table-cell table:style-name="ce19" office:value-type="percentage" office:value="0.05" calcext:value-type="percentage">
            <text:p>5.00%</text:p>
          </table:table-cell>
          <table:table-cell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[.B4]*(1+[.$H$4])^(1)" office:value-type="float" office:value="150491.25" calcext:value-type="float">
            <text:p>150,491</text:p>
          </table:table-cell>
          <table:table-cell table:formula="of:=[.$H$9]*[.B5]" office:value-type="float" office:value="75245.625" calcext:value-type="float">
            <text:p>75,246</text:p>
          </table:table-cell>
          <table:table-cell table:style-name="ce18"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17.7264082536129" calcext:value-type="float">
            <text:p>17.7</text:p>
          </table:table-cell>
          <table:table-cell/>
          <table:table-cell office:value-type="string" calcext:value-type="string">
            <text:p>inflation</text:p>
          </table:table-cell>
          <table:table-cell table:style-name="ce19" office:value-type="percentage" office:value="0.02" calcext:value-type="percentage">
            <text:p>2.00%</text:p>
          </table:table-cell>
          <table:table-cell table:number-columns-repeated="1016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[.B5]*(1+[.$H$4])^(1)" office:value-type="float" office:value="158015.8125" calcext:value-type="float">
            <text:p>158,016</text:p>
          </table:table-cell>
          <table:table-cell table:formula="of:=[.$H$9]*[.B6]" office:value-type="float" office:value="79007.90625" calcext:value-type="float">
            <text:p>79,008</text:p>
          </table:table-cell>
          <table:table-cell table:style-name="ce18"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18.2477732022485" calcext:value-type="float">
            <text:p>18.2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*(1+[.$H$7])^(1)" office:value-type="float" office:value="177767.7890625" calcext:value-type="float">
            <text:p>177,768</text:p>
          </table:table-cell>
          <table:table-cell table:formula="of:=[.$H$9]*[.B7]" office:value-type="float" office:value="88883.89453125" calcext:value-type="float">
            <text:p>88,884</text:p>
          </table:table-cell>
          <table:table-cell table:style-name="ce18"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20.1262204436565" calcext:value-type="float">
            <text:p>20.1</text:p>
          </table:table-cell>
          <table:table-cell table:formula="of:=SUM([.E2:.E6])" office:value-type="float" office:value="86.1720620786988" calcext:value-type="float">
            <text:p>86.1720620787</text:p>
          </table:table-cell>
          <table:table-cell office:value-type="string" calcext:value-type="string">
            <text:p>every5 year interest</text:p>
          </table:table-cell>
          <table:table-cell table:style-name="ce19" office:value-type="percentage" office:value="0.125" calcext:value-type="percentage">
            <text:p>12.50%</text:p>
          </table:table-cell>
          <table:table-cell table:number-columns-repeated="1016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[.B7]*(1+[.$H$4])^(1)" office:value-type="float" office:value="186656.178515625" calcext:value-type="float">
            <text:p>186,656</text:p>
          </table:table-cell>
          <table:table-cell table:formula="of:=[.$H$9]*[.B8]" office:value-type="float" office:value="93328.0892578125" calcext:value-type="float">
            <text:p>93,328</text:p>
          </table:table-cell>
          <table:table-cell table:style-name="ce18"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20.718168103764" calcext:value-type="float">
            <text:p>20.7</text:p>
          </table:table-cell>
          <table:table-cell table:number-columns-repeated="1019"/>
        </table:table-row>
        <table:table-row table:style-name="ro8">
          <table:table-cell office:value-type="float" office:value="8" calcext:value-type="float">
            <text:p>8</text:p>
          </table:table-cell>
          <table:table-cell table:formula="of:=[.B8]*(1+[.$H$4])^(1)" office:value-type="float" office:value="195988.987441406" calcext:value-type="float">
            <text:p>195,989</text:p>
          </table:table-cell>
          <table:table-cell table:formula="of:=[.$H$9]*[.B9]" office:value-type="float" office:value="97994.4937207031" calcext:value-type="float">
            <text:p>97,994</text:p>
          </table:table-cell>
          <table:table-cell table:style-name="ce18"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21.3275259891688" calcext:value-type="float">
            <text:p>21.3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19" office:value-type="percentage" office:value="0.5" calcext:value-type="percentage">
            <text:p>50.00%</text:p>
          </table:table-cell>
          <table:table-cell table:number-columns-repeated="1016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[.B9]*(1+[.$H$4])^(1)" office:value-type="float" office:value="205788.436813477" calcext:value-type="float">
            <text:p>205,788</text:p>
          </table:table-cell>
          <table:table-cell table:formula="of:=[.$H$9]*[.B10]" office:value-type="float" office:value="102894.218406738" calcext:value-type="float">
            <text:p>102,894</text:p>
          </table:table-cell>
          <table:table-cell table:style-name="ce18"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21.9548061653209" calcext:value-type="float">
            <text:p>22.0</text:p>
          </table:table-cell>
          <table:table-cell table:formula="of:=SUM([.E2:.E9])" office:value-type="float" office:value="148.343976615288" calcext:value-type="float">
            <text:p>148.3439766153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[.B10]*(1+[.$H$4])^(1)" office:value-type="float" office:value="216077.85865415" calcext:value-type="float">
            <text:p>216,078</text:p>
          </table:table-cell>
          <table:table-cell table:formula="of:=[.$H$9]*[.B11]" office:value-type="float" office:value="108038.929327075" calcext:value-type="float">
            <text:p>108,039</text:p>
          </table:table-cell>
          <table:table-cell table:style-name="ce18"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22.6005357584185" calcext:value-type="float">
            <text:p>22.6</text:p>
          </table:table-cell>
          <table:table-cell table:number-columns-repeated="1019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[.B11]*(1+[.$H$7])^(1)" office:value-type="float" office:value="243087.590985919" calcext:value-type="float">
            <text:p>243,088</text:p>
          </table:table-cell>
          <table:table-cell table:formula="of:=[.$H$9]*[.B12]" office:value-type="float" office:value="121543.79549296" calcext:value-type="float">
            <text:p>121,544</text:p>
          </table:table-cell>
          <table:table-cell table:style-name="ce18"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24.9270614982557" calcext:value-type="float">
            <text:p>24.9</text:p>
          </table:table-cell>
          <table:table-cell table:number-columns-repeated="1019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[.B12]*(1+[.$H$4])^(1)" office:value-type="float" office:value="255241.970535215" calcext:value-type="float">
            <text:p>255,242</text:p>
          </table:table-cell>
          <table:table-cell table:formula="of:=[.$H$9]*[.B13]" office:value-type="float" office:value="127620.985267608" calcext:value-type="float">
            <text:p>127,621</text:p>
          </table:table-cell>
          <table:table-cell table:style-name="ce18"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25.6602103658515" calcext:value-type="float">
            <text:p>25.7</text:p>
          </table:table-cell>
          <table:table-cell table:number-columns-repeated="1019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[.B13]*(1+[.$H$4])^(1)" office:value-type="float" office:value="268004.069061976" calcext:value-type="float">
            <text:p>268,004</text:p>
          </table:table-cell>
          <table:table-cell table:formula="of:=[.$H$9]*[.B14]" office:value-type="float" office:value="134002.034530988" calcext:value-type="float">
            <text:p>134,002</text:p>
          </table:table-cell>
          <table:table-cell table:style-name="ce18"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26.4149224354354" calcext:value-type="float">
            <text:p>26.4</text:p>
          </table:table-cell>
          <table:table-cell table:number-columns-repeated="1019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[.B14]*(1+[.$H$4])^(1)" office:value-type="float" office:value="281404.272515075" calcext:value-type="float">
            <text:p>281,404</text:p>
          </table:table-cell>
          <table:table-cell table:formula="of:=[.$H$9]*[.B15]" office:value-type="float" office:value="140702.136257537" calcext:value-type="float">
            <text:p>140,702</text:p>
          </table:table-cell>
          <table:table-cell table:style-name="ce18"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27.1918319188305" calcext:value-type="float">
            <text:p>27.2</text:p>
          </table:table-cell>
          <table:table-cell table:number-columns-repeated="1019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[.B15]*(1+[.$H$4])^(1)" office:value-type="float" office:value="295474.486140829" calcext:value-type="float">
            <text:p>295,474</text:p>
          </table:table-cell>
          <table:table-cell table:formula="of:=[.$H$9]*[.B16]" office:value-type="float" office:value="147737.243070414" calcext:value-type="float">
            <text:p>147,737</text:p>
          </table:table-cell>
          <table:table-cell table:style-name="ce18"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27.9915916811491" calcext:value-type="float">
            <text:p>28.0</text:p>
          </table:table-cell>
          <table:table-cell table:number-columns-repeated="1019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[.B16]*(1+[.$H$7])^(1)" office:value-type="float" office:value="332408.796908432" calcext:value-type="float">
            <text:p>332,409</text:p>
          </table:table-cell>
          <table:table-cell table:formula="of:=[.$H$9]*[.B17]" office:value-type="float" office:value="166204.398454216" calcext:value-type="float">
            <text:p>166,204</text:p>
          </table:table-cell>
          <table:table-cell table:style-name="ce18"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30.8730790600909" calcext:value-type="float">
            <text:p>30.9</text:p>
          </table:table-cell>
          <table:table-cell table:number-columns-repeated="1019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[.B17]*(1+[.$H$4])^(1)" office:value-type="float" office:value="349029.236753854" calcext:value-type="float">
            <text:p>349,029</text:p>
          </table:table-cell>
          <table:table-cell table:formula="of:=[.$H$9]*[.B18]" office:value-type="float" office:value="174514.618376927" calcext:value-type="float">
            <text:p>174,515</text:p>
          </table:table-cell>
          <table:table-cell table:style-name="ce18"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31.7811107971524" calcext:value-type="float">
            <text:p>31.8</text:p>
          </table:table-cell>
          <table:table-cell table:number-columns-repeated="1019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[.B18]*(1+[.$H$4])^(1)" office:value-type="float" office:value="366480.698591546" calcext:value-type="float">
            <text:p>366,481</text:p>
          </table:table-cell>
          <table:table-cell table:formula="of:=[.$H$9]*[.B19]" office:value-type="float" office:value="183240.349295773" calcext:value-type="float">
            <text:p>183,240</text:p>
          </table:table-cell>
          <table:table-cell table:style-name="ce18"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32.7158493500098" calcext:value-type="float">
            <text:p>32.7</text:p>
          </table:table-cell>
          <table:table-cell table:number-columns-repeated="1019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[.B19]*(1+[.$H$4])^(1)" office:value-type="float" office:value="384804.733521124" calcext:value-type="float">
            <text:p>384,805</text:p>
          </table:table-cell>
          <table:table-cell table:formula="of:=[.$H$9]*[.B20]" office:value-type="float" office:value="192402.366760562" calcext:value-type="float">
            <text:p>192,402</text:p>
          </table:table-cell>
          <table:table-cell table:style-name="ce18"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33.6780802132454" calcext:value-type="float">
            <text:p>33.7</text:p>
          </table:table-cell>
          <table:table-cell table:number-columns-repeated="1019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[.B20]*(1+[.$H$4])^(1)" office:value-type="float" office:value="404044.97019718" calcext:value-type="float">
            <text:p>404,045</text:p>
          </table:table-cell>
          <table:table-cell table:formula="of:=[.$H$9]*[.B21]" office:value-type="float" office:value="202022.48509859" calcext:value-type="float">
            <text:p>202,022</text:p>
          </table:table-cell>
          <table:table-cell table:style-name="ce18"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34.6686119842232" calcext:value-type="float">
            <text:p>34.7</text:p>
          </table:table-cell>
          <table:table-cell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[.B21]*(1+[.$H$7])^(1)" office:value-type="float" office:value="454550.591471828" calcext:value-type="float">
            <text:p>454,551</text:p>
          </table:table-cell>
          <table:table-cell table:formula="of:=[.$H$9]*[.B22]" office:value-type="float" office:value="227275.295735914" calcext:value-type="float">
            <text:p>227,275</text:p>
          </table:table-cell>
          <table:table-cell table:style-name="ce18"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38.2374396884815" calcext:value-type="float">
            <text:p>38.2</text:p>
          </table:table-cell>
          <table:table-cell table:number-columns-repeated="1019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[.B22]*(1+[.$H$4])^(1)" office:value-type="float" office:value="477278.121045419" calcext:value-type="float">
            <text:p>477,278</text:p>
          </table:table-cell>
          <table:table-cell table:formula="of:=[.$H$9]*[.B23]" office:value-type="float" office:value="238639.06052271" calcext:value-type="float">
            <text:p>238,639</text:p>
          </table:table-cell>
          <table:table-cell table:style-name="ce18"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39.3620702675545" calcext:value-type="float">
            <text:p>39.4</text:p>
          </table:table-cell>
          <table:table-cell table:number-columns-repeated="1019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[.B23]*(1+[.$H$4])^(1)" office:value-type="float" office:value="501142.02709769" calcext:value-type="float">
            <text:p>501,142</text:p>
          </table:table-cell>
          <table:table-cell table:formula="of:=[.$H$9]*[.B24]" office:value-type="float" office:value="250571.013548845" calcext:value-type="float">
            <text:p>250,571</text:p>
          </table:table-cell>
          <table:table-cell table:style-name="ce18"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40.5197782166002" calcext:value-type="float">
            <text:p>40.5</text:p>
          </table:table-cell>
          <table:table-cell table:number-columns-repeated="1019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[.B24]*(1+[.$H$4])^(1)" office:value-type="float" office:value="526199.128452575" calcext:value-type="float">
            <text:p>526,199</text:p>
          </table:table-cell>
          <table:table-cell table:formula="of:=[.$H$9]*[.B25]" office:value-type="float" office:value="263099.564226287" calcext:value-type="float">
            <text:p>263,100</text:p>
          </table:table-cell>
          <table:table-cell table:style-name="ce18"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41.7115363994414" calcext:value-type="float">
            <text:p>41.7</text:p>
          </table:table-cell>
          <table:table-cell table:number-columns-repeated="1019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[.B25]*(1+[.$H$4])^(1)" office:value-type="float" office:value="552509.084875203" calcext:value-type="float">
            <text:p>552,509</text:p>
          </table:table-cell>
          <table:table-cell table:formula="of:=[.$H$9]*[.B26]" office:value-type="float" office:value="276254.542437602" calcext:value-type="float">
            <text:p>276,255</text:p>
          </table:table-cell>
          <table:table-cell table:style-name="ce18"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42.9383462935426" calcext:value-type="float">
            <text:p>42.9</text:p>
          </table:table-cell>
          <table:table-cell table:number-columns-repeated="1019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[.B26]*(1+[.$H$7])^(1)" office:value-type="float" office:value="621572.720484604" calcext:value-type="float">
            <text:p>621,573</text:p>
          </table:table-cell>
          <table:table-cell table:formula="of:=[.$H$9]*[.B27]" office:value-type="float" office:value="310786.360242302" calcext:value-type="float">
            <text:p>310,786</text:p>
          </table:table-cell>
          <table:table-cell table:style-name="ce18"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47.3584701767014" calcext:value-type="float">
            <text:p>47.4</text:p>
          </table:table-cell>
          <table:table-cell table:number-columns-repeated="1019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[.B27]*(1+[.$H$4])^(1)" office:value-type="float" office:value="652651.356508834" calcext:value-type="float">
            <text:p>652,651</text:p>
          </table:table-cell>
          <table:table-cell table:formula="of:=[.$H$9]*[.B28]" office:value-type="float" office:value="326325.678254417" calcext:value-type="float">
            <text:p>326,326</text:p>
          </table:table-cell>
          <table:table-cell table:style-name="ce18"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48.7513663583691" calcext:value-type="float">
            <text:p>48.8</text:p>
          </table:table-cell>
          <table:table-cell table:number-columns-repeated="1019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[.B28]*(1+[.$H$4])^(1)" office:value-type="float" office:value="685283.924334276" calcext:value-type="float">
            <text:p>685,284</text:p>
          </table:table-cell>
          <table:table-cell table:formula="of:=[.$H$9]*[.B29]" office:value-type="float" office:value="342641.962167138" calcext:value-type="float">
            <text:p>342,642</text:p>
          </table:table-cell>
          <table:table-cell table:style-name="ce18"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50.1852300747917" calcext:value-type="float">
            <text:p>50.2</text:p>
          </table:table-cell>
          <table:table-cell table:number-columns-repeated="1019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[.B29]*(1+[.$H$4])^(1)" office:value-type="float" office:value="719548.120550989" calcext:value-type="float">
            <text:p>719,548</text:p>
          </table:table-cell>
          <table:table-cell table:formula="of:=[.$H$9]*[.B30]" office:value-type="float" office:value="359774.060275495" calcext:value-type="float">
            <text:p>359,774</text:p>
          </table:table-cell>
          <table:table-cell table:style-name="ce18"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51.661266253462" calcext:value-type="float">
            <text:p>51.7</text:p>
          </table:table-cell>
          <table:table-cell table:number-columns-repeated="1019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[.B30]*(1+[.$H$4])^(1)" office:value-type="float" office:value="755525.526578539" calcext:value-type="float">
            <text:p>755,526</text:p>
          </table:table-cell>
          <table:table-cell table:formula="of:=[.$H$9]*[.B31]" office:value-type="float" office:value="377762.763289269" calcext:value-type="float">
            <text:p>377,763</text:p>
          </table:table-cell>
          <table:table-cell table:style-name="ce18"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53.1807152609168" calcext:value-type="float">
            <text:p>53.2</text:p>
          </table:table-cell>
          <table:table-cell table:formula="of:=SUM([.E2:.E30])" office:value-type="float" office:value="889.527171572216" calcext:value-type="float">
            <text:p>889.5271715722</text:p>
          </table:table-cell>
          <table:table-cell table:number-columns-repeated="1018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[.B31]*(1+[.$H$7])^(1)" office:value-type="float" office:value="849966.217400856" calcext:value-type="float">
            <text:p>849,966</text:p>
          </table:table-cell>
          <table:table-cell table:formula="of:=[.$H$9]*[.B32]" office:value-type="float" office:value="424983.108700428" calcext:value-type="float">
            <text:p>424,983</text:p>
          </table:table-cell>
          <table:table-cell table:style-name="ce18"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58.6552006554229" calcext:value-type="float">
            <text:p>58.7</text:p>
          </table:table-cell>
          <table:table-cell table:number-columns-repeated="1019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[.B32]*(1+[.$H$4])^(1)" office:value-type="float" office:value="892464.528270899" calcext:value-type="float">
            <text:p>892,465</text:p>
          </table:table-cell>
          <table:table-cell table:formula="of:=[.$H$9]*[.B33]" office:value-type="float" office:value="446232.26413545" calcext:value-type="float">
            <text:p>446,232</text:p>
          </table:table-cell>
          <table:table-cell table:style-name="ce18"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60.3803536158766" calcext:value-type="float">
            <text:p>60.4</text:p>
          </table:table-cell>
          <table:table-cell table:number-columns-repeated="1019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[.B33]*(1+[.$H$4])^(1)" office:value-type="float" office:value="937087.754684444" calcext:value-type="float">
            <text:p>937,088</text:p>
          </table:table-cell>
          <table:table-cell table:formula="of:=[.$H$9]*[.B34]" office:value-type="float" office:value="468543.877342222" calcext:value-type="float">
            <text:p>468,544</text:p>
          </table:table-cell>
          <table:table-cell table:style-name="ce18"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62.1562463692847" calcext:value-type="float">
            <text:p>62.2</text:p>
          </table:table-cell>
          <table:table-cell table:number-columns-repeated="1019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[.B34]*(1+[.$H$4])^(1)" office:value-type="float" office:value="983942.142418666" calcext:value-type="float">
            <text:p>983,942</text:p>
          </table:table-cell>
          <table:table-cell table:formula="of:=[.$H$9]*[.B35]" office:value-type="float" office:value="491971.071209333" calcext:value-type="float">
            <text:p>491,971</text:p>
          </table:table-cell>
          <table:table-cell table:style-name="ce18"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63.9843712624989" calcext:value-type="float">
            <text:p>64.0</text:p>
          </table:table-cell>
          <table:table-cell table:number-columns-repeated="1019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[.B35]*(1+[.$H$4])^(1)" office:value-type="float" office:value="1033139.2495396" calcext:value-type="float">
            <text:p>1,033,139</text:p>
          </table:table-cell>
          <table:table-cell table:formula="of:=[.$H$9]*[.B36]" office:value-type="float" office:value="516569.6247698" calcext:value-type="float">
            <text:p>516,570</text:p>
          </table:table-cell>
          <table:table-cell table:style-name="ce18"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65.8662645349254" calcext:value-type="float">
            <text:p>65.9</text:p>
          </table:table-cell>
          <table:table-cell table:number-columns-repeated="1019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[.B36]*(1+[.$H$4])^(1)" office:value-type="float" office:value="1084796.21201658" calcext:value-type="float">
            <text:p>1,084,796</text:p>
          </table:table-cell>
          <table:table-cell table:formula="of:=[.$H$9]*[.B37]" office:value-type="float" office:value="542398.10600829" calcext:value-type="float">
            <text:p>542,398</text:p>
          </table:table-cell>
          <table:table-cell table:style-name="ce18"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67.803507609482" calcext:value-type="float">
            <text:p>67.8</text:p>
          </table:table-cell>
          <table:table-cell table:formula="of:=SUM([.E2:.E36])" office:value-type="float" office:value="1253.75032327114" calcext:value-type="float">
            <text:p>1253.7503232712</text:p>
          </table:table-cell>
          <table:table-cell table:number-columns-repeated="1018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[.B37]*(1+[.$H$7])^(1)" office:value-type="float" office:value="1220395.73851865" calcext:value-type="float">
            <text:p>1,220,396</text:p>
          </table:table-cell>
          <table:table-cell table:formula="of:=[.$H$9]*[.B38]" office:value-type="float" office:value="610197.869259326" calcext:value-type="float">
            <text:p>610,198</text:p>
          </table:table-cell>
          <table:table-cell table:style-name="ce18"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74.7832804516346" calcext:value-type="float">
            <text:p>74.8</text:p>
          </table:table-cell>
          <table:table-cell table:number-columns-repeated="1019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[.B38]*(1+[.$H$4])^(1)" office:value-type="float" office:value="1281415.52544458" calcext:value-type="float">
            <text:p>1,281,416</text:p>
          </table:table-cell>
          <table:table-cell table:formula="of:=[.$H$9]*[.B39]" office:value-type="float" office:value="640707.762722292" calcext:value-type="float">
            <text:p>640,708</text:p>
          </table:table-cell>
          <table:table-cell table:style-name="ce18"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76.9827887002121" calcext:value-type="float">
            <text:p>77.0</text:p>
          </table:table-cell>
          <table:table-cell table:number-columns-repeated="1019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[.B39]*(1+[.$H$4])^(1)" office:value-type="float" office:value="1345486.30171681" calcext:value-type="float">
            <text:p>1,345,486</text:p>
          </table:table-cell>
          <table:table-cell table:formula="of:=[.$H$9]*[.B40]" office:value-type="float" office:value="672743.150858407" calcext:value-type="float">
            <text:p>672,743</text:p>
          </table:table-cell>
          <table:table-cell table:style-name="ce18"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79.2469883678654" calcext:value-type="float">
            <text:p>79.2</text:p>
          </table:table-cell>
          <table:table-cell table:number-columns-repeated="1019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[.B40]*(1+[.$H$4])^(1)" office:value-type="float" office:value="1412760.61680266" calcext:value-type="float">
            <text:p>1,412,761</text:p>
          </table:table-cell>
          <table:table-cell table:formula="of:=[.$H$9]*[.B41]" office:value-type="float" office:value="706380.308401327" calcext:value-type="float">
            <text:p>706,380</text:p>
          </table:table-cell>
          <table:table-cell table:style-name="ce18" table:formula="of:=[.D40]*(1+[.$H$5])^(1)" office:value-type="float" office:value="8658.97907299943" calcext:value-type="float">
            <text:p>8,659</text:p>
          </table:table-cell>
          <table:table-cell table:formula="of:=[.C41]/[.D41]" office:value-type="float" office:value="81.5777821433908" calcext:value-type="float">
            <text:p>81.6</text:p>
          </table:table-cell>
          <table:table-cell table:number-columns-repeated="1019"/>
        </table:table-row>
        <table:table-row table:style-name="ro3">
          <table:table-cell/>
          <table:table-cell table:formula="of:=AVERAGE([.B2:.B31])" office:value-type="float" office:value="360895.091319942" calcext:value-type="float">
            <text:p>360,895</text:p>
          </table:table-cell>
          <table:table-cell table:number-columns-repeated="2"/>
          <table:table-cell table:formula="of:=SUM([.E2:.E41])" office:value-type="float" office:value="1634.14467054373" calcext:value-type="float">
            <text:p>1634.1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C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2" table:default-cell-style-name="ce18"/>
        <table:table-column table:style-name="co1" table:default-cell-style-name="ce12"/>
        <table:table-column table:style-name="co1" table:number-columns-repeated="3" table:default-cell-style-name="Default"/>
        <table:table-row table:style-name="ro6">
          <table:table-cell table:style-name="ce17" office:value-type="string" calcext:value-type="string">
            <text:p>year</text:p>
          </table:table-cell>
          <table:table-cell table:style-name="ce18" office:value-type="string" calcext:value-type="string">
            <text:p>earning</text:p>
          </table:table-cell>
          <table:table-cell office:value-type="string" calcext:value-type="string">
            <text:p>% of earning</text:p>
          </table:table-cell>
          <table:table-cell table:style-name="ce17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style-name="ce17" table:number-columns-repeated="3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8" office:value-type="float" office:value="150000" calcext:value-type="float">
            <text:p>150,000</text:p>
          </table:table-cell>
          <table:table-cell table:formula="of:=[.$H$9]*[.B2]" office:value-type="float" office:value="75000" calcext:value-type="float">
            <text:p>75,000</text:p>
          </table:table-cell>
          <table:table-cell table:style-name="ce17" office:value-type="float" office:value="4000" calcext:value-type="float">
            <text:p>4000</text:p>
          </table:table-cell>
          <table:table-cell table:formula="of:=[.C2]/[.D2]" office:value-type="float" office:value="18.75" calcext:value-type="float">
            <text:p>18.8</text:p>
          </table:table-cell>
          <table:table-cell table:style-name="ce17" table:number-columns-repeated="3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style-name="ce18" office:value-type="float" office:value="150000" calcext:value-type="float">
            <text:p>150,000</text:p>
          </table:table-cell>
          <table:table-cell table:formula="of:=[.$H$9]*[.B3]" office:value-type="float" office:value="75000" calcext:value-type="float">
            <text:p>75,000</text:p>
          </table:table-cell>
          <table:table-cell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18.3823529411765" calcext:value-type="float">
            <text:p>18.4</text:p>
          </table:table-cell>
          <table:table-cell table:style-name="ce17" table:number-columns-repeated="3"/>
        </table:table-row>
        <table:table-row table:style-name="ro3">
          <table:table-cell table:style-name="ce17" office:value-type="float" office:value="3" calcext:value-type="float">
            <text:p>3</text:p>
          </table:table-cell>
          <table:table-cell table:style-name="ce18" office:value-type="float" office:value="150000" calcext:value-type="float">
            <text:p>150,000</text:p>
          </table:table-cell>
          <table:table-cell table:formula="of:=[.$H$9]*[.B4]" office:value-type="float" office:value="75000" calcext:value-type="float">
            <text:p>75,000</text:p>
          </table:table-cell>
          <table:table-cell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18.0219146482122" calcext:value-type="float">
            <text:p>18.0</text:p>
          </table:table-cell>
          <table:table-cell table:style-name="ce17"/>
          <table:table-cell table:style-name="ce17" office:value-type="string" calcext:value-type="string">
            <text:p>interest</text:p>
          </table:table-cell>
          <table:table-cell table:style-name="ce19" office:value-type="percentage" office:value="0.02" calcext:value-type="percentage">
            <text:p>2.00%</text:p>
          </table:table-cell>
        </table:table-row>
        <table:table-row table:style-name="ro3">
          <table:table-cell table:style-name="ce17" office:value-type="float" office:value="4" calcext:value-type="float">
            <text:p>4</text:p>
          </table:table-cell>
          <table:table-cell table:style-name="ce18" office:value-type="float" office:value="150000" calcext:value-type="float">
            <text:p>150,000</text:p>
          </table:table-cell>
          <table:table-cell table:formula="of:=[.$H$9]*[.B5]" office:value-type="float" office:value="75000" calcext:value-type="float">
            <text:p>75,000</text:p>
          </table:table-cell>
          <table:table-cell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17.6685437727571" calcext:value-type="float">
            <text:p>17.7</text:p>
          </table:table-cell>
          <table:table-cell table:style-name="ce17"/>
          <table:table-cell table:style-name="ce17" office:value-type="string" calcext:value-type="string">
            <text:p>inflation</text:p>
          </table:table-cell>
          <table:table-cell table:style-name="ce19" office:value-type="percentage" office:value="0.02" calcext:value-type="percentage">
            <text:p>2.00%</text:p>
          </table:table-cell>
        </table:table-row>
        <table:table-row table:style-name="ro3">
          <table:table-cell table:style-name="ce17" office:value-type="float" office:value="5" calcext:value-type="float">
            <text:p>5</text:p>
          </table:table-cell>
          <table:table-cell table:style-name="ce18" office:value-type="float" office:value="150000" calcext:value-type="float">
            <text:p>150,000</text:p>
          </table:table-cell>
          <table:table-cell table:formula="of:=[.$H$9]*[.B6]" office:value-type="float" office:value="75000" calcext:value-type="float">
            <text:p>75,000</text:p>
          </table:table-cell>
          <table:table-cell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17.3221017379971" calcext:value-type="float">
            <text:p>17.3</text:p>
          </table:table-cell>
          <table:table-cell table:style-name="ce17" table:number-columns-repeated="3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18" office:value-type="float" office:value="250000" calcext:value-type="float">
            <text:p>250,000</text:p>
          </table:table-cell>
          <table:table-cell table:formula="of:=[.$H$9]*[.B7]" office:value-type="float" office:value="125000" calcext:value-type="float">
            <text:p>125,000</text:p>
          </table:table-cell>
          <table:table-cell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28.3040878071849" calcext:value-type="float">
            <text:p>28.3</text:p>
          </table:table-cell>
          <table:table-cell table:style-name="ce17" table:formula="of:=SUM([.E2:.E6])" office:value-type="float" office:value="90.1449131001429" calcext:value-type="float">
            <text:p>90.1449131001</text:p>
          </table:table-cell>
          <table:table-cell table:style-name="ce17" office:value-type="string" calcext:value-type="string">
            <text:p>every5 year interest</text:p>
          </table:table-cell>
          <table:table-cell table:style-name="ce19" office:value-type="percentage" office:value="0.125" calcext:value-type="percentage">
            <text:p>12.50%</text:p>
          </table:table-cell>
        </table:table-row>
        <table:table-row table:style-name="ro3">
          <table:table-cell table:style-name="ce17" office:value-type="float" office:value="7" calcext:value-type="float">
            <text:p>7</text:p>
          </table:table-cell>
          <table:table-cell table:style-name="ce18" office:value-type="float" office:value="250001" calcext:value-type="float">
            <text:p>250,001</text:p>
          </table:table-cell>
          <table:table-cell table:formula="of:=[.$H$9]*[.B8]" office:value-type="float" office:value="125000.5" calcext:value-type="float">
            <text:p>125,001</text:p>
          </table:table-cell>
          <table:table-cell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27.7492166897413" calcext:value-type="float">
            <text:p>27.7</text:p>
          </table:table-cell>
          <table:table-cell table:style-name="ce17" table:number-columns-repeated="3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18" office:value-type="float" office:value="250002" calcext:value-type="float">
            <text:p>250,002</text:p>
          </table:table-cell>
          <table:table-cell table:formula="of:=[.$H$9]*[.B9]" office:value-type="float" office:value="125001" calcext:value-type="float">
            <text:p>125,001</text:p>
          </table:table-cell>
          <table:table-cell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27.2052232217295" calcext:value-type="float">
            <text:p>27.2</text:p>
          </table:table-cell>
          <table:table-cell table:style-name="ce17"/>
          <table:table-cell table:style-name="ce17" office:value-type="string" calcext:value-type="string">
            <text:p>percentage of income</text:p>
          </table:table-cell>
          <table:table-cell table:style-name="ce19" office:value-type="percentage" office:value="0.5" calcext:value-type="percentage">
            <text:p>50.00%</text:p>
          </table:table-cell>
        </table:table-row>
        <table:table-row table:style-name="ro3">
          <table:table-cell table:style-name="ce17" office:value-type="float" office:value="9" calcext:value-type="float">
            <text:p>9</text:p>
          </table:table-cell>
          <table:table-cell table:style-name="ce18" office:value-type="float" office:value="250003" calcext:value-type="float">
            <text:p>250,003</text:p>
          </table:table-cell>
          <table:table-cell table:formula="of:=[.$H$9]*[.B10]" office:value-type="float" office:value="125001.5" calcext:value-type="float">
            <text:p>125,002</text:p>
          </table:table-cell>
          <table:table-cell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26.6718941585802" calcext:value-type="float">
            <text:p>26.7</text:p>
          </table:table-cell>
          <table:table-cell table:style-name="ce17" table:formula="of:=SUM([.E2:.E9])" office:value-type="float" office:value="173.403440818799" calcext:value-type="float">
            <text:p>173.4034408188</text:p>
          </table:table-cell>
          <table:table-cell table:style-name="ce17" table:number-columns-repeated="2"/>
        </table:table-row>
        <table:table-row table:style-name="ro3">
          <table:table-cell/>
          <table:table-cell table:style-name="ce18" office:value-type="float" office:value="250004" calcext:value-type="float">
            <text:p>250,004</text:p>
          </table:table-cell>
          <table:table-cell table:formula="of:=[.$H$9]*[.B11]" office:value-type="float" office:value="125002" calcext:value-type="float">
            <text:p>125,002</text:p>
          </table:table-cell>
          <table:table-cell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26.1490204361535" calcext:value-type="float">
            <text:p>26.1</text:p>
          </table:table-cell>
          <table:table-cell table:number-columns-repeated="3"/>
        </table:table-row>
        <table:table-row table:style-name="ro3">
          <table:table-cell/>
          <table:table-cell table:style-name="ce18" office:value-type="float" office:value="250005" calcext:value-type="float">
            <text:p>250,005</text:p>
          </table:table-cell>
          <table:table-cell table:formula="of:=[.$H$9]*[.B12]" office:value-type="float" office:value="125002.5" calcext:value-type="float">
            <text:p>125,003</text:p>
          </table:table-cell>
          <table:table-cell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25.636397088786" calcext:value-type="float">
            <text:p>25.6</text:p>
          </table:table-cell>
          <table:table-cell table:number-columns-repeated="3"/>
        </table:table-row>
        <table:table-row table:style-name="ro3">
          <table:table-cell/>
          <table:table-cell office:value-type="float" office:value="450000" calcext:value-type="float">
            <text:p>450000</text:p>
          </table:table-cell>
          <table:table-cell table:formula="of:=[.$H$9]*[.B13]" office:value-type="float" office:value="225000" calcext:value-type="float">
            <text:p>225,000</text:p>
          </table:table-cell>
          <table:table-cell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45.2397959489975" calcext:value-type="float">
            <text:p>45.2</text:p>
          </table:table-cell>
          <table:table-cell table:number-columns-repeated="3"/>
        </table:table-row>
        <table:table-row table:style-name="ro3">
          <table:table-cell/>
          <table:table-cell office:value-type="float" office:value="450001" calcext:value-type="float">
            <text:p>450001</text:p>
          </table:table-cell>
          <table:table-cell table:formula="of:=[.$H$9]*[.B14]" office:value-type="float" office:value="225000.5" calcext:value-type="float">
            <text:p>225,001</text:p>
          </table:table-cell>
          <table:table-cell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44.3528396881151" calcext:value-type="float">
            <text:p>44.4</text:p>
          </table:table-cell>
          <table:table-cell table:number-columns-repeated="3"/>
        </table:table-row>
        <table:table-row table:style-name="ro3">
          <table:table-cell/>
          <table:table-cell office:value-type="float" office:value="450002" calcext:value-type="float">
            <text:p>450002</text:p>
          </table:table-cell>
          <table:table-cell table:formula="of:=[.$H$9]*[.B15]" office:value-type="float" office:value="225001" calcext:value-type="float">
            <text:p>225,001</text:p>
          </table:table-cell>
          <table:table-cell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43.4832727938844" calcext:value-type="float">
            <text:p>43.5</text:p>
          </table:table-cell>
          <table:table-cell table:number-columns-repeated="3"/>
        </table:table-row>
        <table:table-row table:style-name="ro3">
          <table:table-cell/>
          <table:table-cell office:value-type="float" office:value="450003" calcext:value-type="float">
            <text:p>450003</text:p>
          </table:table-cell>
          <table:table-cell table:formula="of:=[.$H$9]*[.B16]" office:value-type="float" office:value="225001.5" calcext:value-type="float">
            <text:p>225,002</text:p>
          </table:table-cell>
          <table:table-cell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42.6307543362255" calcext:value-type="float">
            <text:p>42.6</text:p>
          </table:table-cell>
          <table:table-cell table:number-columns-repeated="3"/>
        </table:table-row>
        <table:table-row table:style-name="ro3">
          <table:table-cell/>
          <table:table-cell office:value-type="float" office:value="450004" calcext:value-type="float">
            <text:p>450004</text:p>
          </table:table-cell>
          <table:table-cell table:formula="of:=[.$H$9]*[.B17]" office:value-type="float" office:value="225002" calcext:value-type="float">
            <text:p>225,002</text:p>
          </table:table-cell>
          <table:table-cell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41.7949500692192" calcext:value-type="float">
            <text:p>41.8</text:p>
          </table:table-cell>
          <table:table-cell table:number-columns-repeated="3"/>
        </table:table-row>
        <table:table-row table:style-name="ro3">
          <table:table-cell/>
          <table:table-cell office:value-type="float" office:value="450005" calcext:value-type="float">
            <text:p>450005</text:p>
          </table:table-cell>
          <table:table-cell table:formula="of:=[.$H$9]*[.B18]" office:value-type="float" office:value="225002.5" calcext:value-type="float">
            <text:p>225,003</text:p>
          </table:table-cell>
          <table:table-cell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40.9755323000592" calcext:value-type="float">
            <text:p>41.0</text:p>
          </table:table-cell>
          <table:table-cell table:number-columns-repeated="3"/>
        </table:table-row>
        <table:table-row table:style-name="ro3">
          <table:table-cell/>
          <table:table-cell office:value-type="float" office:value="450006" calcext:value-type="float">
            <text:p>450006</text:p>
          </table:table-cell>
          <table:table-cell table:formula="of:=[.$H$9]*[.B19]" office:value-type="float" office:value="225003" calcext:value-type="float">
            <text:p>225,003</text:p>
          </table:table-cell>
          <table:table-cell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40.1721797605745" calcext:value-type="float">
            <text:p>40.2</text:p>
          </table:table-cell>
          <table:table-cell table:number-columns-repeated="3"/>
        </table:table-row>
        <table:table-row table:style-name="ro3">
          <table:table-cell/>
          <table:table-cell office:value-type="float" office:value="450007" calcext:value-type="float">
            <text:p>450007</text:p>
          </table:table-cell>
          <table:table-cell table:formula="of:=[.$H$9]*[.B20]" office:value-type="float" office:value="225003.5" calcext:value-type="float">
            <text:p>225,004</text:p>
          </table:table-cell>
          <table:table-cell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39.3845774812694" calcext:value-type="float">
            <text:p>39.4</text:p>
          </table:table-cell>
          <table:table-cell table:number-columns-repeated="3"/>
        </table:table-row>
        <table:table-row table:style-name="ro3">
          <table:table-cell/>
          <table:table-cell office:value-type="float" office:value="600000" calcext:value-type="float">
            <text:p>600000</text:p>
          </table:table-cell>
          <table:table-cell table:formula="of:=[.$H$9]*[.B21]" office:value-type="float" office:value="300000" calcext:value-type="float">
            <text:p>300,000</text:p>
          </table:table-cell>
          <table:table-cell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51.4823069827664" calcext:value-type="float">
            <text:p>51.5</text:p>
          </table:table-cell>
          <table:table-cell table:number-columns-repeated="3"/>
        </table:table-row>
        <table:table-row table:style-name="ro3">
          <table:table-cell/>
          <table:table-cell office:value-type="float" office:value="600001" calcext:value-type="float">
            <text:p>600001</text:p>
          </table:table-cell>
          <table:table-cell table:formula="of:=[.$H$9]*[.B22]" office:value-type="float" office:value="300000.5" calcext:value-type="float">
            <text:p>300,001</text:p>
          </table:table-cell>
          <table:table-cell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50.4729341045209" calcext:value-type="float">
            <text:p>50.5</text:p>
          </table:table-cell>
          <table:table-cell table:number-columns-repeated="3"/>
        </table:table-row>
        <table:table-row table:style-name="ro3">
          <table:table-cell/>
          <table:table-cell office:value-type="float" office:value="600002" calcext:value-type="float">
            <text:p>600002</text:p>
          </table:table-cell>
          <table:table-cell table:formula="of:=[.$H$9]*[.B23]" office:value-type="float" office:value="300001" calcext:value-type="float">
            <text:p>300,001</text:p>
          </table:table-cell>
          <table:table-cell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49.4833512018996" calcext:value-type="float">
            <text:p>49.5</text:p>
          </table:table-cell>
          <table:table-cell table:number-columns-repeated="3"/>
        </table:table-row>
        <table:table-row table:style-name="ro3">
          <table:table-cell/>
          <table:table-cell office:value-type="float" office:value="600003" calcext:value-type="float">
            <text:p>600003</text:p>
          </table:table-cell>
          <table:table-cell table:formula="of:=[.$H$9]*[.B24]" office:value-type="float" office:value="300001.5" calcext:value-type="float">
            <text:p>300,002</text:p>
          </table:table-cell>
          <table:table-cell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48.5131702685066" calcext:value-type="float">
            <text:p>48.5</text:p>
          </table:table-cell>
          <table:table-cell table:number-columns-repeated="3"/>
        </table:table-row>
        <table:table-row table:style-name="ro3">
          <table:table-cell/>
          <table:table-cell office:value-type="float" office:value="600004" calcext:value-type="float">
            <text:p>600004</text:p>
          </table:table-cell>
          <table:table-cell table:formula="of:=[.$H$9]*[.B25]" office:value-type="float" office:value="300002" calcext:value-type="float">
            <text:p>300,002</text:p>
          </table:table-cell>
          <table:table-cell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47.5620109052804" calcext:value-type="float">
            <text:p>47.6</text:p>
          </table:table-cell>
          <table:table-cell table:number-columns-repeated="3"/>
        </table:table-row>
        <table:table-row table:style-name="ro3">
          <table:table-cell/>
          <table:table-cell office:value-type="float" office:value="600005" calcext:value-type="float">
            <text:p>600005</text:p>
          </table:table-cell>
          <table:table-cell table:formula="of:=[.$H$9]*[.B26]" office:value-type="float" office:value="300002.5" calcext:value-type="float">
            <text:p>300,003</text:p>
          </table:table-cell>
          <table:table-cell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46.6295001713433" calcext:value-type="float">
            <text:p>46.6</text:p>
          </table:table-cell>
          <table:table-cell table:number-columns-repeated="3"/>
        </table:table-row>
        <table:table-row table:style-name="ro3">
          <table:table-cell/>
          <table:table-cell office:value-type="float" office:value="600006" calcext:value-type="float">
            <text:p>600006</text:p>
          </table:table-cell>
          <table:table-cell table:formula="of:=[.$H$9]*[.B27]" office:value-type="float" office:value="300003" calcext:value-type="float">
            <text:p>300,003</text:p>
          </table:table-cell>
          <table:table-cell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45.7152724377738" calcext:value-type="float">
            <text:p>45.7</text:p>
          </table:table-cell>
          <table:table-cell table:number-columns-repeated="3"/>
        </table:table-row>
        <table:table-row table:style-name="ro3">
          <table:table-cell/>
          <table:table-cell office:value-type="float" office:value="600007" calcext:value-type="float">
            <text:p>600007</text:p>
          </table:table-cell>
          <table:table-cell table:formula="of:=[.$H$9]*[.B28]" office:value-type="float" office:value="300003.5" calcext:value-type="float">
            <text:p>300,004</text:p>
          </table:table-cell>
          <table:table-cell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44.8189692442477" calcext:value-type="float">
            <text:p>44.8</text:p>
          </table:table-cell>
          <table:table-cell table:number-columns-repeated="3"/>
        </table:table-row>
        <table:table-row table:style-name="ro3">
          <table:table-cell/>
          <table:table-cell office:value-type="float" office:value="600008" calcext:value-type="float">
            <text:p>600008</text:p>
          </table:table-cell>
          <table:table-cell table:formula="of:=[.$H$9]*[.B29]" office:value-type="float" office:value="300004" calcext:value-type="float">
            <text:p>300,004</text:p>
          </table:table-cell>
          <table:table-cell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43.9402391584885" calcext:value-type="float">
            <text:p>43.9</text:p>
          </table:table-cell>
          <table:table-cell table:number-columns-repeated="3"/>
        </table:table-row>
        <table:table-row table:style-name="ro3">
          <table:table-cell/>
          <table:table-cell office:value-type="float" office:value="600009" calcext:value-type="float">
            <text:p>600009</text:p>
          </table:table-cell>
          <table:table-cell table:formula="of:=[.$H$9]*[.B30]" office:value-type="float" office:value="300004.5" calcext:value-type="float">
            <text:p>300,005</text:p>
          </table:table-cell>
          <table:table-cell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43.0787376384745" calcext:value-type="float">
            <text:p>43.1</text:p>
          </table:table-cell>
          <table:table-cell table:number-columns-repeated="3"/>
        </table:table-row>
        <table:table-row table:style-name="ro3">
          <table:table-cell/>
          <table:table-cell office:value-type="float" office:value="600010" calcext:value-type="float">
            <text:p>600010</text:p>
          </table:table-cell>
          <table:table-cell table:formula="of:=[.$H$9]*[.B31]" office:value-type="float" office:value="300005" calcext:value-type="float">
            <text:p>300,005</text:p>
          </table:table-cell>
          <table:table-cell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42.2341268973467" calcext:value-type="float">
            <text:p>42.2</text:p>
          </table:table-cell>
          <table:table-cell table:number-columns-repeated="3"/>
        </table:table-row>
        <table:table-row table:style-name="ro3">
          <table:table-cell/>
          <table:table-cell office:value-type="float" office:value="600011" calcext:value-type="float">
            <text:p>600011</text:p>
          </table:table-cell>
          <table:table-cell table:formula="of:=[.$H$9]*[.B32]" office:value-type="float" office:value="300005.5" calcext:value-type="float">
            <text:p>300,006</text:p>
          </table:table-cell>
          <table:table-cell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41.4060757709657" calcext:value-type="float">
            <text:p>41.4</text:p>
          </table:table-cell>
          <table:table-cell table:number-columns-repeated="3"/>
        </table:table-row>
        <table:table-row table:style-name="ro3">
          <table:table-cell/>
          <table:table-cell office:value-type="float" office:value="600012" calcext:value-type="float">
            <text:p>600012</text:p>
          </table:table-cell>
          <table:table-cell table:formula="of:=[.$H$9]*[.B33]" office:value-type="float" office:value="300006" calcext:value-type="float">
            <text:p>300,006</text:p>
          </table:table-cell>
          <table:table-cell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40.5942595880655" calcext:value-type="float">
            <text:p>40.6</text:p>
          </table:table-cell>
          <table:table-cell table:number-columns-repeated="3"/>
        </table:table-row>
        <table:table-row table:style-name="ro3">
          <table:table-cell/>
          <table:table-cell office:value-type="float" office:value="600013" calcext:value-type="float">
            <text:p>600013</text:p>
          </table:table-cell>
          <table:table-cell table:formula="of:=[.$H$9]*[.B34]" office:value-type="float" office:value="300006.5" calcext:value-type="float">
            <text:p>300,007</text:p>
          </table:table-cell>
          <table:table-cell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39.7983600429527" calcext:value-type="float">
            <text:p>39.8</text:p>
          </table:table-cell>
          <table:table-cell table:number-columns-repeated="3"/>
        </table:table-row>
        <table:table-row table:style-name="ro3">
          <table:table-cell/>
          <table:table-cell office:value-type="float" office:value="600014" calcext:value-type="float">
            <text:p>600014</text:p>
          </table:table-cell>
          <table:table-cell table:formula="of:=[.$H$9]*[.B35]" office:value-type="float" office:value="300007" calcext:value-type="float">
            <text:p>300,007</text:p>
          </table:table-cell>
          <table:table-cell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39.0180650707016" calcext:value-type="float">
            <text:p>39.0</text:p>
          </table:table-cell>
          <table:table-cell table:number-columns-repeated="3"/>
        </table:table-row>
        <table:table-row table:style-name="ro3">
          <table:table-cell/>
          <table:table-cell office:value-type="float" office:value="600015" calcext:value-type="float">
            <text:p>600015</text:p>
          </table:table-cell>
          <table:table-cell table:formula="of:=[.$H$9]*[.B36]" office:value-type="float" office:value="300007.5" calcext:value-type="float">
            <text:p>300,008</text:p>
          </table:table-cell>
          <table:table-cell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38.2530687247968" calcext:value-type="float">
            <text:p>38.3</text:p>
          </table:table-cell>
          <table:table-cell table:number-columns-repeated="3"/>
        </table:table-row>
        <table:table-row table:style-name="ro3">
          <table:table-cell/>
          <table:table-cell office:value-type="float" office:value="600016" calcext:value-type="float">
            <text:p>600016</text:p>
          </table:table-cell>
          <table:table-cell table:formula="of:=[.$H$9]*[.B37]" office:value-type="float" office:value="300008" calcext:value-type="float">
            <text:p>300,008</text:p>
          </table:table-cell>
          <table:table-cell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37.503071057174" calcext:value-type="float">
            <text:p>37.5</text:p>
          </table:table-cell>
          <table:table-cell table:number-columns-repeated="3"/>
        </table:table-row>
        <table:table-row table:style-name="ro3">
          <table:table-cell/>
          <table:table-cell office:value-type="float" office:value="600017" calcext:value-type="float">
            <text:p>600017</text:p>
          </table:table-cell>
          <table:table-cell table:formula="of:=[.$H$9]*[.B38]" office:value-type="float" office:value="300008.5" calcext:value-type="float">
            <text:p>300,009</text:p>
          </table:table-cell>
          <table:table-cell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36.7677780006134" calcext:value-type="float">
            <text:p>36.8</text:p>
          </table:table-cell>
          <table:table-cell table:number-columns-repeated="3"/>
        </table:table-row>
        <table:table-row table:style-name="ro3">
          <table:table-cell/>
          <table:table-cell office:value-type="float" office:value="600018" calcext:value-type="float">
            <text:p>600018</text:p>
          </table:table-cell>
          <table:table-cell table:formula="of:=[.$H$9]*[.B39]" office:value-type="float" office:value="300009" calcext:value-type="float">
            <text:p>300,009</text:p>
          </table:table-cell>
          <table:table-cell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36.0469012534384" calcext:value-type="float">
            <text:p>36.0</text:p>
          </table:table-cell>
          <table:table-cell table:number-columns-repeated="3"/>
        </table:table-row>
        <table:table-row table:style-name="ro3">
          <table:table-cell/>
          <table:table-cell office:value-type="float" office:value="600019" calcext:value-type="float">
            <text:p>600019</text:p>
          </table:table-cell>
          <table:table-cell table:formula="of:=[.$H$9]*[.B40]" office:value-type="float" office:value="300009.5" calcext:value-type="float">
            <text:p>300,010</text:p>
          </table:table-cell>
          <table:table-cell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35.3401581664754" calcext:value-type="float">
            <text:p>35.3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style-name="Default" table:formula="of:=SUM([.E2:.E40])" office:value-type="float" office:value="1448.5530115665" calcext:value-type="float">
            <text:p>1448.5530115665</text:p>
          </table:table-cell>
          <table:table-cell table:number-columns-repeated="3"/>
        </table:table-row>
      </table:table>
      <table:table table:name="MC2" table:style-name="ta1">
        <office:forms form:automatic-focus="false" form:apply-design-mode="false"/>
        <table:table-column table:style-name="co1" table:default-cell-style-name="ce17"/>
        <table:table-column table:style-name="co1" table:number-columns-repeated="2" table:default-cell-style-name="ce18"/>
        <table:table-column table:style-name="co1" table:default-cell-style-name="ce17"/>
        <table:table-column table:style-name="co1" table:default-cell-style-name="ce12"/>
        <table:table-column table:style-name="co1" table:number-columns-repeated="1019" table:default-cell-style-name="ce17"/>
        <table:table-row table:style-name="ro6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% of earning</text:p>
          </table:table-cell>
          <table:table-cell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50000" calcext:value-type="float">
            <text:p>150,000</text:p>
          </table:table-cell>
          <table:table-cell table:formula="of:=[.$H$9]*[.B2]" office:value-type="float" office:value="75000" calcext:value-type="float">
            <text:p>75,000</text:p>
          </table:table-cell>
          <table:table-cell office:value-type="float" office:value="4000" calcext:value-type="float">
            <text:p>4000</text:p>
          </table:table-cell>
          <table:table-cell table:formula="of:=[.C2]/[.D2]" office:value-type="float" office:value="18.75" calcext:value-type="float">
            <text:p>18.8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[.B2]*(1+[.$H$4])^(1)" office:value-type="float" office:value="157500" calcext:value-type="float">
            <text:p>157,500</text:p>
          </table:table-cell>
          <table:table-cell table:formula="of:=[.$H$9]*[.B3]" office:value-type="float" office:value="78750" calcext:value-type="float">
            <text:p>78,750</text:p>
          </table:table-cell>
          <table:table-cell table:style-name="ce18"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19.3014705882353" calcext:value-type="float">
            <text:p>19.3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[.B3]*(1+[.$H$4])^(1)" office:value-type="float" office:value="165375" calcext:value-type="float">
            <text:p>165,375</text:p>
          </table:table-cell>
          <table:table-cell table:formula="of:=[.$H$9]*[.B4]" office:value-type="float" office:value="82687.5" calcext:value-type="float">
            <text:p>82,688</text:p>
          </table:table-cell>
          <table:table-cell table:style-name="ce18"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19.869160899654" calcext:value-type="float">
            <text:p>19.9</text:p>
          </table:table-cell>
          <table:table-cell/>
          <table:table-cell office:value-type="string" calcext:value-type="string">
            <text:p>interest</text:p>
          </table:table-cell>
          <table:table-cell table:style-name="ce19" office:value-type="percentage" office:value="0.05" calcext:value-type="percentage">
            <text:p>5.00%</text:p>
          </table:table-cell>
          <table:table-cell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[.B4]*(1+[.$H$4])^(1)" office:value-type="float" office:value="173643.75" calcext:value-type="float">
            <text:p>173,644</text:p>
          </table:table-cell>
          <table:table-cell table:formula="of:=[.$H$9]*[.B5]" office:value-type="float" office:value="86821.875" calcext:value-type="float">
            <text:p>86,822</text:p>
          </table:table-cell>
          <table:table-cell table:style-name="ce18"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20.4535479849379" calcext:value-type="float">
            <text:p>20.5</text:p>
          </table:table-cell>
          <table:table-cell/>
          <table:table-cell office:value-type="string" calcext:value-type="string">
            <text:p>inflation</text:p>
          </table:table-cell>
          <table:table-cell table:style-name="ce19" office:value-type="percentage" office:value="0.02" calcext:value-type="percentage">
            <text:p>2.00%</text:p>
          </table:table-cell>
          <table:table-cell table:number-columns-repeated="1016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[.B5]*(1+[.$H$4])^(1)" office:value-type="float" office:value="182325.9375" calcext:value-type="float">
            <text:p>182,326</text:p>
          </table:table-cell>
          <table:table-cell table:formula="of:=[.$H$9]*[.B6]" office:value-type="float" office:value="91162.96875" calcext:value-type="float">
            <text:p>91,163</text:p>
          </table:table-cell>
          <table:table-cell table:style-name="ce18"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21.0551229256714" calcext:value-type="float">
            <text:p>21.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*(1+[.$H$7])^(1)" office:value-type="float" office:value="191442.234375" calcext:value-type="float">
            <text:p>191,442</text:p>
          </table:table-cell>
          <table:table-cell table:formula="of:=[.$H$9]*[.B7]" office:value-type="float" office:value="95721.1171875" calcext:value-type="float">
            <text:p>95,721</text:p>
          </table:table-cell>
          <table:table-cell table:style-name="ce18"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21.6743912470147" calcext:value-type="float">
            <text:p>21.7</text:p>
          </table:table-cell>
          <table:table-cell table:formula="of:=SUM([.E2:.E6])" office:value-type="float" office:value="99.4293023984986" calcext:value-type="float">
            <text:p>99.4293023985</text:p>
          </table:table-cell>
          <table:table-cell office:value-type="string" calcext:value-type="string">
            <text:p>every5 year interest</text:p>
          </table:table-cell>
          <table:table-cell table:style-name="ce19" office:value-type="percentage" office:value="0.05" calcext:value-type="percentage">
            <text:p>5.00%</text:p>
          </table:table-cell>
          <table:table-cell table:number-columns-repeated="1016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[.B7]*(1+[.$H$4])^(1)" office:value-type="float" office:value="201014.34609375" calcext:value-type="float">
            <text:p>201,014</text:p>
          </table:table-cell>
          <table:table-cell table:formula="of:=[.$H$9]*[.B8]" office:value-type="float" office:value="100507.173046875" calcext:value-type="float">
            <text:p>100,507</text:p>
          </table:table-cell>
          <table:table-cell table:style-name="ce18"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22.3118733425151" calcext:value-type="float">
            <text:p>22.3</text:p>
          </table:table-cell>
          <table:table-cell table:number-columns-repeated="1019"/>
        </table:table-row>
        <table:table-row table:style-name="ro8">
          <table:table-cell office:value-type="float" office:value="8" calcext:value-type="float">
            <text:p>8</text:p>
          </table:table-cell>
          <table:table-cell table:formula="of:=[.B8]*(1+[.$H$4])^(1)" office:value-type="float" office:value="211065.063398438" calcext:value-type="float">
            <text:p>211,065</text:p>
          </table:table-cell>
          <table:table-cell table:formula="of:=[.$H$9]*[.B9]" office:value-type="float" office:value="105532.531699219" calcext:value-type="float">
            <text:p>105,533</text:p>
          </table:table-cell>
          <table:table-cell table:style-name="ce18"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22.9681049114126" calcext:value-type="float">
            <text:p>23.0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19" office:value-type="percentage" office:value="0.5" calcext:value-type="percentage">
            <text:p>50.00%</text:p>
          </table:table-cell>
          <table:table-cell table:number-columns-repeated="1016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[.B9]*(1+[.$H$4])^(1)" office:value-type="float" office:value="221618.316568359" calcext:value-type="float">
            <text:p>221,618</text:p>
          </table:table-cell>
          <table:table-cell table:formula="of:=[.$H$9]*[.B10]" office:value-type="float" office:value="110809.15828418" calcext:value-type="float">
            <text:p>110,809</text:p>
          </table:table-cell>
          <table:table-cell table:style-name="ce18"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23.6436374088071" calcext:value-type="float">
            <text:p>23.6</text:p>
          </table:table-cell>
          <table:table-cell table:formula="of:=SUM([.E2:.E9])" office:value-type="float" office:value="166.383671899441" calcext:value-type="float">
            <text:p>166.3836718994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[.B10]*(1+[.$H$4])^(1)" office:value-type="float" office:value="232699.232396777" calcext:value-type="float">
            <text:p>232,699</text:p>
          </table:table-cell>
          <table:table-cell table:formula="of:=[.$H$9]*[.B11]" office:value-type="float" office:value="116349.616198389" calcext:value-type="float">
            <text:p>116,350</text:p>
          </table:table-cell>
          <table:table-cell table:style-name="ce18"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24.3390385090661" calcext:value-type="float">
            <text:p>24.3</text:p>
          </table:table-cell>
          <table:table-cell table:number-columns-repeated="1019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[.B11]*(1+[.$H$7])^(1)" office:value-type="float" office:value="244334.194016616" calcext:value-type="float">
            <text:p>244,334</text:p>
          </table:table-cell>
          <table:table-cell table:formula="of:=[.$H$9]*[.B12]" office:value-type="float" office:value="122167.097008308" calcext:value-type="float">
            <text:p>122,167</text:p>
          </table:table-cell>
          <table:table-cell table:style-name="ce18"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25.0548925828622" calcext:value-type="float">
            <text:p>25.1</text:p>
          </table:table-cell>
          <table:table-cell table:number-columns-repeated="1019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[.B12]*(1+[.$H$4])^(1)" office:value-type="float" office:value="256550.903717447" calcext:value-type="float">
            <text:p>256,551</text:p>
          </table:table-cell>
          <table:table-cell table:formula="of:=[.$H$9]*[.B13]" office:value-type="float" office:value="128275.451858724" calcext:value-type="float">
            <text:p>128,275</text:p>
          </table:table-cell>
          <table:table-cell table:style-name="ce18"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25.7918011882405" calcext:value-type="float">
            <text:p>25.8</text:p>
          </table:table-cell>
          <table:table-cell table:number-columns-repeated="1019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[.B13]*(1+[.$H$4])^(1)" office:value-type="float" office:value="269378.448903319" calcext:value-type="float">
            <text:p>269,378</text:p>
          </table:table-cell>
          <table:table-cell table:formula="of:=[.$H$9]*[.B14]" office:value-type="float" office:value="134689.22445166" calcext:value-type="float">
            <text:p>134,689</text:p>
          </table:table-cell>
          <table:table-cell table:style-name="ce18"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26.5503835761299" calcext:value-type="float">
            <text:p>26.6</text:p>
          </table:table-cell>
          <table:table-cell table:number-columns-repeated="1019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[.B14]*(1+[.$H$4])^(1)" office:value-type="float" office:value="282847.371348485" calcext:value-type="float">
            <text:p>282,847</text:p>
          </table:table-cell>
          <table:table-cell table:formula="of:=[.$H$9]*[.B15]" office:value-type="float" office:value="141423.685674243" calcext:value-type="float">
            <text:p>141,424</text:p>
          </table:table-cell>
          <table:table-cell table:style-name="ce18"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27.331277210722" calcext:value-type="float">
            <text:p>27.3</text:p>
          </table:table-cell>
          <table:table-cell table:number-columns-repeated="1019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[.B15]*(1+[.$H$4])^(1)" office:value-type="float" office:value="296989.73991591" calcext:value-type="float">
            <text:p>296,990</text:p>
          </table:table-cell>
          <table:table-cell table:formula="of:=[.$H$9]*[.B16]" office:value-type="float" office:value="148494.869957955" calcext:value-type="float">
            <text:p>148,495</text:p>
          </table:table-cell>
          <table:table-cell table:style-name="ce18"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28.135138305155" calcext:value-type="float">
            <text:p>28.1</text:p>
          </table:table-cell>
          <table:table-cell table:number-columns-repeated="1019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[.B16]*(1+[.$H$7])^(1)" office:value-type="float" office:value="311839.226911705" calcext:value-type="float">
            <text:p>311,839</text:p>
          </table:table-cell>
          <table:table-cell table:formula="of:=[.$H$9]*[.B17]" office:value-type="float" office:value="155919.613455853" calcext:value-type="float">
            <text:p>155,920</text:p>
          </table:table-cell>
          <table:table-cell table:style-name="ce18"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28.9626423729536" calcext:value-type="float">
            <text:p>29.0</text:p>
          </table:table-cell>
          <table:table-cell table:number-columns-repeated="1019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[.B17]*(1+[.$H$4])^(1)" office:value-type="float" office:value="327431.188257291" calcext:value-type="float">
            <text:p>327,431</text:p>
          </table:table-cell>
          <table:table-cell table:formula="of:=[.$H$9]*[.B18]" office:value-type="float" office:value="163715.594128645" calcext:value-type="float">
            <text:p>163,716</text:p>
          </table:table-cell>
          <table:table-cell table:style-name="ce18"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29.8144847956876" calcext:value-type="float">
            <text:p>29.8</text:p>
          </table:table-cell>
          <table:table-cell table:number-columns-repeated="1019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[.B18]*(1+[.$H$4])^(1)" office:value-type="float" office:value="343802.747670155" calcext:value-type="float">
            <text:p>343,803</text:p>
          </table:table-cell>
          <table:table-cell table:formula="of:=[.$H$9]*[.B19]" office:value-type="float" office:value="171901.373835078" calcext:value-type="float">
            <text:p>171,901</text:p>
          </table:table-cell>
          <table:table-cell table:style-name="ce18"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30.6913814073254" calcext:value-type="float">
            <text:p>30.7</text:p>
          </table:table-cell>
          <table:table-cell table:number-columns-repeated="1019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[.B19]*(1+[.$H$4])^(1)" office:value-type="float" office:value="360992.885053663" calcext:value-type="float">
            <text:p>360,993</text:p>
          </table:table-cell>
          <table:table-cell table:formula="of:=[.$H$9]*[.B20]" office:value-type="float" office:value="180496.442526831" calcext:value-type="float">
            <text:p>180,496</text:p>
          </table:table-cell>
          <table:table-cell table:style-name="ce18"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31.5940690957762" calcext:value-type="float">
            <text:p>31.6</text:p>
          </table:table-cell>
          <table:table-cell table:number-columns-repeated="1019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[.B20]*(1+[.$H$4])^(1)" office:value-type="float" office:value="379042.529306346" calcext:value-type="float">
            <text:p>379,043</text:p>
          </table:table-cell>
          <table:table-cell table:formula="of:=[.$H$9]*[.B21]" office:value-type="float" office:value="189521.264653173" calcext:value-type="float">
            <text:p>189,521</text:p>
          </table:table-cell>
          <table:table-cell table:style-name="ce18"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32.5233064221226" calcext:value-type="float">
            <text:p>32.5</text:p>
          </table:table-cell>
          <table:table-cell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[.B21]*(1+[.$H$7])^(1)" office:value-type="float" office:value="397994.655771663" calcext:value-type="float">
            <text:p>397,995</text:p>
          </table:table-cell>
          <table:table-cell table:formula="of:=[.$H$9]*[.B22]" office:value-type="float" office:value="198997.327885832" calcext:value-type="float">
            <text:p>198,997</text:p>
          </table:table-cell>
          <table:table-cell table:style-name="ce18"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33.4798742580673" calcext:value-type="float">
            <text:p>33.5</text:p>
          </table:table-cell>
          <table:table-cell table:number-columns-repeated="1019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[.B22]*(1+[.$H$4])^(1)" office:value-type="float" office:value="417894.388560247" calcext:value-type="float">
            <text:p>417,894</text:p>
          </table:table-cell>
          <table:table-cell table:formula="of:=[.$H$9]*[.B23]" office:value-type="float" office:value="208947.194280123" calcext:value-type="float">
            <text:p>208,947</text:p>
          </table:table-cell>
          <table:table-cell table:style-name="ce18"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34.4645764421281" calcext:value-type="float">
            <text:p>34.5</text:p>
          </table:table-cell>
          <table:table-cell table:number-columns-repeated="1019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[.B23]*(1+[.$H$4])^(1)" office:value-type="float" office:value="438789.107988259" calcext:value-type="float">
            <text:p>438,789</text:p>
          </table:table-cell>
          <table:table-cell table:formula="of:=[.$H$9]*[.B24]" office:value-type="float" office:value="219394.553994129" calcext:value-type="float">
            <text:p>219,395</text:p>
          </table:table-cell>
          <table:table-cell table:style-name="ce18"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35.4782404551319" calcext:value-type="float">
            <text:p>35.5</text:p>
          </table:table-cell>
          <table:table-cell table:number-columns-repeated="1019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[.B24]*(1+[.$H$4])^(1)" office:value-type="float" office:value="460728.563387672" calcext:value-type="float">
            <text:p>460,729</text:p>
          </table:table-cell>
          <table:table-cell table:formula="of:=[.$H$9]*[.B25]" office:value-type="float" office:value="230364.281693836" calcext:value-type="float">
            <text:p>230,364</text:p>
          </table:table-cell>
          <table:table-cell table:style-name="ce18"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36.521718115577" calcext:value-type="float">
            <text:p>36.5</text:p>
          </table:table-cell>
          <table:table-cell table:number-columns-repeated="1019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[.B25]*(1+[.$H$4])^(1)" office:value-type="float" office:value="483764.991557056" calcext:value-type="float">
            <text:p>483,765</text:p>
          </table:table-cell>
          <table:table-cell table:formula="of:=[.$H$9]*[.B26]" office:value-type="float" office:value="241882.495778528" calcext:value-type="float">
            <text:p>241,882</text:p>
          </table:table-cell>
          <table:table-cell table:style-name="ce18"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37.5958862954469" calcext:value-type="float">
            <text:p>37.6</text:p>
          </table:table-cell>
          <table:table-cell table:number-columns-repeated="1019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[.B26]*(1+[.$H$7])^(1)" office:value-type="float" office:value="507953.241134908" calcext:value-type="float">
            <text:p>507,953</text:p>
          </table:table-cell>
          <table:table-cell table:formula="of:=[.$H$9]*[.B27]" office:value-type="float" office:value="253976.620567454" calcext:value-type="float">
            <text:p>253,977</text:p>
          </table:table-cell>
          <table:table-cell table:style-name="ce18"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38.7016476570777" calcext:value-type="float">
            <text:p>38.7</text:p>
          </table:table-cell>
          <table:table-cell table:number-columns-repeated="1019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[.B27]*(1+[.$H$4])^(1)" office:value-type="float" office:value="533350.903191654" calcext:value-type="float">
            <text:p>533,351</text:p>
          </table:table-cell>
          <table:table-cell table:formula="of:=[.$H$9]*[.B28]" office:value-type="float" office:value="266675.451595827" calcext:value-type="float">
            <text:p>266,675</text:p>
          </table:table-cell>
          <table:table-cell table:style-name="ce18"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39.8399314116976" calcext:value-type="float">
            <text:p>39.8</text:p>
          </table:table-cell>
          <table:table-cell table:number-columns-repeated="1019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[.B28]*(1+[.$H$4])^(1)" office:value-type="float" office:value="560018.448351236" calcext:value-type="float">
            <text:p>560,018</text:p>
          </table:table-cell>
          <table:table-cell table:formula="of:=[.$H$9]*[.B29]" office:value-type="float" office:value="280009.224175618" calcext:value-type="float">
            <text:p>280,009</text:p>
          </table:table-cell>
          <table:table-cell table:style-name="ce18"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41.011694100277" calcext:value-type="float">
            <text:p>41.0</text:p>
          </table:table-cell>
          <table:table-cell table:number-columns-repeated="1019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[.B29]*(1+[.$H$4])^(1)" office:value-type="float" office:value="588019.370768798" calcext:value-type="float">
            <text:p>588,019</text:p>
          </table:table-cell>
          <table:table-cell table:formula="of:=[.$H$9]*[.B30]" office:value-type="float" office:value="294009.685384399" calcext:value-type="float">
            <text:p>294,010</text:p>
          </table:table-cell>
          <table:table-cell table:style-name="ce18"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42.2179203973439" calcext:value-type="float">
            <text:p>42.2</text:p>
          </table:table-cell>
          <table:table-cell table:number-columns-repeated="1019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[.B30]*(1+[.$H$4])^(1)" office:value-type="float" office:value="617420.339307238" calcext:value-type="float">
            <text:p>617,420</text:p>
          </table:table-cell>
          <table:table-cell table:formula="of:=[.$H$9]*[.B31]" office:value-type="float" office:value="308710.169653619" calcext:value-type="float">
            <text:p>308,710</text:p>
          </table:table-cell>
          <table:table-cell table:style-name="ce18"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43.4596239384423" calcext:value-type="float">
            <text:p>43.5</text:p>
          </table:table-cell>
          <table:table-cell table:formula="of:=SUM([.E2:.E30])" office:value-type="float" office:value="840.127213907036" calcext:value-type="float">
            <text:p>840.127213907</text:p>
          </table:table-cell>
          <table:table-cell table:number-columns-repeated="1018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[.B31]*(1+[.$H$7])^(1)" office:value-type="float" office:value="648291.3562726" calcext:value-type="float">
            <text:p>648,291</text:p>
          </table:table-cell>
          <table:table-cell table:formula="of:=[.$H$9]*[.B32]" office:value-type="float" office:value="324145.6781363" calcext:value-type="float">
            <text:p>324,146</text:p>
          </table:table-cell>
          <table:table-cell table:style-name="ce18"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44.7378481719259" calcext:value-type="float">
            <text:p>44.7</text:p>
          </table:table-cell>
          <table:table-cell table:number-columns-repeated="1019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[.B32]*(1+[.$H$4])^(1)" office:value-type="float" office:value="680705.92408623" calcext:value-type="float">
            <text:p>680,706</text:p>
          </table:table-cell>
          <table:table-cell table:formula="of:=[.$H$9]*[.B33]" office:value-type="float" office:value="340352.962043115" calcext:value-type="float">
            <text:p>340,353</text:p>
          </table:table-cell>
          <table:table-cell table:style-name="ce18"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46.053667235806" calcext:value-type="float">
            <text:p>46.1</text:p>
          </table:table-cell>
          <table:table-cell table:number-columns-repeated="1019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[.B33]*(1+[.$H$4])^(1)" office:value-type="float" office:value="714741.220290542" calcext:value-type="float">
            <text:p>714,741</text:p>
          </table:table-cell>
          <table:table-cell table:formula="of:=[.$H$9]*[.B34]" office:value-type="float" office:value="357370.610145271" calcext:value-type="float">
            <text:p>357,371</text:p>
          </table:table-cell>
          <table:table-cell table:style-name="ce18"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47.4081868603886" calcext:value-type="float">
            <text:p>47.4</text:p>
          </table:table-cell>
          <table:table-cell table:number-columns-repeated="1019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[.B34]*(1+[.$H$4])^(1)" office:value-type="float" office:value="750478.281305069" calcext:value-type="float">
            <text:p>750,478</text:p>
          </table:table-cell>
          <table:table-cell table:formula="of:=[.$H$9]*[.B35]" office:value-type="float" office:value="375239.140652534" calcext:value-type="float">
            <text:p>375,239</text:p>
          </table:table-cell>
          <table:table-cell table:style-name="ce18"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48.8025452974588" calcext:value-type="float">
            <text:p>48.8</text:p>
          </table:table-cell>
          <table:table-cell table:number-columns-repeated="1019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[.B35]*(1+[.$H$4])^(1)" office:value-type="float" office:value="788002.195370322" calcext:value-type="float">
            <text:p>788,002</text:p>
          </table:table-cell>
          <table:table-cell table:formula="of:=[.$H$9]*[.B36]" office:value-type="float" office:value="394001.097685161" calcext:value-type="float">
            <text:p>394,001</text:p>
          </table:table-cell>
          <table:table-cell table:style-name="ce18"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50.2379142767959" calcext:value-type="float">
            <text:p>50.2</text:p>
          </table:table-cell>
          <table:table-cell table:number-columns-repeated="1019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[.B36]*(1+[.$H$4])^(1)" office:value-type="float" office:value="827402.305138838" calcext:value-type="float">
            <text:p>827,402</text:p>
          </table:table-cell>
          <table:table-cell table:formula="of:=[.$H$9]*[.B37]" office:value-type="float" office:value="413701.152569419" calcext:value-type="float">
            <text:p>413,701</text:p>
          </table:table-cell>
          <table:table-cell table:style-name="ce18"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51.7154999908193" calcext:value-type="float">
            <text:p>51.7</text:p>
          </table:table-cell>
          <table:table-cell table:formula="of:=SUM([.E2:.E36])" office:value-type="float" office:value="1120.82699968785" calcext:value-type="float">
            <text:p>1120.8269996879</text:p>
          </table:table-cell>
          <table:table-cell table:number-columns-repeated="1018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[.B37]*(1+[.$H$7])^(1)" office:value-type="float" office:value="868772.42039578" calcext:value-type="float">
            <text:p>868,772</text:p>
          </table:table-cell>
          <table:table-cell table:formula="of:=[.$H$9]*[.B38]" office:value-type="float" office:value="434386.21019789" calcext:value-type="float">
            <text:p>434,386</text:p>
          </table:table-cell>
          <table:table-cell table:style-name="ce18"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53.2365441081963" calcext:value-type="float">
            <text:p>53.2</text:p>
          </table:table-cell>
          <table:table-cell table:number-columns-repeated="1019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[.B38]*(1+[.$H$4])^(1)" office:value-type="float" office:value="912211.041415569" calcext:value-type="float">
            <text:p>912,211</text:p>
          </table:table-cell>
          <table:table-cell table:formula="of:=[.$H$9]*[.B39]" office:value-type="float" office:value="456105.520707785" calcext:value-type="float">
            <text:p>456,106</text:p>
          </table:table-cell>
          <table:table-cell table:style-name="ce18"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54.8023248172609" calcext:value-type="float">
            <text:p>54.8</text:p>
          </table:table-cell>
          <table:table-cell table:number-columns-repeated="1019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[.B39]*(1+[.$H$4])^(1)" office:value-type="float" office:value="957821.593486348" calcext:value-type="float">
            <text:p>957,822</text:p>
          </table:table-cell>
          <table:table-cell table:formula="of:=[.$H$9]*[.B40]" office:value-type="float" office:value="478910.796743174" calcext:value-type="float">
            <text:p>478,911</text:p>
          </table:table-cell>
          <table:table-cell table:style-name="ce18"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56.4141579001215" calcext:value-type="float">
            <text:p>56.4</text:p>
          </table:table-cell>
          <table:table-cell table:number-columns-repeated="1019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[.B40]*(1+[.$H$4])^(1)" office:value-type="float" office:value="1005712.67316067" calcext:value-type="float">
            <text:p>1,005,713</text:p>
          </table:table-cell>
          <table:table-cell table:formula="of:=[.$H$9]*[.B41]" office:value-type="float" office:value="502856.336580333" calcext:value-type="float">
            <text:p>502,856</text:p>
          </table:table-cell>
          <table:table-cell table:style-name="ce18" table:formula="of:=[.D40]*(1+[.$H$5])^(1)" office:value-type="float" office:value="8658.97907299943" calcext:value-type="float">
            <text:p>8,659</text:p>
          </table:table-cell>
          <table:table-cell table:formula="of:=[.C41]/[.D41]" office:value-type="float" office:value="58.0733978383604" calcext:value-type="float">
            <text:p>58.1</text:p>
          </table:table-cell>
          <table:table-cell table:number-columns-repeated="1019"/>
        </table:table-row>
        <table:table-row table:style-name="ro3">
          <table:table-cell/>
          <table:table-cell table:formula="of:=AVERAGE([.B2:.B31])" office:value-type="float" office:value="332194.237515066" calcext:value-type="float">
            <text:p>332,194</text:p>
          </table:table-cell>
          <table:table-cell table:number-columns-repeated="2"/>
          <table:table-cell table:formula="of:=SUM([.E2:.E41])" office:value-type="float" office:value="1395.06892434261" calcext:value-type="float">
            <text:p>1395.1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00/00/0000</text:date>, <text:time style:data-style-name="N2" text:time-value="20:31:38.0335706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22:56:07.539064833</meta:creation-date>
    <meta:editing-duration>PT15H49M36S</meta:editing-duration>
    <meta:editing-cycles>24</meta:editing-cycles>
    <meta:generator>LibreOffice/5.1.6.2$Linux_X86_64 LibreOffice_project/10m0$Build-2</meta:generator>
    <dc:date>2018-06-20T20:36:45.135045839</dc:date>
    <meta:document-statistic meta:table-count="8" meta:cell-count="1530" meta:object-count="0"/>
  </office:meta>
</office:document-meta>
</file>